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2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8/settings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306/settings.xml" manifest:media-type="text/xml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settings.xml" manifest:media-type="text/xml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ans KR2" svg:font-family="'Noto Sans KR'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8cm" draw:marker-end-width="0.28cm" draw:fill="solid" draw:fill-color="#1e90ff" draw:opacity="32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2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3" style:family="graphic" style:parent-style-name="standard">
      <style:graphic-properties draw:fill="gradient" draw:fill-gradient-name="Gradient_20_11" draw:opacity="60%" draw:textarea-horizontal-align="justify" draw:textarea-vertical-align="middle" draw:auto-grow-height="false" fo:min-height="2.75cm" fo:min-width="4.5cm"/>
    </style:style>
    <style:style style:name="gr4" style:family="graphic" style:parent-style-name="standard">
      <style:graphic-properties draw:stroke="solid" svg:stroke-width="0.053cm" svg:stroke-color="#7fffd4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" style:family="graphic" style:parent-style-name="standard">
      <style:graphic-properties draw:stroke="solid" svg:stroke-width="0.053cm" svg:stroke-color="#ff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" style:family="graphic" style:parent-style-name="standard">
      <style:graphic-properties draw:stroke="solid" svg:stroke-width="0.053cm" svg:stroke-color="#000000" draw:marker-start-width="0.28cm" draw:marker-end-width="0.28cm" draw:fill="solid" draw:fill-color="#ff1493" draw:opacity="32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191cm" fo:min-width="0cm" fo:padding-top="0.152cm" fo:padding-bottom="0.152cm" fo:padding-left="0.277cm" fo:padding-right="0.277cm"/>
    </style:style>
    <style:style style:name="gr8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193cm" fo:min-width="0cm" fo:padding-top="0.152cm" fo:padding-bottom="0.152cm" fo:padding-left="0.277cm" fo:padding-right="0.277cm"/>
    </style:style>
    <style:style style:name="gr9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194cm" fo:min-width="0cm" fo:padding-top="0.152cm" fo:padding-bottom="0.152cm" fo:padding-left="0.277cm" fo:padding-right="0.277cm"/>
    </style:style>
    <style:style style:name="gr10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201cm" fo:min-width="0cm" fo:padding-top="0.152cm" fo:padding-bottom="0.152cm" fo:padding-left="0.277cm" fo:padding-right="0.277cm"/>
    </style:style>
    <style:style style:name="gr11" style:family="graphic" style:parent-style-name="standard">
      <style:graphic-properties draw:stroke="solid" svg:stroke-width="0.053cm" svg:stroke-color="#7fffd4" draw:marker-start-width="0.28cm" draw:marker-end-width="0.28cm" draw:fill="solid" draw:fill-color="#808080" draw:textarea-horizontal-align="justify" draw:textarea-vertical-align="middle" draw:auto-grow-height="false" fo:min-height="0.194cm" fo:min-width="0cm" fo:padding-top="0.152cm" fo:padding-bottom="0.152cm" fo:padding-left="0.277cm" fo:padding-right="0.277cm"/>
    </style:style>
    <style:style style:name="gr12" style:family="graphic" style:parent-style-name="standard">
      <style:graphic-properties draw:stroke="solid" svg:stroke-width="0.053cm" svg:stroke-color="#7fffd4" draw:marker-start-width="0.28cm" draw:marker-end-width="0.28cm" draw:fill="solid" draw:fill-color="#808080" draw:textarea-horizontal-align="justify" draw:textarea-vertical-align="middle" draw:auto-grow-height="false" fo:min-height="0.191cm" fo:min-width="0cm" fo:padding-top="0.152cm" fo:padding-bottom="0.152cm" fo:padding-left="0.277cm" fo:padding-right="0.277cm"/>
    </style:style>
    <style:style style:name="gr13" style:family="graphic" style:parent-style-name="standard">
      <style:graphic-properties draw:stroke="solid" svg:stroke-width="0.053cm" svg:stroke-color="#7fffd4" draw:marker-start-width="0.28cm" draw:marker-end-width="0.28cm" draw:fill="solid" draw:fill-color="#808080" draw:textarea-horizontal-align="justify" draw:textarea-vertical-align="middle" draw:auto-grow-height="false" fo:min-height="0.193cm" fo:min-width="0cm" fo:padding-top="0.152cm" fo:padding-bottom="0.152cm" fo:padding-left="0.277cm" fo:padding-right="0.277cm"/>
    </style:style>
    <style:style style:name="gr14" style:family="graphic" style:parent-style-name="standard">
      <style:graphic-properties draw:stroke="solid" svg:stroke-width="0.053cm" svg:stroke-color="#ff0000" draw:marker-start-width="0.28cm" draw:marker-end-width="0.28cm" draw:fill="none" draw:textarea-horizontal-align="justify" draw:textarea-vertical-align="middle" draw:auto-grow-height="false" fo:min-height="0.201cm" fo:min-width="0cm" fo:padding-top="0.152cm" fo:padding-bottom="0.152cm" fo:padding-left="0.277cm" fo:padding-right="0.277cm"/>
    </style:style>
    <style:style style:name="gr15" style:family="graphic" style:parent-style-name="standard">
      <style:graphic-properties draw:stroke="solid" svg:stroke-width="0.053cm" svg:stroke-color="#00008b" draw:marker-start-width="0.28cm" draw:marker-end-width="0.28cm" draw:fill="solid" draw:fill-color="#e0ffff" draw:opacity="91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16" style:family="graphic" style:parent-style-name="standard">
      <style:graphic-properties draw:stroke="solid" svg:stroke-width="0.053cm" svg:stroke-color="#000000" draw:marker-start-width="0.28cm" draw:marker-end-width="0.28cm" draw:fill="solid" draw:fill-color="#1e90ff" draw:opacity="32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17" style:family="graphic" style:parent-style-name="standard">
      <style:graphic-properties draw:stroke="solid" svg:stroke-width="0.053cm" svg:stroke-color="#00008b" draw:marker-start-width="0.28cm" draw:marker-end-width="0.28cm" draw:fill="solid" draw:fill-color="#e0ffff" draw:opacity="91%" draw:textarea-horizontal-align="justify" draw:textarea-vertical-align="middle" draw:auto-grow-height="false" fo:min-height="0.206cm" fo:min-width="0cm" fo:padding-top="0.152cm" fo:padding-bottom="0.152cm" fo:padding-left="0.277cm" fo:padding-right="0.277cm"/>
    </style:style>
    <style:style style:name="gr18" style:family="graphic" style:parent-style-name="standard">
      <style:graphic-properties draw:stroke="solid" svg:stroke-width="0.053cm" svg:stroke-color="#000000" draw:marker-start-width="0.28cm" draw:marker-end-width="0.28cm" draw:fill="solid" draw:fill-color="#ff1493" draw:opacity="32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19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263cm" fo:min-width="0.0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width="0.081cm" draw:marker-start-width="0.321cm" draw:marker-end="화살촉_20_4" draw:marker-end-width="0.321cm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gradient" draw:fill-gradient-name="Gradient_20_11" draw:opacity="60%" draw:textarea-horizontal-align="justify" draw:textarea-vertical-align="middle" draw:auto-grow-height="false" fo:min-height="6.75cm" fo:min-width="6.5cm"/>
    </style:style>
    <style:style style:name="gr24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25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163cm" fo:min-width="0.9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6" style:family="graphic" style:parent-style-name="색과_20_선이_20_없는_20_개체">
      <style:graphic-properties draw:textarea-horizontal-align="center" draw:textarea-vertical-align="middle" draw:ole-draw-aspect="1" style:protect="size"/>
    </style:style>
    <style:style style:name="gr27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663cm" fo:min-width="0.4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8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263cm" fo:min-width="0.17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9" style:family="graphic" style:parent-style-name="standard">
      <style:graphic-properties draw:stroke="solid" svg:stroke-width="0.053cm" svg:stroke-color="#000000" draw:marker-start-width="0.28cm" draw:marker-end-width="0.28cm" draw:fill="solid" draw:fill-color="#dc143c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30" style:family="graphic" style:parent-style-name="standard">
      <style:graphic-properties draw:stroke="solid" svg:stroke-width="0.053cm" svg:stroke-color="#000000" draw:marker-start-width="0.28cm" draw:marker-end-width="0.28cm" draw:fill="solid" draw:fill-color="#729fcf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31" style:family="graphic" style:parent-style-name="standard">
      <style:graphic-properties draw:stroke="solid" svg:stroke-width="0.053cm" svg:stroke-color="#000000" draw:marker-start-width="0.28cm" draw:marker-end-width="0.28cm" draw:fill="solid" draw:fill-color="#00800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32" style:family="graphic" style:parent-style-name="standard">
      <style:graphic-properties draw:stroke="solid" svg:stroke-width="0.053cm" svg:stroke-color="#000000" draw:marker-start-width="0.28cm" draw:marker-end-width="0.28cm" draw:fill="solid" draw:fill-color="#9400d3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33" style:family="graphic" style:parent-style-name="objectwithoutfill">
      <style:graphic-properties svg:stroke-width="0.081cm" svg:stroke-color="#dc143c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008000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9400d3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solid" svg:stroke-width="0.053cm" svg:stroke-color="#8b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38" style:family="graphic" style:parent-style-name="standard">
      <style:graphic-properties draw:stroke="solid" svg:stroke-width="0.053cm" svg:stroke-color="#008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39" style:family="graphic" style:parent-style-name="standard">
      <style:graphic-properties draw:stroke="solid" svg:stroke-width="0.053cm" svg:stroke-color="#9400d3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40" style:family="graphic" style:parent-style-name="standard">
      <style:graphic-properties draw:stroke="solid" svg:stroke-width="0.053cm" svg:stroke-color="#9400d3" draw:marker-start-width="0.28cm" draw:marker-end-width="0.28cm" draw:fill="none" draw:textarea-horizontal-align="justify" draw:textarea-vertical-align="middle" draw:auto-grow-height="false" fo:min-height="3.696cm" fo:min-width="3.446cm" fo:padding-top="0.152cm" fo:padding-bottom="0.152cm" fo:padding-left="0.277cm" fo:padding-right="0.277cm"/>
    </style:style>
    <style:style style:name="gr41" style:family="graphic" style:parent-style-name="standard">
      <style:graphic-properties draw:stroke="solid" svg:stroke-width="0.053cm" svg:stroke-color="#000000" draw:marker-start-width="0.28cm" draw:marker-end-width="0.28cm" draw:fill="solid" draw:fill-color="#c0c0c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42" style:family="graphic" style:parent-style-name="standard">
      <style:graphic-properties draw:stroke="solid" svg:stroke-width="0.053cm" svg:stroke-color="#8b0000" draw:marker-start-width="0.28cm" draw:marker-end-width="0.28cm" draw:fill="solid" draw:fill-color="#cd5c5c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43" style:family="graphic" style:parent-style-name="standard">
      <style:graphic-properties draw:stroke="solid" svg:stroke-width="0.053cm" svg:stroke-color="#008000" draw:marker-start-width="0.28cm" draw:marker-end-width="0.28cm" draw:fill="solid" draw:fill-color="#9acd32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44" style:family="graphic" style:parent-style-name="standard">
      <style:graphic-properties draw:stroke="solid" svg:stroke-width="0.053cm" svg:stroke-color="#9400d3" draw:marker-start-width="0.28cm" draw:marker-end-width="0.28cm" draw:fill="solid" draw:fill-color="#ee82e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45" style:family="graphic" style:parent-style-name="색과_20_선이_20_없는_20_개체">
      <style:graphic-properties svg:stroke-color="#9400d3" draw:textarea-horizontal-align="center" draw:textarea-vertical-align="middle" draw:ole-draw-aspect="1" style:protect="size"/>
    </style:style>
    <style:style style:name="gr46" style:family="graphic" style:parent-style-name="objectwithoutfill">
      <style:graphic-properties svg:stroke-width="0.081cm" draw:marker-start-width="0.321cm" draw:marker-end="화살촉_20_2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색과_20_선이_20_없는_20_개체">
      <style:graphic-properties svg:stroke-color="#000000" draw:fill="solid" draw:fill-color="#c0c0c0" draw:textarea-horizontal-align="center" draw:textarea-vertical-align="middle" draw:ole-draw-aspect="1" style:protect="size"/>
    </style:style>
    <style:style style:name="gr48" style:family="graphic" style:parent-style-name="색과_20_선이_20_없는_20_개체">
      <style:graphic-properties svg:stroke-color="#8b0000" draw:fill="solid" draw:fill-color="#cd5c5c" draw:textarea-horizontal-align="center" draw:textarea-vertical-align="middle" draw:ole-draw-aspect="1" style:protect="size"/>
    </style:style>
    <style:style style:name="gr49" style:family="graphic" style:parent-style-name="색과_20_선이_20_없는_20_개체">
      <style:graphic-properties svg:stroke-color="#008000" draw:fill="solid" draw:fill-color="#9acd32" draw:textarea-horizontal-align="center" draw:textarea-vertical-align="middle" draw:ole-draw-aspect="1" style:protect="size"/>
    </style:style>
    <style:style style:name="gr50" style:family="graphic" style:parent-style-name="색과_20_선이_20_없는_20_개체">
      <style:graphic-properties svg:stroke-color="#9400d3" draw:fill="solid" draw:fill-color="#ee82ee" draw:textarea-horizontal-align="center" draw:textarea-vertical-align="middle" draw:ole-draw-aspect="1" style:protect="size"/>
    </style:style>
    <style:style style:name="gr51" style:family="graphic" style:parent-style-name="색과_20_선이_20_없는_20_개체">
      <style:graphic-properties svg:stroke-color="#000000" draw:textarea-horizontal-align="center" draw:textarea-vertical-align="middle" draw:ole-draw-aspect="1" style:protect="size"/>
    </style:style>
    <style:style style:name="gr52" style:family="graphic" style:parent-style-name="색과_20_선이_20_없는_20_개체">
      <style:graphic-properties svg:stroke-color="#8b0000" draw:textarea-horizontal-align="center" draw:textarea-vertical-align="middle" draw:ole-draw-aspect="1" style:protect="size"/>
    </style:style>
    <style:style style:name="gr53" style:family="graphic" style:parent-style-name="색과_20_선이_20_없는_20_개체">
      <style:graphic-properties svg:stroke-color="#008000" draw:textarea-horizontal-align="center" draw:textarea-vertical-align="middle" draw:ole-draw-aspect="1" style:protect="size"/>
    </style:style>
    <style:style style:name="gr54" style:family="graphic" style:parent-style-name="objectwithoutfill">
      <style:graphic-properties svg:stroke-width="0.081cm" draw:marker-start-width="0.321cm" draw:marker-end="화살촉_20_3" draw:marker-end-width="0.421cm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solid" svg:stroke-width="0.053cm" svg:stroke-color="#000000" draw:marker-start-width="0.28cm" draw:marker-end-width="0.28cm" draw:fill="solid" draw:fill-color="#e2e2e2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6" style:family="graphic" style:parent-style-name="색과_20_선이_20_없는_20_개체">
      <style:graphic-properties svg:stroke-color="#000000" draw:fill="none" draw:fill-color="#c0c0c0" loext:fill-use-slide-background="false" draw:textarea-horizontal-align="center" draw:textarea-vertical-align="middle" draw:ole-draw-aspect="1" style:protect="size"/>
    </style:style>
    <style:style style:name="gr57" style:family="graphic" style:parent-style-name="색과_20_선이_20_없는_20_개체">
      <style:graphic-properties svg:stroke-color="#000000" draw:fill="solid" draw:fill-color="#e2e2e2" draw:textarea-horizontal-align="center" draw:textarea-vertical-align="middle" draw:ole-draw-aspect="1" style:protect="size"/>
    </style:style>
    <style:style style:name="gr58" style:family="graphic" style:parent-style-name="standard">
      <style:graphic-properties draw:stroke="solid" svg:stroke-width="0.053cm" svg:stroke-color="#8b0000" draw:marker-start-width="0.28cm" draw:marker-end-width="0.28cm" draw:fill="solid" draw:fill-color="#f08080" draw:opacity="89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9" style:family="graphic" style:parent-style-name="색과_20_선이_20_없는_20_개체">
      <style:graphic-properties svg:stroke-color="#a52a2a" draw:fill="none" draw:fill-color="#f08080" loext:fill-use-slide-background="false" draw:opacity="89%" draw:textarea-horizontal-align="center" draw:textarea-vertical-align="middle" draw:ole-draw-aspect="1" style:protect="size"/>
    </style:style>
    <style:style style:name="gr60" style:family="graphic" style:parent-style-name="standard">
      <style:graphic-properties draw:stroke="solid" svg:stroke-width="0.053cm" svg:stroke-color="#c71585" draw:marker-start-width="0.28cm" draw:marker-end-width="0.28cm" draw:fill="solid" draw:fill-color="#db7093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1" style:family="graphic" style:parent-style-name="색과_20_선이_20_없는_20_개체">
      <style:graphic-properties svg:stroke-color="#c71585" draw:fill="none" draw:fill-color="#c0c0c0" loext:fill-use-slide-background="false" draw:textarea-horizontal-align="center" draw:textarea-vertical-align="middle" draw:ole-draw-aspect="1" style:protect="size"/>
    </style:style>
    <style:style style:name="gr62" style:family="graphic" style:parent-style-name="standard">
      <style:graphic-properties draw:stroke="solid" svg:stroke-width="0.053cm" svg:stroke-color="#c71585" draw:marker-start-width="0.28cm" draw:marker-end-width="0.28cm" draw:fill="solid" draw:fill-color="#ffb6c1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3" style:family="graphic" style:parent-style-name="색과_20_선이_20_없는_20_개체">
      <style:graphic-properties svg:stroke-color="#c71585" draw:fill="solid" draw:fill-color="#ffb6c1" draw:textarea-horizontal-align="center" draw:textarea-vertical-align="middle" draw:ole-draw-aspect="1" style:protect="size"/>
    </style:style>
    <style:style style:name="gr64" style:family="graphic" style:parent-style-name="standard">
      <style:graphic-properties draw:stroke="solid" svg:stroke-width="0.053cm" svg:stroke-color="#8b4513" draw:marker-start-width="0.28cm" draw:marker-end-width="0.28cm" draw:fill="solid" draw:fill-color="#cd853f" draw:textarea-horizontal-align="justify" draw:textarea-vertical-align="middle" draw:auto-grow-height="false" fo:min-height="0.698cm" fo:min-width="0.446cm" fo:padding-top="0.152cm" fo:padding-bottom="0.152cm" fo:padding-left="0.277cm" fo:padding-right="0.277cm"/>
    </style:style>
    <style:style style:name="gr65" style:family="graphic" style:parent-style-name="색과_20_선이_20_없는_20_개체">
      <style:graphic-properties svg:stroke-color="#8b4513" draw:fill="solid" draw:fill-color="#cd853f" draw:textarea-horizontal-align="center" draw:textarea-vertical-align="middle" draw:ole-draw-aspect="1" style:protect="size"/>
    </style:style>
    <style:style style:name="gr66" style:family="graphic" style:parent-style-name="standard">
      <style:graphic-properties draw:stroke="solid" svg:stroke-width="0.053cm" svg:stroke-color="#8b4513" draw:marker-start-width="0.28cm" draw:marker-end-width="0.28cm" draw:fill="solid" draw:fill-color="#d2b48c" draw:textarea-horizontal-align="justify" draw:textarea-vertical-align="middle" draw:auto-grow-height="false" fo:min-height="0.698cm" fo:min-width="0.446cm" fo:padding-top="0.152cm" fo:padding-bottom="0.152cm" fo:padding-left="0.277cm" fo:padding-right="0.277cm"/>
    </style:style>
    <style:style style:name="gr67" style:family="graphic" style:parent-style-name="색과_20_선이_20_없는_20_개체">
      <style:graphic-properties svg:stroke-color="#8b4513" draw:fill="solid" draw:fill-color="#d2b48c" loext:fill-use-slide-background="false" draw:textarea-horizontal-align="center" draw:textarea-vertical-align="middle" draw:ole-draw-aspect="1" style:protect="size"/>
    </style:style>
    <style:style style:name="gr68" style:family="graphic" style:parent-style-name="색과_20_선이_20_없는_20_개체">
      <style:graphic-properties svg:stroke-color="#8b4513" draw:fill="solid" draw:fill-color="#d2b48c" draw:textarea-horizontal-align="center" draw:textarea-vertical-align="middle" draw:ole-draw-aspect="1" style:protect="size"/>
    </style:style>
    <style:style style:name="gr69" style:family="graphic" style:parent-style-name="standard">
      <style:graphic-properties draw:stroke="solid" svg:stroke-width="0.053cm" svg:stroke-color="#8b4513" draw:marker-start-width="0.28cm" draw:marker-end-width="0.28cm" draw:fill="solid" draw:fill-color="#cd853f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0" style:family="graphic" style:parent-style-name="standard">
      <style:graphic-properties draw:stroke="solid" svg:stroke-width="0.053cm" svg:stroke-color="#8b4513" draw:marker-start-width="0.28cm" draw:marker-end-width="0.28cm" draw:fill="solid" draw:fill-color="#d2b48c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1" style:family="graphic" style:parent-style-name="standard">
      <style:graphic-properties draw:stroke="solid" svg:stroke-width="0.053cm" svg:stroke-color="#0000cd" draw:marker-start-width="0.28cm" draw:marker-end-width="0.28cm" draw:fill="solid" draw:fill-color="#4682b4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2" style:family="graphic" style:parent-style-name="색과_20_선이_20_없는_20_개체">
      <style:graphic-properties svg:stroke-color="#0000cd" draw:fill="none" draw:fill-color="#c0c0c0" loext:fill-use-slide-background="false" draw:textarea-horizontal-align="center" draw:textarea-vertical-align="middle" draw:ole-draw-aspect="1" style:protect="size"/>
    </style:style>
    <style:style style:name="gr73" style:family="graphic" style:parent-style-name="standard">
      <style:graphic-properties draw:stroke="solid" svg:stroke-width="0.053cm" svg:stroke-color="#0000cd" draw:marker-start-width="0.28cm" draw:marker-end-width="0.28cm" draw:fill="solid" draw:fill-color="#87cefa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4" style:family="graphic" style:parent-style-name="색과_20_선이_20_없는_20_개체">
      <style:graphic-properties svg:stroke-color="#0000cd" draw:fill="none" draw:fill-color="#e2e2e2" loext:fill-use-slide-background="false" draw:textarea-horizontal-align="center" draw:textarea-vertical-align="middle" draw:ole-draw-aspect="1" style:protect="size"/>
    </style:style>
    <style:style style:name="gr75" style:family="graphic" style:parent-style-name="standard">
      <style:graphic-properties draw:stroke="solid" svg:stroke-width="0.053cm" svg:stroke-color="#008000" draw:marker-start-width="0.28cm" draw:marker-end-width="0.28cm" draw:fill="solid" draw:fill-color="#90ee9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6" style:family="graphic" style:parent-style-name="색과_20_선이_20_없는_20_개체">
      <style:graphic-properties svg:stroke-color="#008000" draw:fill="none" draw:fill-color="#9acd32" loext:fill-use-slide-background="false" draw:textarea-horizontal-align="center" draw:textarea-vertical-align="middle" draw:ole-draw-aspect="1" style:protect="size"/>
    </style:style>
    <style:style style:name="gr77" style:family="graphic" style:parent-style-name="standard">
      <style:graphic-properties draw:stroke="solid" svg:stroke-width="0.053cm" svg:stroke-color="#9400d3" draw:marker-start-width="0.28cm" draw:marker-end-width="0.28cm" draw:fill="solid" draw:fill-color="#d8bfd8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8" style:family="graphic" style:parent-style-name="색과_20_선이_20_없는_20_개체">
      <style:graphic-properties svg:stroke-color="#9400d3" draw:fill="solid" draw:fill-color="#d8bfd8" draw:textarea-horizontal-align="center" draw:textarea-vertical-align="middle" draw:ole-draw-aspect="1" style:protect="size"/>
    </style:style>
    <style:style style:name="P1" style:family="paragraph">
      <loext:graphic-properties draw:fill="solid" draw:fill-color="#1e90ff" draw:opacity="32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gradient-name="Gradient_20_11" draw:opacity="60%"/>
      <style:paragraph-properties fo:text-align="center"/>
    </style:style>
    <style:style style:name="P4" style:family="paragraph">
      <loext:graphic-properties draw:fill="solid" draw:fill-color="#ff1493" draw:opacity="32%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loext:graphic-properties draw:fill="solid" draw:fill-color="#e0ffff" draw:opacity="91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1" style:font-size-complex="24pt" style:font-style-complex="italic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1" style:font-size-complex="24pt" style:font-style-complex="italic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solid" draw:fill-color="#dc143c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loext:graphic-properties draw:fill="solid" draw:fill-color="#008000"/>
      <style:paragraph-properties fo:text-align="center"/>
    </style:style>
    <style:style style:name="P15" style:family="paragraph">
      <loext:graphic-properties draw:fill="solid" draw:fill-color="#9400d3"/>
      <style:paragraph-properties fo:text-align="center"/>
    </style:style>
    <style:style style:name="P16" style:family="paragraph">
      <loext:graphic-properties draw:fill="solid" draw:fill-color="#c0c0c0"/>
      <style:paragraph-properties fo:text-align="center"/>
    </style:style>
    <style:style style:name="P17" style:family="paragraph">
      <loext:graphic-properties draw:fill="solid" draw:fill-color="#cd5c5c"/>
      <style:paragraph-properties fo:text-align="center"/>
    </style:style>
    <style:style style:name="P18" style:family="paragraph">
      <loext:graphic-properties draw:fill="solid" draw:fill-color="#9acd32"/>
      <style:paragraph-properties fo:text-align="center"/>
    </style:style>
    <style:style style:name="P19" style:family="paragraph">
      <loext:graphic-properties draw:fill="solid" draw:fill-color="#ee82ee"/>
      <style:paragraph-properties fo:text-align="center"/>
    </style:style>
    <style:style style:name="P20" style:family="paragraph">
      <loext:graphic-properties draw:fill="solid" draw:fill-color="#e2e2e2"/>
      <style:paragraph-properties fo:text-align="center"/>
    </style:style>
    <style:style style:name="P21" style:family="paragraph">
      <loext:graphic-properties draw:fill="none" draw:fill-color="#c0c0c0"/>
      <style:paragraph-properties fo:text-align="center"/>
    </style:style>
    <style:style style:name="P22" style:family="paragraph">
      <loext:graphic-properties draw:fill="solid" draw:fill-color="#f08080" draw:opacity="89%"/>
      <style:paragraph-properties fo:text-align="center"/>
    </style:style>
    <style:style style:name="P23" style:family="paragraph">
      <loext:graphic-properties draw:fill="none" draw:fill-color="#f08080" draw:opacity="89%"/>
      <style:paragraph-properties fo:text-align="center"/>
    </style:style>
    <style:style style:name="P24" style:family="paragraph">
      <loext:graphic-properties draw:fill="solid" draw:fill-color="#db7093"/>
      <style:paragraph-properties fo:text-align="center"/>
    </style:style>
    <style:style style:name="P25" style:family="paragraph">
      <loext:graphic-properties draw:fill="solid" draw:fill-color="#ffb6c1"/>
      <style:paragraph-properties fo:text-align="center"/>
    </style:style>
    <style:style style:name="P26" style:family="paragraph">
      <loext:graphic-properties draw:fill="solid" draw:fill-color="#cd853f"/>
      <style:paragraph-properties fo:text-align="center"/>
    </style:style>
    <style:style style:name="P27" style:family="paragraph">
      <loext:graphic-properties draw:fill="solid" draw:fill-color="#d2b48c"/>
      <style:paragraph-properties fo:text-align="center"/>
    </style:style>
    <style:style style:name="P28" style:family="paragraph">
      <loext:graphic-properties draw:fill="solid" draw:fill-color="#4682b4"/>
      <style:paragraph-properties fo:text-align="center"/>
    </style:style>
    <style:style style:name="P29" style:family="paragraph">
      <loext:graphic-properties draw:fill="solid" draw:fill-color="#87cefa"/>
      <style:paragraph-properties fo:text-align="center"/>
    </style:style>
    <style:style style:name="P30" style:family="paragraph">
      <loext:graphic-properties draw:fill="none" draw:fill-color="#e2e2e2"/>
      <style:paragraph-properties fo:text-align="center"/>
    </style:style>
    <style:style style:name="P31" style:family="paragraph">
      <loext:graphic-properties draw:fill="solid" draw:fill-color="#90ee90"/>
      <style:paragraph-properties fo:text-align="center"/>
    </style:style>
    <style:style style:name="P32" style:family="paragraph">
      <loext:graphic-properties draw:fill="none" draw:fill-color="#9acd32"/>
      <style:paragraph-properties fo:text-align="center"/>
    </style:style>
    <style:style style:name="P33" style:family="paragraph">
      <loext:graphic-properties draw:fill="solid" draw:fill-color="#d8bfd8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1" style:font-size-complex="24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cm" svg:height="1cm" svg:x="27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8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7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9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8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9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9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8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8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9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9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4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4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4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6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6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4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4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4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6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6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6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0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0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0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1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1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1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2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2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3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1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1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0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0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0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3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3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2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2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3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3cm" svg:x="22.7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2.7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3.7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2.75cm" svg:y="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3.75cm" svg:y="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2.75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3.75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4.7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5.7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6.7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4.75cm" svg:y="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5.75cm" svg:y="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6.75cm" svg:y="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4.75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5.75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6.75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3cm" svg:x="13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1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4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6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4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6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4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6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75cm" svg:y="9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1.75cm" svg:y="10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2.75cm" svg:y="10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75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75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9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8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9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8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9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8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8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8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9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9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2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1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2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1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2cm" svg:y="1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기본값">
        <draw:custom-shape draw:style-name="gr3" draw:text-style-name="P3" draw:layer="layout" svg:width="5cm" svg:height="3cm" svg:x="17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8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9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0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8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9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0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8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9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0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1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1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75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5.75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6.75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4.7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7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23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22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2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2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2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23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9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6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6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16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svg:x="34.492cm" svg:y="7.7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cm" svg:height="0.497cm" svg:x="34.492cm" svg:y="8.7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0.498cm" svg:x="34.492cm" svg:y="6.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svg:x="34.492cm" svg:y="7.2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svg:x="34.492cm" svg:y="9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svg:x="34.492cm" svg:y="8.2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svg:x="34.492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svg:x="34.492cm" svg:y="6.2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svg:x="34.492cm" svg:y="9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95cm" svg:height="0.498cm" svg:x="34.492cm" svg:y="11.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svg:x="34.492cm" svg:y="12.2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svg:x="34.492cm" svg:y="11.7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svg:x="34.492cm" svg:y="12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95cm" svg:height="0.497cm" svg:x="34.492cm" svg:y="13.2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svg:x="34.492cm" svg:y="1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495cm" svg:height="0.505cm" svg:x="34.492cm" svg:y="14.2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" draw:layer="layout" svg:width="0.495cm" svg:height="0.505cm" svg:x="34.492cm" svg:y="10.7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svg:x="34.492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495cm" svg:height="0.498cm" svg:x="34.502cm" svg:y="15.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svg:x="34.502cm" svg:y="16.7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svg:x="34.502cm" svg:y="16.2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svg:x="34.502cm" svg:y="17.2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95cm" svg:height="0.497cm" svg:x="34.502cm" svg:y="17.7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svg:x="34.502cm" svg:y="18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495cm" svg:height="0.505cm" svg:x="34.502cm" svg:y="18.7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" draw:layer="layout" svg:width="0.495cm" svg:height="0.505cm" svg:x="34.502cm" svg:y="15.2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svg:x="34.502cm" svg:y="1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495cm" svg:height="0.498cm" svg:x="34.505cm" svg:y="20.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svg:x="34.505cm" svg:y="21.2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svg:x="34.505cm" svg:y="20.7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svg:x="34.505cm" svg:y="21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95cm" svg:height="0.497cm" svg:x="34.505cm" svg:y="22.2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svg:x="34.505cm" svg:y="2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495cm" svg:height="0.505cm" svg:x="34.505cm" svg:y="23.2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" draw:layer="layout" svg:width="0.495cm" svg:height="0.505cm" svg:x="34.505cm" svg:y="19.7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svg:x="34.505cm" svg:y="19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svg:x="34.492cm" svg:y="25.7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cm" svg:height="0.497cm" svg:x="34.492cm" svg:y="26.7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0.498cm" svg:x="34.492cm" svg:y="24.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svg:x="34.492cm" svg:y="25.2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svg:x="34.492cm" svg:y="27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svg:x="34.492cm" svg:y="26.2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svg:x="34.492cm" svg:y="23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svg:x="34.492cm" svg:y="24.2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svg:x="34.492cm" svg:y="27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0.5cm" svg:height="0.5cm" svg:x="10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8.625cm" svg:y="1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9.125cm" svg:y="1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9.625cm" svg:y="1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9.12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9.62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0.12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9.625cm" svg:y="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0.125cm" svg:y="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0.625cm" svg:y="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0.125cm" svg:y="1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0.625cm" svg:y="1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1.125cm" svg:y="1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0.625cm" svg:y="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1.125cm" svg:y="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1.625cm" svg:y="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1.125cm" svg:y="12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1.625cm" svg:y="12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2.125cm" svg:y="12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1.62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2.12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2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9.122cm" svg:y="10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0.122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3.125cm" svg:y="1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3.625cm" svg:y="1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" draw:id="id2" draw:layer="layout" svg:width="0.5cm" svg:height="0.5cm" svg:x="14.125cm" svg:y="1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3.62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4.12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4.62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4.125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4.625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5.125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4.625cm" svg:y="1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5.125cm" svg:y="1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5.625cm" svg:y="1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5.125cm" svg:y="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5.625cm" svg:y="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6.125cm" svg:y="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5.625cm" svg:y="12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6.125cm" svg:y="12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6.625cm" svg:y="12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6.125cm" svg:y="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6.625cm" svg:y="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7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3.622cm" svg:y="10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4.622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8.122cm" svg:y="10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9.122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3.125cm" svg:y="1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3.625cm" svg:y="1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4.125cm" svg:y="1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3.625cm" svg:y="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4.125cm" svg:y="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4.625cm" svg:y="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4.125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4.625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5.125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4.625cm" svg:y="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5.125cm" svg:y="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5.625cm" svg:y="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5.125cm" svg:y="15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5.625cm" svg:y="15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6.125cm" svg:y="15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5.625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6.125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6.625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6.125cm" svg:y="16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6.625cm" svg:y="16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7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3.622cm" svg:y="14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4.622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7.625cm" svg:y="1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8.125cm" svg:y="1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8.625cm" svg:y="1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8.125cm" svg:y="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8.625cm" svg:y="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9.125cm" svg:y="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8.625cm" svg:y="14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9.125cm" svg:y="14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9.625cm" svg:y="14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9.125cm" svg:y="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9.625cm" svg:y="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0.125cm" svg:y="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19.625cm" svg:y="1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0.125cm" svg:y="1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0.625cm" svg:y="1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0.12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0.62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1.12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0.625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1.125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1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8.122cm" svg:y="14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9.122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2.622cm" svg:y="14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3.622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7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7.625cm" svg:y="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8.125cm" svg:y="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8.625cm" svg:y="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8.125cm" svg:y="17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8.625cm" svg:y="17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9.125cm" svg:y="17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8.625cm" svg:y="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9.125cm" svg:y="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9.625cm" svg:y="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9.125cm" svg:y="18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9.625cm" svg:y="18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0.125cm" svg:y="18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19.625cm" svg:y="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0.125cm" svg:y="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0.625cm" svg:y="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0.125cm" svg:y="19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0.625cm" svg:y="19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1.125cm" svg:y="19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0.625cm" svg:y="2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1.125cm" svg:y="2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1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1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8.122cm" svg:y="17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9.122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2.125cm" svg:y="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2.625cm" svg:y="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3.125cm" svg:y="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2.625cm" svg:y="1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3.125cm" svg:y="1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3.625cm" svg:y="1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3.125cm" svg:y="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3.625cm" svg:y="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4.125cm" svg:y="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3.625cm" svg:y="1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4.125cm" svg:y="1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4.625cm" svg:y="1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4.125cm" svg:y="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4.625cm" svg:y="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5.125cm" svg:y="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4.625cm" svg:y="19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5.125cm" svg:y="19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5.625cm" svg:y="19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5.125cm" svg:y="2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5.625cm" svg:y="2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6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2.622cm" svg:y="17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3.622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7.122cm" svg:y="17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8.122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9.122cm" svg:y="14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0.122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1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9.122cm" svg:y="17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0.122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1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3.622cm" svg:y="17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4.622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2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2.622cm" svg:y="10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3.622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7.122cm" svg:y="14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8.122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7.122cm" svg:y="10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8.122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2.125cm" svg:y="2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2.625cm" svg:y="2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3.125cm" svg:y="2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2.625cm" svg:y="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3.125cm" svg:y="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3.625cm" svg:y="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3.125cm" svg:y="2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3.625cm" svg:y="2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4.125cm" svg:y="2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3.62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4.12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4.62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4.125cm" svg:y="22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4.625cm" svg:y="22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5.125cm" svg:y="22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4.625cm" svg:y="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5.125cm" svg:y="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5.625cm" svg:y="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5.125cm" svg:y="2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5.625cm" svg:y="2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6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5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2.622cm" svg:y="21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3.622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3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4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2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6.625cm" svg:y="2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7.125cm" svg:y="2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7.625cm" svg:y="2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7.125cm" svg:y="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7.625cm" svg:y="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8.125cm" svg:y="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7.625cm" svg:y="2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8.125cm" svg:y="2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8.625cm" svg:y="2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8.125cm" svg:y="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8.625cm" svg:y="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9.125cm" svg:y="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8.625cm" svg:y="22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9.125cm" svg:y="22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9.625cm" svg:y="22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9.125cm" svg:y="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9.625cm" svg:y="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30.125cm" svg:y="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29.625cm" svg:y="2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30.125cm" svg:y="2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cm" svg:height="0.5cm" svg:x="30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30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7.122cm" svg:y="21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28.122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8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9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6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7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6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3.622cm" svg:y="21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4.622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4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5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3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1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8.122cm" svg:y="21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9.122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9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20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7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8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2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9.122cm" svg:y="21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3cm" svg:height="0.51cm" svg:x="10.122cm" svg:y="2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2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1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0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8.625cm" svg:y="2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9.125cm" svg:y="23.5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3.125cm" svg:y1="9.5cm" svg:x2="13.125cm" svg:y2="24.5cm">
          <text:p/>
        </draw:line>
        <draw:line draw:style-name="gr19" draw:text-style-name="P2" draw:layer="layout" svg:x1="17.625cm" svg:y1="9.5cm" svg:x2="17.625cm" svg:y2="24.5cm">
          <text:p/>
        </draw:line>
        <draw:line draw:style-name="gr19" draw:text-style-name="P2" draw:layer="layout" svg:x1="22.125cm" svg:y1="9.5cm" svg:x2="22.125cm" svg:y2="24.5cm">
          <text:p/>
        </draw:line>
        <draw:line draw:style-name="gr19" draw:text-style-name="P2" draw:layer="layout" svg:x1="26.625cm" svg:y1="9.5cm" svg:x2="26.625cm" svg:y2="24.5cm">
          <text:p/>
        </draw:line>
        <draw:line draw:style-name="gr19" draw:text-style-name="P2" draw:layer="layout" svg:x1="8.125cm" svg:y1="13.5cm" svg:x2="31.75cm" svg:y2="13.5cm">
          <text:p/>
        </draw:line>
        <draw:line draw:style-name="gr19" draw:text-style-name="P2" draw:layer="layout" svg:x1="8cm" svg:y1="17cm" svg:x2="31.625cm" svg:y2="17cm">
          <text:p/>
        </draw:line>
        <draw:line draw:style-name="gr19" draw:text-style-name="P2" draw:layer="layout" svg:x1="8.125cm" svg:y1="20.5cm" svg:x2="31.75cm" svg:y2="20.5cm">
          <text:p/>
        </draw:line>
        <draw:custom-shape draw:name="Snow 10" draw:style-name="gr20" draw:text-style-name="P8" draw:layer="layout" svg:width="0.6cm" svg:height="0.6cm" svg:x="32.65cm" svg:y="16.65cm">
          <text:p text:style-name="P7"><text:span text:style-name="T1">.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2" draw:layer="layout" svg:width="0.5cm" svg:height="0.495cm" draw:transform="rotate (1.5707963267949) translate (10.623cm 9.70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cm" svg:height="0.497cm" draw:transform="rotate (1.5707963267949) translate (11.613cm 9.70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0.498cm" draw:transform="rotate (1.5707963267949) translate (9.63cm 9.70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draw:transform="rotate (1.5707963267949) translate (10.128cm 9.7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draw:transform="rotate (1.5707963267949) translate (12.11cm 9.70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draw:transform="rotate (1.5707963267949) translate (11.118cm 9.7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draw:transform="rotate (1.5707963267949) translate (8.62cm 9.7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draw:transform="rotate (1.5707963267949) translate (9.125cm 9.7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draw:transform="rotate (1.5707963267949) translate (12.615cm 9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1" draw:id="id1" draw:layer="layout" svg:width="0.495cm" svg:height="0.498cm" draw:transform="rotate (1.5707963267949) translate (14.13cm 9.70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draw:transform="rotate (1.5707963267949) translate (15.123cm 9.70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draw:transform="rotate (1.5707963267949) translate (14.628cm 9.70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draw:transform="rotate (1.5707963267949) translate (15.618cm 9.70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95cm" svg:height="0.497cm" draw:transform="rotate (1.5707963267949) translate (16.113cm 9.70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16.61cm 9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17.115cm 9.70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13.625cm 9.70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13.12cm 9.70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495cm" svg:height="0.498cm" draw:transform="rotate (1.5707963267949) translate (18.63cm 9.69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draw:transform="rotate (1.5707963267949) translate (19.623cm 9.69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draw:transform="rotate (1.5707963267949) translate (19.128cm 9.69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draw:transform="rotate (1.5707963267949) translate (20.118cm 9.69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95cm" svg:height="0.497cm" draw:transform="rotate (1.5707963267949) translate (20.613cm 9.69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21.11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21.615cm 9.69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18.125cm 9.69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17.62cm 9.69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495cm" svg:height="0.498cm" draw:transform="rotate (1.5707963267949) translate (23.13cm 9.69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draw:transform="rotate (1.5707963267949) translate (24.123cm 9.69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draw:transform="rotate (1.5707963267949) translate (23.628cm 9.69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495cm" svg:height="0.495cm" draw:transform="rotate (1.5707963267949) translate (24.618cm 9.69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95cm" svg:height="0.497cm" draw:transform="rotate (1.5707963267949) translate (25.113cm 9.69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25.61cm 9.6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26.115cm 9.69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22.625cm 9.69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95cm" svg:height="0.505cm" draw:transform="rotate (1.5707963267949) translate (22.12cm 9.69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draw:transform="rotate (1.5707963267949) translate (28.623cm 9.70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cm" svg:height="0.497cm" draw:transform="rotate (1.5707963267949) translate (29.613cm 9.70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0.498cm" draw:transform="rotate (1.5707963267949) translate (27.63cm 9.70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draw:transform="rotate (1.5707963267949) translate (28.128cm 9.7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draw:transform="rotate (1.5707963267949) translate (30.11cm 9.70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495cm" draw:transform="rotate (1.5707963267949) translate (29.118cm 9.7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draw:transform="rotate (1.5707963267949) translate (26.62cm 9.7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draw:transform="rotate (1.5707963267949) translate (27.125cm 9.7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05cm" draw:transform="rotate (1.5707963267949) translate (30.615cm 9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5cm" svg:height="0.5cm" svg:x="17.25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9" draw:layer="layout" svg:x1="14.379cm" svg:y1="9.708cm" svg:x2="14.375cm" svg:y2="10cm" draw:start-shape="id1" draw:start-glue-point="3" draw:end-shape="id2" draw:end-glue-point="0" svg:d="M14379 9708v146h-4v146" svg:viewBox="0 0 5 293">
          <text:p/>
        </draw:connector>
      </draw:page>
      <draw:page draw:name="page3" draw:style-name="dp1" draw:master-page-name="기본값">
        <draw:custom-shape draw:style-name="gr23" draw:text-style-name="P3" draw:layer="layout" svg:width="7cm" svg:height="7cm" svg:x="2.25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.5cm" svg:y="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.5cm" svg:y="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5.5cm" svg:y="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6.5cm" svg:y="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.5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5.5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.5cm" svg:y="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.5cm" svg:y="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5.5cm" svg:y="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6.5cm" svg:y="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.5cm" svg:y="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.5cm" svg:y="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6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25cm" svg:y="8cm">
          <text:p/>
          <draw:enhanced-geometry svg:viewBox="0 0 21600 21600" draw:type="rectangle" draw:enhanced-path="M 0 0 L 21600 0 21600 21600 0 21600 0 0 Z N"/>
        </draw:custom-shape>
        <draw:custom-shape draw:name="Snow 2" draw:style-name="gr25" draw:text-style-name="P8" draw:layer="layout" svg:width="1.5cm" svg:height="1.5cm" svg:x="10.75cm" svg:y="4.5cm">
          <text:p text:style-name="P7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6" draw:text-style-name="P9" draw:layer="layout" svg:width="3.759cm" svg:height="3.449cm" svg:x="13.6cm" svg:y="3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name="Snow 1" draw:style-name="gr25" draw:text-style-name="P11" draw:layer="layout" svg:width="1.5cm" svg:height="1.5cm" svg:x="28.75cm" svg:y="4.25cm">
          <text:p text:style-name="P10"><text:span text:style-name="T2">K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" draw:style-name="gr25" draw:text-style-name="P11" draw:layer="layout" svg:width="1.5cm" svg:height="1.5cm" svg:x="32.25cm" svg:y="4.25cm">
          <text:p text:style-name="P10"><text:span text:style-name="T2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4" draw:style-name="gr27" draw:text-style-name="P8" draw:layer="layout" svg:width="1cm" svg:height="1cm" svg:x="30.75cm" svg:y="4.5cm">
          <text:p text:style-name="P7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5" draw:style-name="gr25" draw:text-style-name="P11" draw:layer="layout" svg:width="1.5cm" svg:height="1.5cm" svg:x="35.75cm" svg:y="4.25cm">
          <text:p text:style-name="P10"><text:span text:style-name="T2">B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6" draw:style-name="gr28" draw:text-style-name="P8" draw:layer="layout" svg:width="0.75cm" svg:height="0.6cm" svg:x="34.25cm" svg:y="4.75cm">
          <text:p text:style-name="P7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4" draw:text-style-name="P2" draw:layer="layout" svg:width="1cm" svg:height="1cm" svg:x="21cm" svg:y="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2cm" svg:y="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3cm" svg:y="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4cm" svg:y="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1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2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3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4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1cm" svg:y="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2cm" svg:y="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3cm" svg:y="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4cm" svg:y="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1cm" svg:y="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2cm" svg:y="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3cm" svg:y="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4cm" svg:y="6.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3.692cm" svg:height="3.449cm" svg:x="21.1cm" svg:y="3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name="Snow 7" draw:style-name="gr28" draw:text-style-name="P8" draw:layer="layout" svg:width="0.75cm" svg:height="0.6cm" svg:x="19cm" svg:y="5cm">
          <text:p text:style-name="P7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4" draw:text-style-name="P2" draw:layer="layout" svg:width="1cm" svg:height="1cm" svg:x="11cm" svg:y="21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2cm" svg:y="21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cm" svg:y="21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cm" svg:y="21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1cm" svg:y="22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2cm" svg:y="22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cm" svg:y="22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cm" svg:y="22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1cm" svg:y="2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2cm" svg:y="2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cm" svg:y="2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cm" svg:y="2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1cm" svg:y="2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2cm" svg:y="2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cm" svg:y="2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cm" svg:y="24.2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3.759cm" svg:height="3.449cm" svg:x="11.1cm" svg:y="21.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24" draw:text-style-name="P2" draw:layer="layout" svg:width="1cm" svg:height="1cm" svg:x="14cm" svg:y="16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2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1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1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1cm" svg:y="16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2cm" svg:y="16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cm" svg:y="16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1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2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2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4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3cm" svg:y="15.2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3.759cm" svg:height="3.449cm" svg:x="11.1cm" svg:y="13.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24" draw:text-style-name="P2" draw:layer="layout" svg:width="1cm" svg:height="1cm" svg:x="25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6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7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8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5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6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7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8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5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6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7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8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5cm" svg:y="16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6cm" svg:y="16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7cm" svg:y="16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8cm" svg:y="16.2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3.759cm" svg:height="3.449cm" svg:x="25.1cm" svg:y="13.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ustom-shape draw:style-name="gr24" draw:text-style-name="P2" draw:layer="layout" svg:width="1cm" svg:height="1cm" svg:x="18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0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1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8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9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0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1cm" svg:y="1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8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9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0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1cm" svg:y="15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8cm" svg:y="16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9cm" svg:y="16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0cm" svg:y="16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1cm" svg:y="16.2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3.759cm" svg:height="3.449cm" svg:x="18.1cm" svg:y="13.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ustom-shape draw:style-name="gr23" draw:text-style-name="P3" draw:layer="layout" svg:width="7cm" svg:height="7cm" svg:x="7.75cm" svg:y="1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cm" svg:height="1cm" svg:x="23cm" svg:y="21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cm" svg:height="1cm" svg:x="24cm" svg:y="21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cm" svg:height="1cm" svg:x="25cm" svg:y="21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6cm" svg:y="21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3cm" svg:y="22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cm" svg:height="1cm" svg:x="24cm" svg:y="22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5cm" svg:y="22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6cm" svg:y="22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3cm" svg:y="2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4cm" svg:y="2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5cm" svg:y="2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6cm" svg:y="2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3cm" svg:y="2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4cm" svg:y="2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5cm" svg:y="24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6cm" svg:y="2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3.692cm" svg:height="3.449cm" svg:x="23.1cm" svg:y="21.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custom-shape draw:style-name="gr23" draw:text-style-name="P3" draw:layer="layout" svg:width="7cm" svg:height="7cm" svg:x="23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3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4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5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6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3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4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5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6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3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4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5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6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3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4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5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6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7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8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9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7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8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9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7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8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9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7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8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9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3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4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5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6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3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4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5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6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7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8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9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7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8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9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3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4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5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6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7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8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9.75cm" svg:y="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7cm" svg:height="7cm" svg:x="15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5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6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8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5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6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8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5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6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8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5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6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8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9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0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1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9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0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1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9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0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1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9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0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1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5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6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8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5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6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8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9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0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1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9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0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1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5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6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7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8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9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0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1.75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727cm" svg:height="6.368cm" svg:x="7.95cm" svg:y="10.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3" draw:text-style-name="P3" draw:layer="layout" svg:width="7cm" svg:height="7cm" svg:x="7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3.75cm" svg:y="2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727cm" svg:height="6.368cm" svg:x="7.95cm" svg:y="19.2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line draw:style-name="gr33" draw:text-style-name="P2" draw:layer="layout" svg:x1="15cm" svg:y1="17.75cm" svg:x2="22.75cm" svg:y2="21.25cm">
          <text:p/>
        </draw:line>
        <draw:line draw:style-name="gr34" draw:text-style-name="P2" draw:layer="layout" svg:x1="22.25cm" svg:y1="17.75cm" svg:x2="24.25cm" svg:y2="21cm">
          <text:p/>
        </draw:line>
        <draw:line draw:style-name="gr35" draw:text-style-name="P2" draw:layer="layout" svg:x1="26.5cm" svg:y1="17.75cm" svg:x2="25.5cm" svg:y2="21cm">
          <text:p/>
        </draw:line>
        <draw:line draw:style-name="gr36" draw:text-style-name="P2" draw:layer="layout" svg:x1="15.75cm" svg:y1="23cm" svg:x2="24cm" svg:y2="22.75cm">
          <text:p/>
        </draw:line>
        <draw:frame draw:style-name="gr26" draw:text-style-name="P9" draw:layer="layout" svg:width="6.727cm" svg:height="6.368cm" svg:x="15.9cm" svg:y="10.2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9" draw:layer="layout" svg:width="6.727cm" svg:height="6.368cm" svg:x="23.95cm" svg:y="10.2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</draw:page>
      <draw:page draw:name="page4" draw:style-name="dp1" draw:master-page-name="기본값">
        <draw:custom-shape draw:style-name="gr23" draw:text-style-name="P3" draw:layer="layout" svg:width="7cm" svg:height="7cm" svg:x="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7.5cm" svg:y="2.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8.5cm" svg:y="2.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19.5cm" svg:y="2.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20.5cm" svg:y="2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cm" svg:height="1cm" svg:x="17.5cm" svg:y="3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cm" svg:height="1cm" svg:x="18.5cm" svg:y="3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cm" svg:height="1cm" svg:x="19.5cm" svg:y="3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cm" svg:height="1cm" svg:x="20.5cm" svg:y="3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1cm" svg:height="1cm" svg:x="17.5cm" svg:y="4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1cm" svg:height="1cm" svg:x="18.5cm" svg:y="4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1cm" svg:height="1cm" svg:x="19.5cm" svg:y="4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1cm" svg:height="1cm" svg:x="20.5cm" svg:y="4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cm" svg:height="1cm" svg:x="17.5cm" svg:y="5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cm" svg:height="1cm" svg:x="18.5cm" svg:y="5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cm" svg:height="1cm" svg:x="19.5cm" svg:y="5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cm" svg:height="1cm" svg:x="20.5cm" svg:y="5.7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3.759cm" svg:height="3.449cm" svg:x="17.6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0" draw:text-style-name="P2" draw:layer="layout" svg:width="4cm" svg:height="4cm" svg:x="5cm" svg:y="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3.716cm" svg:height="3.449cm" svg:x="5.25cm" svg:y="5.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41" draw:text-style-name="P16" draw:layer="layout" svg:width="1cm" svg:height="1cm" svg:x="11cm" svg:y="2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cm" svg:height="1cm" svg:x="12cm" svg:y="2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cm" svg:height="1cm" svg:x="13cm" svg:y="2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cm" svg:height="1cm" svg:x="14cm" svg:y="2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cm" svg:height="1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1cm" svg:height="1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cm" svg:height="1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cm" svg:height="1cm" svg:x="13cm" svg:y="3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cm" svg:height="1cm" svg:x="14cm" svg:y="3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1cm" svg:height="1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1cm" svg:height="1cm" svg:x="13cm" svg:y="4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1cm" svg:height="1cm" svg:x="14cm" svg:y="4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cm" svg:height="1cm" svg:x="11cm" svg:y="5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cm" svg:height="1cm" svg:x="12cm" svg:y="5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cm" svg:height="1cm" svg:x="13cm" svg:y="5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cm" svg:height="1cm" svg:x="14cm" svg:y="5.75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3.716cm" svg:height="3.449cm" svg:x="11.25cm" svg:y="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46" draw:text-style-name="P2" draw:layer="layout" svg:x1="9.25cm" svg:y1="7cm" svg:x2="10.75cm" svg:y2="5cm">
          <text:p/>
        </draw:line>
        <draw:custom-shape draw:style-name="gr41" draw:text-style-name="P16" draw:layer="layout" svg:width="1cm" svg:height="1cm" svg:x="20.5cm" svg:y="11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0.65cm" svg:y="11.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41" draw:text-style-name="P16" draw:layer="layout" svg:width="1cm" svg:height="1cm" svg:x="21.5cm" svg:y="11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21.65cm" svg:y="11.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41" draw:text-style-name="P16" draw:layer="layout" svg:width="1cm" svg:height="1cm" svg:x="22.5cm" svg:y="11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2.65cm" svg:y="11.2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41" draw:text-style-name="P16" draw:layer="layout" svg:width="1cm" svg:height="1cm" svg:x="23.5cm" svg:y="11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3.65cm" svg:y="11.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42" draw:text-style-name="P17" draw:layer="layout" svg:width="1cm" svg:height="1cm" svg:x="24.5cm" svg:y="11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24.65cm" svg:y="11.2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42" draw:text-style-name="P17" draw:layer="layout" svg:width="1cm" svg:height="1cm" svg:x="25.5cm" svg:y="11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25.65cm" svg:y="11.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42" draw:text-style-name="P17" draw:layer="layout" svg:width="1cm" svg:height="1cm" svg:x="26.5cm" svg:y="11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26.65cm" svg:y="11.2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42" draw:text-style-name="P17" draw:layer="layout" svg:width="1cm" svg:height="1cm" svg:x="27.5cm" svg:y="11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27.65cm" svg:y="11.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43" draw:text-style-name="P18" draw:layer="layout" svg:width="1cm" svg:height="1cm" svg:x="28.5cm" svg:y="11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28.65cm" svg:y="11.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43" draw:text-style-name="P18" draw:layer="layout" svg:width="1cm" svg:height="1cm" svg:x="29.5cm" svg:y="11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695cm" svg:height="0.53cm" svg:x="29.65cm" svg:y="11.2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43" draw:text-style-name="P18" draw:layer="layout" svg:width="1cm" svg:height="1cm" svg:x="30.5cm" svg:y="11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0.65cm" svg:y="11.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43" draw:text-style-name="P18" draw:layer="layout" svg:width="1cm" svg:height="1cm" svg:x="31.5cm" svg:y="11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1.65cm" svg:y="11.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44" draw:text-style-name="P19" draw:layer="layout" svg:width="1cm" svg:height="1cm" svg:x="32.5cm" svg:y="11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32.65cm" svg:y="11.2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44" draw:text-style-name="P19" draw:layer="layout" svg:width="1cm" svg:height="1cm" svg:x="33.5cm" svg:y="11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695cm" svg:height="0.53cm" svg:x="33.65cm" svg:y="11.2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44" draw:text-style-name="P19" draw:layer="layout" svg:width="1cm" svg:height="1cm" svg:x="34.5cm" svg:y="11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34.65cm" svg:y="11.2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44" draw:text-style-name="P19" draw:layer="layout" svg:width="1cm" svg:height="1cm" svg:x="35.5cm" svg:y="11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35.65cm" svg:y="11.2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name="Snow 8" draw:style-name="gr27" draw:text-style-name="P8" draw:layer="layout" svg:width="1cm" svg:height="1cm" svg:x="15.75cm" svg:y="4.25cm">
          <text:p text:style-name="P7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9" draw:style-name="gr20" draw:text-style-name="P8" draw:layer="layout" svg:width="0.6cm" svg:height="0.6cm" svg:x="37.75cm" svg:y="17.15cm">
          <text:p text:style-name="P7"><text:span text:style-name="T1">.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4" draw:text-style-name="P2" draw:layer="layout" svg:width="1cm" svg:height="1cm" svg:x="17.5cm" svg:y="2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cm" svg:height="1cm" svg:x="17.5cm" svg:y="3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1cm" svg:height="1cm" svg:x="17.5cm" svg:y="4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cm" svg:height="1cm" svg:x="17.5cm" svg:y="5.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1cm" svg:x="39cm" svg:y="11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691cm" svg:height="0.53cm" svg:x="39.15cm" svg:y="11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24" draw:text-style-name="P2" draw:layer="layout" svg:width="1cm" svg:height="1cm" svg:x="39cm" svg:y="12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704cm" svg:height="0.53cm" svg:x="39.15cm" svg:y="12.2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24" draw:text-style-name="P2" draw:layer="layout" svg:width="1cm" svg:height="1cm" svg:x="39cm" svg:y="13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699cm" svg:height="0.53cm" svg:x="39.15cm" svg:y="13.2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24" draw:text-style-name="P2" draw:layer="layout" svg:width="1cm" svg:height="1cm" svg:x="39cm" svg:y="14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704cm" svg:height="0.53cm" svg:x="39.15cm" svg:y="14.2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37" draw:text-style-name="P2" draw:layer="layout" svg:width="1cm" svg:height="1cm" svg:x="39cm" svg:y="15cm">
          <text:p/>
          <draw:enhanced-geometry svg:viewBox="0 0 21600 21600" draw:type="rectangle" draw:enhanced-path="M 0 0 L 21600 0 21600 21600 0 21600 0 0 Z N"/>
        </draw:custom-shape>
        <draw:frame draw:style-name="gr52" draw:text-style-name="P9" draw:layer="layout" svg:width="0.707cm" svg:height="0.53cm" svg:x="39.15cm" svg:y="15.2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37" draw:text-style-name="P2" draw:layer="layout" svg:width="1cm" svg:height="1cm" svg:x="39cm" svg:y="16cm">
          <text:p/>
          <draw:enhanced-geometry svg:viewBox="0 0 21600 21600" draw:type="rectangle" draw:enhanced-path="M 0 0 L 21600 0 21600 21600 0 21600 0 0 Z N"/>
        </draw:custom-shape>
        <draw:frame draw:style-name="gr52" draw:text-style-name="P9" draw:layer="layout" svg:width="0.704cm" svg:height="0.53cm" svg:x="39.15cm" svg:y="16.2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style-name="gr37" draw:text-style-name="P2" draw:layer="layout" svg:width="1cm" svg:height="1cm" svg:x="39cm" svg:y="17cm">
          <text:p/>
          <draw:enhanced-geometry svg:viewBox="0 0 21600 21600" draw:type="rectangle" draw:enhanced-path="M 0 0 L 21600 0 21600 21600 0 21600 0 0 Z N"/>
        </draw:custom-shape>
        <draw:frame draw:style-name="gr52" draw:text-style-name="P9" draw:layer="layout" svg:width="0.699cm" svg:height="0.53cm" svg:x="39.15cm" svg:y="17.2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37" draw:text-style-name="P2" draw:layer="layout" svg:width="1cm" svg:height="1cm" svg:x="39cm" svg:y="18cm">
          <text:p/>
          <draw:enhanced-geometry svg:viewBox="0 0 21600 21600" draw:type="rectangle" draw:enhanced-path="M 0 0 L 21600 0 21600 21600 0 21600 0 0 Z N"/>
        </draw:custom-shape>
        <draw:frame draw:style-name="gr52" draw:text-style-name="P9" draw:layer="layout" svg:width="0.704cm" svg:height="0.53cm" svg:x="39.15cm" svg:y="18.2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ustom-shape draw:style-name="gr38" draw:text-style-name="P2" draw:layer="layout" svg:width="1cm" svg:height="1cm" svg:x="39cm" svg:y="19cm">
          <text:p/>
          <draw:enhanced-geometry svg:viewBox="0 0 21600 21600" draw:type="rectangle" draw:enhanced-path="M 0 0 L 21600 0 21600 21600 0 21600 0 0 Z N"/>
        </draw:custom-shape>
        <draw:frame draw:style-name="gr53" draw:text-style-name="P9" draw:layer="layout" svg:width="0.707cm" svg:height="0.53cm" svg:x="39.15cm" svg:y="19.2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38" draw:text-style-name="P2" draw:layer="layout" svg:width="1cm" svg:height="1cm" svg:x="39cm" svg:y="20cm">
          <text:p/>
          <draw:enhanced-geometry svg:viewBox="0 0 21600 21600" draw:type="rectangle" draw:enhanced-path="M 0 0 L 21600 0 21600 21600 0 21600 0 0 Z N"/>
        </draw:custom-shape>
        <draw:frame draw:style-name="gr53" draw:text-style-name="P9" draw:layer="layout" svg:width="0.704cm" svg:height="0.53cm" svg:x="39.15cm" svg:y="20.2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38" draw:text-style-name="P2" draw:layer="layout" svg:width="1cm" svg:height="1cm" svg:x="39cm" svg:y="21cm">
          <text:p/>
          <draw:enhanced-geometry svg:viewBox="0 0 21600 21600" draw:type="rectangle" draw:enhanced-path="M 0 0 L 21600 0 21600 21600 0 21600 0 0 Z N"/>
        </draw:custom-shape>
        <draw:frame draw:style-name="gr53" draw:text-style-name="P9" draw:layer="layout" svg:width="0.699cm" svg:height="0.53cm" svg:x="39.15cm" svg:y="21.2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38" draw:text-style-name="P2" draw:layer="layout" svg:width="1cm" svg:height="1cm" svg:x="39cm" svg:y="22cm">
          <text:p/>
          <draw:enhanced-geometry svg:viewBox="0 0 21600 21600" draw:type="rectangle" draw:enhanced-path="M 0 0 L 21600 0 21600 21600 0 21600 0 0 Z N"/>
        </draw:custom-shape>
        <draw:frame draw:style-name="gr53" draw:text-style-name="P9" draw:layer="layout" svg:width="0.704cm" svg:height="0.53cm" svg:x="39.15cm" svg:y="22.2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39" draw:text-style-name="P2" draw:layer="layout" svg:width="1cm" svg:height="1cm" svg:x="39cm" svg:y="23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0.707cm" svg:height="0.53cm" svg:x="39.15cm" svg:y="23.2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39" draw:text-style-name="P2" draw:layer="layout" svg:width="1cm" svg:height="1cm" svg:x="39cm" svg:y="24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0.704cm" svg:height="0.53cm" svg:x="39.15cm" svg:y="24.2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39" draw:text-style-name="P2" draw:layer="layout" svg:width="1cm" svg:height="1cm" svg:x="39cm" svg:y="25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0.699cm" svg:height="0.53cm" svg:x="39.15cm" svg:y="25.2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9" draw:text-style-name="P2" draw:layer="layout" svg:width="1cm" svg:height="1cm" svg:x="39cm" svg:y="26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0.704cm" svg:height="0.53cm" svg:x="39.15cm" svg:y="26.2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line draw:style-name="gr54" draw:text-style-name="P2" draw:layer="layout" svg:x1="22.25cm" svg:y1="5cm" svg:x2="23.25cm" svg:y2="5cm">
          <text:p/>
        </draw:line>
        <draw:custom-shape draw:style-name="gr41" draw:text-style-name="P16" draw:layer="layout" svg:width="1cm" svg:height="1cm" svg:x="24.5cm" svg:y="15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4.65cm" svg:y="15.2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ustom-shape draw:style-name="gr41" draw:text-style-name="P16" draw:layer="layout" svg:width="1cm" svg:height="1cm" svg:x="25.5cm" svg:y="15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25.65cm" svg:y="15.2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custom-shape draw:style-name="gr41" draw:text-style-name="P16" draw:layer="layout" svg:width="1cm" svg:height="1cm" svg:x="26.5cm" svg:y="15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6.65cm" svg:y="15.2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ustom-shape draw:style-name="gr41" draw:text-style-name="P16" draw:layer="layout" svg:width="1cm" svg:height="1cm" svg:x="27.5cm" svg:y="15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7.65cm" svg:y="15.2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42" draw:text-style-name="P17" draw:layer="layout" svg:width="1cm" svg:height="1cm" svg:x="28.5cm" svg:y="15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28.65cm" svg:y="15.22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style-name="gr42" draw:text-style-name="P17" draw:layer="layout" svg:width="1cm" svg:height="1cm" svg:x="29.5cm" svg:y="15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29.65cm" svg:y="15.22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custom-shape draw:style-name="gr42" draw:text-style-name="P17" draw:layer="layout" svg:width="1cm" svg:height="1cm" svg:x="30.5cm" svg:y="15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30.65cm" svg:y="15.22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custom-shape draw:style-name="gr42" draw:text-style-name="P17" draw:layer="layout" svg:width="1cm" svg:height="1cm" svg:x="31.5cm" svg:y="15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31.65cm" svg:y="15.22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ustom-shape draw:style-name="gr43" draw:text-style-name="P18" draw:layer="layout" svg:width="1cm" svg:height="1cm" svg:x="32.5cm" svg:y="15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2.65cm" svg:y="15.2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43" draw:text-style-name="P18" draw:layer="layout" svg:width="1cm" svg:height="1cm" svg:x="33.5cm" svg:y="15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695cm" svg:height="0.53cm" svg:x="33.65cm" svg:y="15.22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custom-shape draw:style-name="gr43" draw:text-style-name="P18" draw:layer="layout" svg:width="1cm" svg:height="1cm" svg:x="34.5cm" svg:y="15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4.65cm" svg:y="15.2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custom-shape draw:style-name="gr43" draw:text-style-name="P18" draw:layer="layout" svg:width="1cm" svg:height="1cm" svg:x="35.5cm" svg:y="15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5.65cm" svg:y="15.2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custom-shape draw:style-name="gr41" draw:text-style-name="P16" draw:layer="layout" svg:width="1cm" svg:height="1cm" svg:x="28.5cm" svg:y="19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8.65cm" svg:y="19.2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ustom-shape draw:style-name="gr41" draw:text-style-name="P16" draw:layer="layout" svg:width="1cm" svg:height="1cm" svg:x="29.5cm" svg:y="19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29.65cm" svg:y="19.2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41" draw:text-style-name="P16" draw:layer="layout" svg:width="1cm" svg:height="1cm" svg:x="30.5cm" svg:y="19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0.65cm" svg:y="19.22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custom-shape draw:style-name="gr41" draw:text-style-name="P16" draw:layer="layout" svg:width="1cm" svg:height="1cm" svg:x="31.5cm" svg:y="19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1.65cm" svg:y="19.2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custom-shape draw:style-name="gr42" draw:text-style-name="P17" draw:layer="layout" svg:width="1cm" svg:height="1cm" svg:x="32.5cm" svg:y="19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32.65cm" svg:y="19.22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42" draw:text-style-name="P17" draw:layer="layout" svg:width="1cm" svg:height="1cm" svg:x="33.5cm" svg:y="19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33.65cm" svg:y="19.22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custom-shape draw:style-name="gr42" draw:text-style-name="P17" draw:layer="layout" svg:width="1cm" svg:height="1cm" svg:x="34.5cm" svg:y="19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34.65cm" svg:y="19.2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custom-shape draw:style-name="gr42" draw:text-style-name="P17" draw:layer="layout" svg:width="1cm" svg:height="1cm" svg:x="35.5cm" svg:y="19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35.65cm" svg:y="19.22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custom-shape draw:style-name="gr41" draw:text-style-name="P16" draw:layer="layout" svg:width="1cm" svg:height="1cm" svg:x="32.5cm" svg:y="23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2.65cm" svg:y="23.2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custom-shape draw:style-name="gr41" draw:text-style-name="P16" draw:layer="layout" svg:width="1cm" svg:height="1cm" svg:x="33.5cm" svg:y="23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33.65cm" svg:y="23.22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custom-shape draw:style-name="gr41" draw:text-style-name="P16" draw:layer="layout" svg:width="1cm" svg:height="1cm" svg:x="34.5cm" svg:y="23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4.65cm" svg:y="23.22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custom-shape draw:style-name="gr41" draw:text-style-name="P16" draw:layer="layout" svg:width="1cm" svg:height="1cm" svg:x="35.5cm" svg:y="23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5.65cm" svg:y="23.22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custom-shape draw:style-name="gr55" draw:text-style-name="P20" draw:layer="layout" svg:width="1cm" svg:height="1cm" svg:x="9cm" svg:y="1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cm" svg:height="1cm" svg:x="21.5cm" svg:y="1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cm" svg:height="1cm" svg:x="22.5cm" svg:y="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cm" svg:height="1cm" svg:x="21.5cm" svg:y="12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1.65cm" svg:y="12.22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41" draw:text-style-name="P16" draw:layer="layout" svg:width="1cm" svg:height="1cm" svg:x="22.5cm" svg:y="12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22.65cm" svg:y="12.22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custom-shape draw:style-name="gr41" draw:text-style-name="P16" draw:layer="layout" svg:width="1cm" svg:height="1cm" svg:x="23.5cm" svg:y="12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3.65cm" svg:y="12.22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custom-shape draw:style-name="gr41" draw:text-style-name="P16" draw:layer="layout" svg:width="1cm" svg:height="1cm" svg:x="22.5cm" svg:y="13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2.65cm" svg:y="13.22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custom-shape draw:style-name="gr41" draw:text-style-name="P16" draw:layer="layout" svg:width="1cm" svg:height="1cm" svg:x="23.5cm" svg:y="13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23.65cm" svg:y="13.22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custom-shape draw:style-name="gr41" draw:text-style-name="P16" draw:layer="layout" svg:width="1cm" svg:height="1cm" svg:x="23.5cm" svg:y="14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3.65cm" svg:y="14.22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custom-shape draw:style-name="gr41" draw:text-style-name="P16" draw:layer="layout" svg:width="1cm" svg:height="1cm" svg:x="25.5cm" svg:y="16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5.65cm" svg:y="16.2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41" draw:text-style-name="P16" draw:layer="layout" svg:width="1cm" svg:height="1cm" svg:x="26.5cm" svg:y="16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26.65cm" svg:y="16.2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1" draw:text-style-name="P16" draw:layer="layout" svg:width="1cm" svg:height="1cm" svg:x="27.5cm" svg:y="16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7.65cm" svg:y="16.22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custom-shape draw:style-name="gr41" draw:text-style-name="P16" draw:layer="layout" svg:width="1cm" svg:height="1cm" svg:x="26.5cm" svg:y="17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6.65cm" svg:y="17.2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custom-shape draw:style-name="gr41" draw:text-style-name="P16" draw:layer="layout" svg:width="1cm" svg:height="1cm" svg:x="27.5cm" svg:y="17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27.65cm" svg:y="17.2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custom-shape draw:style-name="gr41" draw:text-style-name="P16" draw:layer="layout" svg:width="1cm" svg:height="1cm" svg:x="27.5cm" svg:y="18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7.65cm" svg:y="18.22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custom-shape draw:style-name="gr41" draw:text-style-name="P16" draw:layer="layout" svg:width="1cm" svg:height="1cm" svg:x="29.5cm" svg:y="20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9.65cm" svg:y="20.22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custom-shape draw:style-name="gr41" draw:text-style-name="P16" draw:layer="layout" svg:width="1cm" svg:height="1cm" svg:x="30.5cm" svg:y="20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30.65cm" svg:y="20.2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custom-shape draw:style-name="gr41" draw:text-style-name="P16" draw:layer="layout" svg:width="1cm" svg:height="1cm" svg:x="31.5cm" svg:y="20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1.65cm" svg:y="20.22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custom-shape draw:style-name="gr41" draw:text-style-name="P16" draw:layer="layout" svg:width="1cm" svg:height="1cm" svg:x="30.5cm" svg:y="21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0.65cm" svg:y="21.22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41" draw:text-style-name="P16" draw:layer="layout" svg:width="1cm" svg:height="1cm" svg:x="31.5cm" svg:y="21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31.65cm" svg:y="21.22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custom-shape draw:style-name="gr41" draw:text-style-name="P16" draw:layer="layout" svg:width="1cm" svg:height="1cm" svg:x="31.5cm" svg:y="22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1.65cm" svg:y="22.22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custom-shape draw:style-name="gr41" draw:text-style-name="P16" draw:layer="layout" svg:width="1cm" svg:height="1cm" svg:x="33.5cm" svg:y="24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3.65cm" svg:y="24.22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custom-shape draw:style-name="gr41" draw:text-style-name="P16" draw:layer="layout" svg:width="1cm" svg:height="1cm" svg:x="34.5cm" svg:y="24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34.65cm" svg:y="24.22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custom-shape draw:style-name="gr41" draw:text-style-name="P16" draw:layer="layout" svg:width="1cm" svg:height="1cm" svg:x="35.5cm" svg:y="24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5.65cm" svg:y="24.22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custom-shape draw:style-name="gr41" draw:text-style-name="P16" draw:layer="layout" svg:width="1cm" svg:height="1cm" svg:x="34.5cm" svg:y="25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4.65cm" svg:y="25.22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custom-shape draw:style-name="gr41" draw:text-style-name="P16" draw:layer="layout" svg:width="1cm" svg:height="1cm" svg:x="35.5cm" svg:y="25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35.65cm" svg:y="25.22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custom-shape draw:style-name="gr41" draw:text-style-name="P16" draw:layer="layout" svg:width="1cm" svg:height="1cm" svg:x="35.5cm" svg:y="26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35.65cm" svg:y="26.2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56" draw:text-style-name="P21" draw:layer="layout" svg:width="0.695cm" svg:height="0.53cm" svg:x="9.15cm" svg:y="18.2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56" draw:text-style-name="P21" draw:layer="layout" svg:width="0.695cm" svg:height="0.53cm" svg:x="5.151cm" svg:y="1.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56" draw:text-style-name="P21" draw:layer="layout" svg:width="0.695cm" svg:height="0.53cm" svg:x="21.7cm" svg:y="13.25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56" draw:text-style-name="P21" draw:layer="layout" svg:width="0.695cm" svg:height="0.53cm" svg:x="22.7cm" svg:y="14.2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custom-shape draw:style-name="gr55" draw:text-style-name="P20" draw:layer="layout" svg:width="1cm" svg:height="1cm" svg:x="21.5cm" svg:y="14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7cm" svg:height="0.53cm" svg:x="21.65cm" svg:y="14.22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custom-shape draw:style-name="gr55" draw:text-style-name="P20" draw:layer="layout" svg:width="1cm" svg:height="1cm" svg:x="8cm" svg:y="18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7cm" svg:height="0.53cm" svg:x="8.15cm" svg:y="18.2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custom-shape draw:style-name="gr55" draw:text-style-name="P20" draw:layer="layout" svg:width="1cm" svg:height="1cm" svg:x="7cm" svg:y="18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695cm" svg:height="0.53cm" svg:x="7.15cm" svg:y="18.22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custom-shape draw:style-name="gr55" draw:text-style-name="P20" draw:layer="layout" svg:width="1cm" svg:height="1cm" svg:x="24.5cm" svg:y="16cm">
          <text:p/>
          <draw:enhanced-geometry svg:viewBox="0 0 21600 21600" draw:type="rectangle" draw:enhanced-path="M 0 0 L 21600 0 21600 21600 0 21600 0 0 Z N"/>
        </draw:custom-shape>
        <draw:frame draw:style-name="gr56" draw:text-style-name="P21" draw:layer="layout" svg:width="0.695cm" svg:height="0.53cm" svg:x="24.65cm" svg:y="16.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custom-shape draw:style-name="gr55" draw:text-style-name="P20" draw:layer="layout" svg:width="1cm" svg:height="1cm" svg:x="24.5cm" svg:y="17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7cm" svg:height="0.53cm" svg:x="24.65cm" svg:y="17.2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custom-shape draw:style-name="gr55" draw:text-style-name="P20" draw:layer="layout" svg:width="1cm" svg:height="1cm" svg:x="24.5cm" svg:y="18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695cm" svg:height="0.53cm" svg:x="24.65cm" svg:y="18.22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custom-shape draw:style-name="gr55" draw:text-style-name="P20" draw:layer="layout" svg:width="1cm" svg:height="1cm" svg:x="25.5cm" svg:y="1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cm" svg:height="1cm" svg:x="26.5cm" svg:y="18cm">
          <text:p/>
          <draw:enhanced-geometry svg:viewBox="0 0 21600 21600" draw:type="rectangle" draw:enhanced-path="M 0 0 L 21600 0 21600 21600 0 21600 0 0 Z N"/>
        </draw:custom-shape>
        <draw:frame draw:style-name="gr56" draw:text-style-name="P21" draw:layer="layout" svg:width="0.695cm" svg:height="0.53cm" svg:x="25.7cm" svg:y="17.25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56" draw:text-style-name="P21" draw:layer="layout" svg:width="0.695cm" svg:height="0.53cm" svg:x="26.7cm" svg:y="18.2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custom-shape draw:style-name="gr55" draw:text-style-name="P20" draw:layer="layout" svg:width="1cm" svg:height="1cm" svg:x="25.5cm" svg:y="18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7cm" svg:height="0.53cm" svg:x="25.65cm" svg:y="18.22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custom-shape draw:style-name="gr55" draw:text-style-name="P20" draw:layer="layout" svg:width="1cm" svg:height="1cm" svg:x="28.5cm" svg:y="20cm">
          <text:p/>
          <draw:enhanced-geometry svg:viewBox="0 0 21600 21600" draw:type="rectangle" draw:enhanced-path="M 0 0 L 21600 0 21600 21600 0 21600 0 0 Z N"/>
        </draw:custom-shape>
        <draw:frame draw:style-name="gr56" draw:text-style-name="P21" draw:layer="layout" svg:width="0.695cm" svg:height="0.53cm" svg:x="28.65cm" svg:y="20.2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custom-shape draw:style-name="gr55" draw:text-style-name="P20" draw:layer="layout" svg:width="1cm" svg:height="1cm" svg:x="28.5cm" svg:y="21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7cm" svg:height="0.53cm" svg:x="28.65cm" svg:y="21.22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custom-shape draw:style-name="gr55" draw:text-style-name="P20" draw:layer="layout" svg:width="1cm" svg:height="1cm" svg:x="28.5cm" svg:y="22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695cm" svg:height="0.53cm" svg:x="28.65cm" svg:y="22.22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custom-shape draw:style-name="gr55" draw:text-style-name="P20" draw:layer="layout" svg:width="1cm" svg:height="1cm" svg:x="29.5cm" svg:y="2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cm" svg:height="1cm" svg:x="30.5cm" svg:y="22cm">
          <text:p/>
          <draw:enhanced-geometry svg:viewBox="0 0 21600 21600" draw:type="rectangle" draw:enhanced-path="M 0 0 L 21600 0 21600 21600 0 21600 0 0 Z N"/>
        </draw:custom-shape>
        <draw:frame draw:style-name="gr56" draw:text-style-name="P21" draw:layer="layout" svg:width="0.695cm" svg:height="0.53cm" svg:x="29.7cm" svg:y="21.2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56" draw:text-style-name="P21" draw:layer="layout" svg:width="0.695cm" svg:height="0.53cm" svg:x="30.7cm" svg:y="22.2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custom-shape draw:style-name="gr55" draw:text-style-name="P20" draw:layer="layout" svg:width="1cm" svg:height="1cm" svg:x="29.5cm" svg:y="22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7cm" svg:height="0.53cm" svg:x="29.65cm" svg:y="22.22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custom-shape draw:style-name="gr55" draw:text-style-name="P20" draw:layer="layout" svg:width="1cm" svg:height="1cm" svg:x="32.5cm" svg:y="24cm">
          <text:p/>
          <draw:enhanced-geometry svg:viewBox="0 0 21600 21600" draw:type="rectangle" draw:enhanced-path="M 0 0 L 21600 0 21600 21600 0 21600 0 0 Z N"/>
        </draw:custom-shape>
        <draw:frame draw:style-name="gr56" draw:text-style-name="P21" draw:layer="layout" svg:width="0.695cm" svg:height="0.53cm" svg:x="32.65cm" svg:y="24.2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custom-shape draw:style-name="gr55" draw:text-style-name="P20" draw:layer="layout" svg:width="1cm" svg:height="1cm" svg:x="32.5cm" svg:y="25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7cm" svg:height="0.53cm" svg:x="32.65cm" svg:y="25.22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custom-shape draw:style-name="gr55" draw:text-style-name="P20" draw:layer="layout" svg:width="1cm" svg:height="1cm" svg:x="32.5cm" svg:y="26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695cm" svg:height="0.53cm" svg:x="32.65cm" svg:y="26.22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custom-shape draw:style-name="gr55" draw:text-style-name="P20" draw:layer="layout" svg:width="1cm" svg:height="1cm" svg:x="33.5cm" svg:y="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cm" svg:height="1cm" svg:x="34.5cm" svg:y="26cm">
          <text:p/>
          <draw:enhanced-geometry svg:viewBox="0 0 21600 21600" draw:type="rectangle" draw:enhanced-path="M 0 0 L 21600 0 21600 21600 0 21600 0 0 Z N"/>
        </draw:custom-shape>
        <draw:frame draw:style-name="gr56" draw:text-style-name="P21" draw:layer="layout" svg:width="0.695cm" svg:height="0.53cm" svg:x="33.7cm" svg:y="25.25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56" draw:text-style-name="P21" draw:layer="layout" svg:width="0.695cm" svg:height="0.53cm" svg:x="34.7cm" svg:y="26.2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custom-shape draw:style-name="gr55" draw:text-style-name="P20" draw:layer="layout" svg:width="1cm" svg:height="1cm" svg:x="33.5cm" svg:y="26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7cm" svg:height="0.53cm" svg:x="33.65cm" svg:y="26.22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custom-shape draw:style-name="gr58" draw:text-style-name="P22" draw:layer="layout" svg:width="1cm" svg:height="1cm" svg:x="24.5cm" svg:y="12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24.65cm" svg:y="12.2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58" draw:text-style-name="P22" draw:layer="layout" svg:width="1cm" svg:height="1cm" svg:x="24.5cm" svg:y="13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7cm" svg:height="0.53cm" svg:x="24.65cm" svg:y="13.22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custom-shape draw:style-name="gr58" draw:text-style-name="P22" draw:layer="layout" svg:width="1cm" svg:height="1cm" svg:x="24.5cm" svg:y="14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24.65cm" svg:y="14.22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custom-shape draw:style-name="gr58" draw:text-style-name="P22" draw:layer="layout" svg:width="1cm" svg:height="1cm" svg:x="25.5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1cm" svg:height="1cm" svg:x="26.5cm" svg:y="14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25.7cm" svg:y="13.25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59" draw:text-style-name="P23" draw:layer="layout" svg:width="0.695cm" svg:height="0.53cm" svg:x="26.7cm" svg:y="14.2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custom-shape draw:style-name="gr58" draw:text-style-name="P22" draw:layer="layout" svg:width="1cm" svg:height="1cm" svg:x="25.5cm" svg:y="14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6cm" svg:height="0.53cm" svg:x="25.65cm" svg:y="14.22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custom-shape draw:style-name="gr42" draw:text-style-name="P17" draw:layer="layout" svg:width="1cm" svg:height="1cm" svg:x="25.5cm" svg:y="12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25.65cm" svg:y="12.22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42" draw:text-style-name="P17" draw:layer="layout" svg:width="1cm" svg:height="1cm" svg:x="26.5cm" svg:y="12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26.65cm" svg:y="12.22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custom-shape draw:style-name="gr42" draw:text-style-name="P17" draw:layer="layout" svg:width="1cm" svg:height="1cm" svg:x="27.5cm" svg:y="12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27.65cm" svg:y="12.22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custom-shape draw:style-name="gr42" draw:text-style-name="P17" draw:layer="layout" svg:width="1cm" svg:height="1cm" svg:x="26.5cm" svg:y="13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26.65cm" svg:y="13.22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custom-shape draw:style-name="gr42" draw:text-style-name="P17" draw:layer="layout" svg:width="1cm" svg:height="1cm" svg:x="27.5cm" svg:y="13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27.65cm" svg:y="13.22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custom-shape draw:style-name="gr42" draw:text-style-name="P17" draw:layer="layout" svg:width="1cm" svg:height="1cm" svg:x="27.5cm" svg:y="14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27.65cm" svg:y="14.22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custom-shape draw:style-name="gr58" draw:text-style-name="P22" draw:layer="layout" svg:width="1cm" svg:height="1cm" svg:x="28.5cm" svg:y="16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28.65cm" svg:y="16.2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custom-shape draw:style-name="gr58" draw:text-style-name="P22" draw:layer="layout" svg:width="1cm" svg:height="1cm" svg:x="28.5cm" svg:y="17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7cm" svg:height="0.53cm" svg:x="28.65cm" svg:y="17.22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custom-shape draw:style-name="gr58" draw:text-style-name="P22" draw:layer="layout" svg:width="1cm" svg:height="1cm" svg:x="28.5cm" svg:y="18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28.65cm" svg:y="18.22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custom-shape draw:style-name="gr58" draw:text-style-name="P22" draw:layer="layout" svg:width="1cm" svg:height="1cm" svg:x="29.5cm" svg:y="1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1cm" svg:height="1cm" svg:x="30.5cm" svg:y="18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29.7cm" svg:y="17.25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59" draw:text-style-name="P23" draw:layer="layout" svg:width="0.695cm" svg:height="0.53cm" svg:x="30.7cm" svg:y="18.2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custom-shape draw:style-name="gr58" draw:text-style-name="P22" draw:layer="layout" svg:width="1cm" svg:height="1cm" svg:x="29.5cm" svg:y="18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6cm" svg:height="0.53cm" svg:x="29.65cm" svg:y="18.2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42" draw:text-style-name="P17" draw:layer="layout" svg:width="1cm" svg:height="1cm" svg:x="29.5cm" svg:y="16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29.65cm" svg:y="16.22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custom-shape draw:style-name="gr42" draw:text-style-name="P17" draw:layer="layout" svg:width="1cm" svg:height="1cm" svg:x="30.5cm" svg:y="16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30.65cm" svg:y="16.22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custom-shape draw:style-name="gr42" draw:text-style-name="P17" draw:layer="layout" svg:width="1cm" svg:height="1cm" svg:x="31.5cm" svg:y="16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31.65cm" svg:y="16.2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42" draw:text-style-name="P17" draw:layer="layout" svg:width="1cm" svg:height="1cm" svg:x="30.5cm" svg:y="17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30.65cm" svg:y="17.22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custom-shape draw:style-name="gr42" draw:text-style-name="P17" draw:layer="layout" svg:width="1cm" svg:height="1cm" svg:x="31.5cm" svg:y="17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31.65cm" svg:y="17.22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custom-shape draw:style-name="gr42" draw:text-style-name="P17" draw:layer="layout" svg:width="1cm" svg:height="1cm" svg:x="31.5cm" svg:y="18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31.65cm" svg:y="18.22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custom-shape draw:style-name="gr58" draw:text-style-name="P22" draw:layer="layout" svg:width="1cm" svg:height="1cm" svg:x="32.5cm" svg:y="20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32.65cm" svg:y="20.2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custom-shape draw:style-name="gr58" draw:text-style-name="P22" draw:layer="layout" svg:width="1cm" svg:height="1cm" svg:x="32.5cm" svg:y="21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7cm" svg:height="0.53cm" svg:x="32.65cm" svg:y="21.22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custom-shape draw:style-name="gr58" draw:text-style-name="P22" draw:layer="layout" svg:width="1cm" svg:height="1cm" svg:x="32.5cm" svg:y="22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32.65cm" svg:y="22.22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custom-shape draw:style-name="gr58" draw:text-style-name="P22" draw:layer="layout" svg:width="1cm" svg:height="1cm" svg:x="33.5cm" svg:y="2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1cm" svg:height="1cm" svg:x="34.5cm" svg:y="22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33.7cm" svg:y="21.25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59" draw:text-style-name="P23" draw:layer="layout" svg:width="0.695cm" svg:height="0.53cm" svg:x="34.7cm" svg:y="22.2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custom-shape draw:style-name="gr58" draw:text-style-name="P22" draw:layer="layout" svg:width="1cm" svg:height="1cm" svg:x="33.5cm" svg:y="22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6cm" svg:height="0.53cm" svg:x="33.65cm" svg:y="22.22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custom-shape draw:style-name="gr42" draw:text-style-name="P17" draw:layer="layout" svg:width="1cm" svg:height="1cm" svg:x="33.5cm" svg:y="20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33.65cm" svg:y="20.22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custom-shape draw:style-name="gr42" draw:text-style-name="P17" draw:layer="layout" svg:width="1cm" svg:height="1cm" svg:x="34.5cm" svg:y="20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34.65cm" svg:y="20.22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custom-shape draw:style-name="gr42" draw:text-style-name="P17" draw:layer="layout" svg:width="1cm" svg:height="1cm" svg:x="35.5cm" svg:y="20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35.65cm" svg:y="20.22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custom-shape draw:style-name="gr42" draw:text-style-name="P17" draw:layer="layout" svg:width="1cm" svg:height="1cm" svg:x="34.5cm" svg:y="21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34.65cm" svg:y="21.22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custom-shape draw:style-name="gr42" draw:text-style-name="P17" draw:layer="layout" svg:width="1cm" svg:height="1cm" svg:x="35.5cm" svg:y="21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35.65cm" svg:y="21.22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custom-shape draw:style-name="gr42" draw:text-style-name="P17" draw:layer="layout" svg:width="1cm" svg:height="1cm" svg:x="35.5cm" svg:y="22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35.65cm" svg:y="22.22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custom-shape draw:style-name="gr43" draw:text-style-name="P18" draw:layer="layout" svg:width="1cm" svg:height="1cm" svg:x="29.5cm" svg:y="12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29.65cm" svg:y="12.22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custom-shape draw:style-name="gr43" draw:text-style-name="P18" draw:layer="layout" svg:width="1cm" svg:height="1cm" svg:x="30.5cm" svg:y="12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695cm" svg:height="0.53cm" svg:x="30.65cm" svg:y="12.22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custom-shape draw:style-name="gr43" draw:text-style-name="P18" draw:layer="layout" svg:width="1cm" svg:height="1cm" svg:x="31.5cm" svg:y="12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1.65cm" svg:y="12.22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custom-shape draw:style-name="gr43" draw:text-style-name="P18" draw:layer="layout" svg:width="1cm" svg:height="1cm" svg:x="30.5cm" svg:y="13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0.65cm" svg:y="13.22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custom-shape draw:style-name="gr43" draw:text-style-name="P18" draw:layer="layout" svg:width="1cm" svg:height="1cm" svg:x="31.5cm" svg:y="13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695cm" svg:height="0.53cm" svg:x="31.65cm" svg:y="13.22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custom-shape draw:style-name="gr43" draw:text-style-name="P18" draw:layer="layout" svg:width="1cm" svg:height="1cm" svg:x="31.5cm" svg:y="14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1.65cm" svg:y="14.22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custom-shape draw:style-name="gr43" draw:text-style-name="P18" draw:layer="layout" svg:width="1cm" svg:height="1cm" svg:x="33.5cm" svg:y="16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3.65cm" svg:y="16.22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custom-shape draw:style-name="gr43" draw:text-style-name="P18" draw:layer="layout" svg:width="1cm" svg:height="1cm" svg:x="34.5cm" svg:y="16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695cm" svg:height="0.53cm" svg:x="34.65cm" svg:y="16.22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custom-shape draw:style-name="gr43" draw:text-style-name="P18" draw:layer="layout" svg:width="1cm" svg:height="1cm" svg:x="35.5cm" svg:y="16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5.65cm" svg:y="16.22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custom-shape draw:style-name="gr43" draw:text-style-name="P18" draw:layer="layout" svg:width="1cm" svg:height="1cm" svg:x="34.5cm" svg:y="17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4.65cm" svg:y="17.22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custom-shape draw:style-name="gr43" draw:text-style-name="P18" draw:layer="layout" svg:width="1cm" svg:height="1cm" svg:x="35.5cm" svg:y="17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695cm" svg:height="0.53cm" svg:x="35.65cm" svg:y="17.22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custom-shape draw:style-name="gr43" draw:text-style-name="P18" draw:layer="layout" svg:width="1cm" svg:height="1cm" svg:x="35.5cm" svg:y="18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5.65cm" svg:y="18.22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custom-shape draw:style-name="gr44" draw:text-style-name="P19" draw:layer="layout" svg:width="1cm" svg:height="1cm" svg:x="33.5cm" svg:y="12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33.65cm" svg:y="12.22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custom-shape draw:style-name="gr44" draw:text-style-name="P19" draw:layer="layout" svg:width="1cm" svg:height="1cm" svg:x="34.5cm" svg:y="12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695cm" svg:height="0.53cm" svg:x="34.65cm" svg:y="12.22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custom-shape draw:style-name="gr44" draw:text-style-name="P19" draw:layer="layout" svg:width="1cm" svg:height="1cm" svg:x="35.5cm" svg:y="12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35.65cm" svg:y="12.22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custom-shape draw:style-name="gr44" draw:text-style-name="P19" draw:layer="layout" svg:width="1cm" svg:height="1cm" svg:x="34.5cm" svg:y="13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34.65cm" svg:y="13.22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custom-shape draw:style-name="gr44" draw:text-style-name="P19" draw:layer="layout" svg:width="1cm" svg:height="1cm" svg:x="35.5cm" svg:y="13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695cm" svg:height="0.53cm" svg:x="35.65cm" svg:y="13.22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custom-shape draw:style-name="gr44" draw:text-style-name="P19" draw:layer="layout" svg:width="1cm" svg:height="1cm" svg:x="35.5cm" svg:y="14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35.65cm" svg:y="14.22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custom-shape draw:style-name="gr60" draw:text-style-name="P24" draw:layer="layout" svg:width="1cm" svg:height="1cm" svg:x="21.5cm" svg:y="19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1.65cm" svg:y="19.22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custom-shape draw:style-name="gr60" draw:text-style-name="P24" draw:layer="layout" svg:width="1cm" svg:height="1cm" svg:x="22.5cm" svg:y="19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2.65cm" svg:y="19.22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custom-shape draw:style-name="gr60" draw:text-style-name="P24" draw:layer="layout" svg:width="1cm" svg:height="1cm" svg:x="23.5cm" svg:y="19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3.65cm" svg:y="19.22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custom-shape draw:style-name="gr62" draw:text-style-name="P25" draw:layer="layout" svg:width="1cm" svg:height="1cm" svg:x="9cm" svg:y="16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9.15cm" svg:y="16.2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custom-shape draw:style-name="gr62" draw:text-style-name="P25" draw:layer="layout" svg:width="1cm" svg:height="1cm" svg:x="8cm" svg:y="16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0.7cm" svg:height="0.53cm" svg:x="8.15cm" svg:y="16.22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custom-shape draw:style-name="gr62" draw:text-style-name="P25" draw:layer="layout" svg:width="1cm" svg:height="1cm" svg:x="7cm" svg:y="16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0.695cm" svg:height="0.53cm" svg:x="7.15cm" svg:y="16.22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custom-shape draw:style-name="gr64" draw:text-style-name="P26" draw:layer="layout" svg:width="1cm" svg:height="1cm" svg:x="21.5cm" svg:y="23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695cm" svg:height="0.53cm" svg:x="21.65cm" svg:y="23.22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custom-shape draw:style-name="gr64" draw:text-style-name="P26" draw:layer="layout" svg:width="1cm" svg:height="1cm" svg:x="22.5cm" svg:y="23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7cm" svg:height="0.53cm" svg:x="22.65cm" svg:y="23.22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custom-shape draw:style-name="gr64" draw:text-style-name="P26" draw:layer="layout" svg:width="1cm" svg:height="1cm" svg:x="23.5cm" svg:y="23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7cm" svg:height="0.53cm" svg:x="23.65cm" svg:y="23.22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custom-shape draw:style-name="gr66" draw:text-style-name="P27" draw:layer="layout" svg:width="1cm" svg:height="1cm" svg:x="9cm" svg:y="15cm">
          <text:p/>
          <draw:enhanced-geometry svg:viewBox="0 0 21600 21600" draw:type="rectangle" draw:enhanced-path="M 0 0 L 21600 0 21600 21600 0 21600 0 0 Z N"/>
        </draw:custom-shape>
        <draw:frame draw:style-name="gr67" draw:text-style-name="P27" draw:layer="layout" svg:width="0.695cm" svg:height="0.53cm" svg:x="9.15cm" svg:y="15.2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custom-shape draw:style-name="gr66" draw:text-style-name="P27" draw:layer="layout" svg:width="1cm" svg:height="1cm" svg:x="8cm" svg:y="15cm">
          <text:p/>
          <draw:enhanced-geometry svg:viewBox="0 0 21600 21600" draw:type="rectangle" draw:enhanced-path="M 0 0 L 21600 0 21600 21600 0 21600 0 0 Z N"/>
        </draw:custom-shape>
        <draw:frame draw:style-name="gr68" draw:text-style-name="P27" draw:layer="layout" svg:width="0.7cm" svg:height="0.53cm" svg:x="8.15cm" svg:y="15.22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custom-shape draw:style-name="gr66" draw:text-style-name="P27" draw:layer="layout" svg:width="1cm" svg:height="1cm" svg:x="7cm" svg:y="15cm">
          <text:p/>
          <draw:enhanced-geometry svg:viewBox="0 0 21600 21600" draw:type="rectangle" draw:enhanced-path="M 0 0 L 21600 0 21600 21600 0 21600 0 0 Z N"/>
        </draw:custom-shape>
        <draw:frame draw:style-name="gr68" draw:text-style-name="P27" draw:layer="layout" svg:width="0.679cm" svg:height="0.53cm" svg:x="7.15cm" svg:y="15.22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custom-shape draw:style-name="gr69" draw:text-style-name="P26" draw:layer="layout" svg:width="1cm" svg:height="1cm" svg:x="21.5cm" svg:y="24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7cm" svg:height="0.53cm" svg:x="21.65cm" svg:y="24.22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custom-shape draw:style-name="gr69" draw:text-style-name="P26" draw:layer="layout" svg:width="1cm" svg:height="1cm" svg:x="22.5cm" svg:y="24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695cm" svg:height="0.53cm" svg:x="22.65cm" svg:y="24.22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custom-shape draw:style-name="gr69" draw:text-style-name="P26" draw:layer="layout" svg:width="1cm" svg:height="1cm" svg:x="23.5cm" svg:y="24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7cm" svg:height="0.53cm" svg:x="23.65cm" svg:y="24.22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custom-shape draw:style-name="gr69" draw:text-style-name="P26" draw:layer="layout" svg:width="1cm" svg:height="1cm" svg:x="22.5cm" svg:y="25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7cm" svg:height="0.53cm" svg:x="22.65cm" svg:y="25.22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custom-shape draw:style-name="gr69" draw:text-style-name="P26" draw:layer="layout" svg:width="1cm" svg:height="1cm" svg:x="23.5cm" svg:y="25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695cm" svg:height="0.53cm" svg:x="23.65cm" svg:y="25.2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custom-shape draw:style-name="gr69" draw:text-style-name="P26" draw:layer="layout" svg:width="1cm" svg:height="1cm" svg:x="23.5cm" svg:y="26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7cm" svg:height="0.53cm" svg:x="23.65cm" svg:y="26.22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70" draw:text-style-name="P27" draw:layer="layout" svg:width="1cm" svg:height="1cm" svg:x="21.5cm" svg:y="25cm">
          <text:p/>
          <draw:enhanced-geometry svg:viewBox="0 0 21600 21600" draw:type="rectangle" draw:enhanced-path="M 0 0 L 21600 0 21600 21600 0 21600 0 0 Z N"/>
        </draw:custom-shape>
        <draw:frame draw:style-name="gr67" draw:text-style-name="P27" draw:layer="layout" svg:width="0.695cm" svg:height="0.53cm" svg:x="21.65cm" svg:y="25.2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custom-shape draw:style-name="gr70" draw:text-style-name="P27" draw:layer="layout" svg:width="1cm" svg:height="1cm" svg:x="21.5cm" svg:y="26cm">
          <text:p/>
          <draw:enhanced-geometry svg:viewBox="0 0 21600 21600" draw:type="rectangle" draw:enhanced-path="M 0 0 L 21600 0 21600 21600 0 21600 0 0 Z N"/>
        </draw:custom-shape>
        <draw:frame draw:style-name="gr68" draw:text-style-name="P27" draw:layer="layout" svg:width="0.7cm" svg:height="0.53cm" svg:x="21.65cm" svg:y="26.22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custom-shape draw:style-name="gr70" draw:text-style-name="P27" draw:layer="layout" svg:width="1cm" svg:height="1cm" svg:x="22.5cm" svg:y="26cm">
          <text:p/>
          <draw:enhanced-geometry svg:viewBox="0 0 21600 21600" draw:type="rectangle" draw:enhanced-path="M 0 0 L 21600 0 21600 21600 0 21600 0 0 Z N"/>
        </draw:custom-shape>
        <draw:frame draw:style-name="gr67" draw:text-style-name="P27" draw:layer="layout" svg:width="0.695cm" svg:height="0.53cm" svg:x="22.65cm" svg:y="26.2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custom-shape draw:style-name="gr60" draw:text-style-name="P24" draw:layer="layout" svg:width="1cm" svg:height="1cm" svg:x="21.5cm" svg:y="20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1.65cm" svg:y="20.22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custom-shape draw:style-name="gr60" draw:text-style-name="P24" draw:layer="layout" svg:width="1cm" svg:height="1cm" svg:x="22.5cm" svg:y="20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2.65cm" svg:y="20.22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custom-shape draw:style-name="gr60" draw:text-style-name="P24" draw:layer="layout" svg:width="1cm" svg:height="1cm" svg:x="23.5cm" svg:y="20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3.65cm" svg:y="20.22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custom-shape draw:style-name="gr62" draw:text-style-name="P25" draw:layer="layout" svg:width="1cm" svg:height="1cm" svg:x="21.5cm" svg:y="21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1.65cm" svg:y="21.2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custom-shape draw:style-name="gr60" draw:text-style-name="P24" draw:layer="layout" svg:width="1cm" svg:height="1cm" svg:x="22.5cm" svg:y="21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2.65cm" svg:y="21.22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custom-shape draw:style-name="gr60" draw:text-style-name="P24" draw:layer="layout" svg:width="1cm" svg:height="1cm" svg:x="23.5cm" svg:y="21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3.65cm" svg:y="21.22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custom-shape draw:style-name="gr62" draw:text-style-name="P25" draw:layer="layout" svg:width="1cm" svg:height="1cm" svg:x="21.5cm" svg:y="22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0.7cm" svg:height="0.53cm" svg:x="21.65cm" svg:y="22.22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custom-shape draw:style-name="gr62" draw:text-style-name="P25" draw:layer="layout" svg:width="1cm" svg:height="1cm" svg:x="22.5cm" svg:y="22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2.65cm" svg:y="22.2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custom-shape draw:style-name="gr60" draw:text-style-name="P24" draw:layer="layout" svg:width="1cm" svg:height="1cm" svg:x="23.5cm" svg:y="22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3.65cm" svg:y="22.22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custom-shape draw:style-name="gr60" draw:text-style-name="P24" draw:layer="layout" svg:width="1cm" svg:height="1cm" svg:x="24.5cm" svg:y="23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4.65cm" svg:y="23.22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custom-shape draw:style-name="gr60" draw:text-style-name="P24" draw:layer="layout" svg:width="1cm" svg:height="1cm" svg:x="25.5cm" svg:y="23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5.65cm" svg:y="23.22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custom-shape draw:style-name="gr60" draw:text-style-name="P24" draw:layer="layout" svg:width="1cm" svg:height="1cm" svg:x="26.5cm" svg:y="23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6.65cm" svg:y="23.22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custom-shape draw:style-name="gr60" draw:text-style-name="P24" draw:layer="layout" svg:width="1cm" svg:height="1cm" svg:x="27.5cm" svg:y="23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7.65cm" svg:y="23.22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custom-shape draw:style-name="gr62" draw:text-style-name="P25" draw:layer="layout" svg:width="1cm" svg:height="1cm" svg:x="24.5cm" svg:y="24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4.65cm" svg:y="24.2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custom-shape draw:style-name="gr62" draw:text-style-name="P25" draw:layer="layout" svg:width="1cm" svg:height="1cm" svg:x="24.5cm" svg:y="25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0.7cm" svg:height="0.53cm" svg:x="24.65cm" svg:y="25.22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custom-shape draw:style-name="gr62" draw:text-style-name="P25" draw:layer="layout" svg:width="1cm" svg:height="1cm" svg:x="24.5cm" svg:y="26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0.695cm" svg:height="0.53cm" svg:x="24.65cm" svg:y="26.22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custom-shape draw:style-name="gr60" draw:text-style-name="P24" draw:layer="layout" svg:width="1cm" svg:height="1cm" svg:x="25.5cm" svg:y="24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5.65cm" svg:y="24.22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custom-shape draw:style-name="gr60" draw:text-style-name="P24" draw:layer="layout" svg:width="1cm" svg:height="1cm" svg:x="26.5cm" svg:y="24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6.65cm" svg:y="24.22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custom-shape draw:style-name="gr60" draw:text-style-name="P24" draw:layer="layout" svg:width="1cm" svg:height="1cm" svg:x="27.5cm" svg:y="24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7.65cm" svg:y="24.22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custom-shape draw:style-name="gr62" draw:text-style-name="P25" draw:layer="layout" svg:width="1cm" svg:height="1cm" svg:x="25.5cm" svg:y="25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5.65cm" svg:y="25.2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custom-shape draw:style-name="gr60" draw:text-style-name="P24" draw:layer="layout" svg:width="1cm" svg:height="1cm" svg:x="26.5cm" svg:y="25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6.65cm" svg:y="25.22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custom-shape draw:style-name="gr60" draw:text-style-name="P24" draw:layer="layout" svg:width="1cm" svg:height="1cm" svg:x="27.5cm" svg:y="25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7.65cm" svg:y="25.22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custom-shape draw:style-name="gr62" draw:text-style-name="P25" draw:layer="layout" svg:width="1cm" svg:height="1cm" svg:x="25.5cm" svg:y="26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0.7cm" svg:height="0.53cm" svg:x="25.65cm" svg:y="26.22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custom-shape draw:style-name="gr62" draw:text-style-name="P25" draw:layer="layout" svg:width="1cm" svg:height="1cm" svg:x="26.5cm" svg:y="26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6.65cm" svg:y="26.2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custom-shape draw:style-name="gr60" draw:text-style-name="P24" draw:layer="layout" svg:width="1cm" svg:height="1cm" svg:x="27.5cm" svg:y="26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7.65cm" svg:y="26.2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custom-shape draw:style-name="gr71" draw:text-style-name="P28" draw:layer="layout" svg:width="1cm" svg:height="1cm" svg:x="21.5cm" svg:y="15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1.65cm" svg:y="15.22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custom-shape draw:style-name="gr71" draw:text-style-name="P28" draw:layer="layout" svg:width="1cm" svg:height="1cm" svg:x="22.5cm" svg:y="15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2.65cm" svg:y="15.22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71" draw:text-style-name="P28" draw:layer="layout" svg:width="1cm" svg:height="1cm" svg:x="23.5cm" svg:y="15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3.65cm" svg:y="15.22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custom-shape draw:style-name="gr73" draw:text-style-name="P29" draw:layer="layout" svg:width="1cm" svg:height="1cm" svg:x="9cm" svg:y="17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9.15cm" svg:y="17.2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custom-shape draw:style-name="gr73" draw:text-style-name="P29" draw:layer="layout" svg:width="1cm" svg:height="1cm" svg:x="8cm" svg:y="17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7cm" svg:height="0.53cm" svg:x="8.15cm" svg:y="17.22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custom-shape draw:style-name="gr73" draw:text-style-name="P29" draw:layer="layout" svg:width="1cm" svg:height="1cm" svg:x="7cm" svg:y="17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695cm" svg:height="0.53cm" svg:x="7.15cm" svg:y="17.22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custom-shape draw:style-name="gr71" draw:text-style-name="P28" draw:layer="layout" svg:width="1cm" svg:height="1cm" svg:x="21.5cm" svg:y="16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1.65cm" svg:y="16.22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71" draw:text-style-name="P28" draw:layer="layout" svg:width="1cm" svg:height="1cm" svg:x="22.5cm" svg:y="16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2.65cm" svg:y="16.22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custom-shape draw:style-name="gr71" draw:text-style-name="P28" draw:layer="layout" svg:width="1cm" svg:height="1cm" svg:x="23.5cm" svg:y="16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3.65cm" svg:y="16.2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custom-shape draw:style-name="gr73" draw:text-style-name="P29" draw:layer="layout" svg:width="1cm" svg:height="1cm" svg:x="21.5cm" svg:y="17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1.65cm" svg:y="17.2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custom-shape draw:style-name="gr71" draw:text-style-name="P28" draw:layer="layout" svg:width="1cm" svg:height="1cm" svg:x="22.5cm" svg:y="17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2.65cm" svg:y="17.22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custom-shape draw:style-name="gr71" draw:text-style-name="P28" draw:layer="layout" svg:width="1cm" svg:height="1cm" svg:x="23.5cm" svg:y="17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3.65cm" svg:y="17.22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73" draw:text-style-name="P29" draw:layer="layout" svg:width="1cm" svg:height="1cm" svg:x="21.5cm" svg:y="18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7cm" svg:height="0.53cm" svg:x="21.65cm" svg:y="18.22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custom-shape draw:style-name="gr73" draw:text-style-name="P29" draw:layer="layout" svg:width="1cm" svg:height="1cm" svg:x="22.5cm" svg:y="18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2.65cm" svg:y="18.2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custom-shape draw:style-name="gr71" draw:text-style-name="P28" draw:layer="layout" svg:width="1cm" svg:height="1cm" svg:x="23.5cm" svg:y="18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3.65cm" svg:y="18.22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custom-shape draw:style-name="gr71" draw:text-style-name="P28" draw:layer="layout" svg:width="1cm" svg:height="1cm" svg:x="24.5cm" svg:y="19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4.65cm" svg:y="19.22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custom-shape draw:style-name="gr71" draw:text-style-name="P28" draw:layer="layout" svg:width="1cm" svg:height="1cm" svg:x="25.5cm" svg:y="19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5.65cm" svg:y="19.22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custom-shape draw:style-name="gr71" draw:text-style-name="P28" draw:layer="layout" svg:width="1cm" svg:height="1cm" svg:x="26.5cm" svg:y="19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6.65cm" svg:y="19.22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71" draw:text-style-name="P28" draw:layer="layout" svg:width="1cm" svg:height="1cm" svg:x="27.5cm" svg:y="19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7.65cm" svg:y="19.22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custom-shape draw:style-name="gr73" draw:text-style-name="P29" draw:layer="layout" svg:width="1cm" svg:height="1cm" svg:x="24.5cm" svg:y="20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4.65cm" svg:y="20.2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custom-shape draw:style-name="gr73" draw:text-style-name="P29" draw:layer="layout" svg:width="1cm" svg:height="1cm" svg:x="24.5cm" svg:y="21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7cm" svg:height="0.53cm" svg:x="24.65cm" svg:y="21.22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custom-shape draw:style-name="gr73" draw:text-style-name="P29" draw:layer="layout" svg:width="1cm" svg:height="1cm" svg:x="24.5cm" svg:y="22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695cm" svg:height="0.53cm" svg:x="24.65cm" svg:y="22.22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custom-shape draw:style-name="gr71" draw:text-style-name="P28" draw:layer="layout" svg:width="1cm" svg:height="1cm" svg:x="25.5cm" svg:y="20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5.65cm" svg:y="20.22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custom-shape draw:style-name="gr71" draw:text-style-name="P28" draw:layer="layout" svg:width="1cm" svg:height="1cm" svg:x="26.5cm" svg:y="20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6.65cm" svg:y="20.22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custom-shape draw:style-name="gr71" draw:text-style-name="P28" draw:layer="layout" svg:width="1cm" svg:height="1cm" svg:x="27.5cm" svg:y="20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7.65cm" svg:y="20.22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custom-shape draw:style-name="gr73" draw:text-style-name="P29" draw:layer="layout" svg:width="1cm" svg:height="1cm" svg:x="25.5cm" svg:y="21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5.65cm" svg:y="21.2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custom-shape draw:style-name="gr71" draw:text-style-name="P28" draw:layer="layout" svg:width="1cm" svg:height="1cm" svg:x="26.5cm" svg:y="21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6.65cm" svg:y="21.22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71" draw:text-style-name="P28" draw:layer="layout" svg:width="1cm" svg:height="1cm" svg:x="27.5cm" svg:y="21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7.65cm" svg:y="21.22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custom-shape draw:style-name="gr73" draw:text-style-name="P29" draw:layer="layout" svg:width="1cm" svg:height="1cm" svg:x="25.5cm" svg:y="22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7cm" svg:height="0.53cm" svg:x="25.65cm" svg:y="22.22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custom-shape draw:style-name="gr73" draw:text-style-name="P29" draw:layer="layout" svg:width="1cm" svg:height="1cm" svg:x="26.5cm" svg:y="22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6.65cm" svg:y="22.2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custom-shape draw:style-name="gr71" draw:text-style-name="P28" draw:layer="layout" svg:width="1cm" svg:height="1cm" svg:x="27.5cm" svg:y="22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7.65cm" svg:y="22.22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71" draw:text-style-name="P28" draw:layer="layout" svg:width="1cm" svg:height="1cm" svg:x="28.5cm" svg:y="23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8.65cm" svg:y="23.22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custom-shape draw:style-name="gr71" draw:text-style-name="P28" draw:layer="layout" svg:width="1cm" svg:height="1cm" svg:x="29.5cm" svg:y="23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9.65cm" svg:y="23.22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1" draw:text-style-name="P28" draw:layer="layout" svg:width="1cm" svg:height="1cm" svg:x="30.5cm" svg:y="23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30.65cm" svg:y="23.22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custom-shape draw:style-name="gr71" draw:text-style-name="P28" draw:layer="layout" svg:width="1cm" svg:height="1cm" svg:x="31.5cm" svg:y="23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31.65cm" svg:y="23.22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custom-shape draw:style-name="gr73" draw:text-style-name="P29" draw:layer="layout" svg:width="1cm" svg:height="1cm" svg:x="28.5cm" svg:y="24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8.65cm" svg:y="24.2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custom-shape draw:style-name="gr73" draw:text-style-name="P29" draw:layer="layout" svg:width="1cm" svg:height="1cm" svg:x="28.5cm" svg:y="25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7cm" svg:height="0.53cm" svg:x="28.65cm" svg:y="25.22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custom-shape draw:style-name="gr73" draw:text-style-name="P29" draw:layer="layout" svg:width="1cm" svg:height="1cm" svg:x="28.5cm" svg:y="26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695cm" svg:height="0.53cm" svg:x="28.65cm" svg:y="26.22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custom-shape draw:style-name="gr71" draw:text-style-name="P28" draw:layer="layout" svg:width="1cm" svg:height="1cm" svg:x="29.5cm" svg:y="24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9.65cm" svg:y="24.22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71" draw:text-style-name="P28" draw:layer="layout" svg:width="1cm" svg:height="1cm" svg:x="30.5cm" svg:y="24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30.65cm" svg:y="24.22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custom-shape draw:style-name="gr71" draw:text-style-name="P28" draw:layer="layout" svg:width="1cm" svg:height="1cm" svg:x="31.5cm" svg:y="24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31.65cm" svg:y="24.22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custom-shape draw:style-name="gr73" draw:text-style-name="P29" draw:layer="layout" svg:width="1cm" svg:height="1cm" svg:x="29.5cm" svg:y="25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9.65cm" svg:y="25.2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custom-shape draw:style-name="gr71" draw:text-style-name="P28" draw:layer="layout" svg:width="1cm" svg:height="1cm" svg:x="30.5cm" svg:y="25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30.65cm" svg:y="25.22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custom-shape draw:style-name="gr71" draw:text-style-name="P28" draw:layer="layout" svg:width="1cm" svg:height="1cm" svg:x="31.5cm" svg:y="25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31.65cm" svg:y="25.22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custom-shape draw:style-name="gr73" draw:text-style-name="P29" draw:layer="layout" svg:width="1cm" svg:height="1cm" svg:x="29.5cm" svg:y="26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7cm" svg:height="0.53cm" svg:x="29.65cm" svg:y="26.22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custom-shape draw:style-name="gr73" draw:text-style-name="P29" draw:layer="layout" svg:width="1cm" svg:height="1cm" svg:x="30.5cm" svg:y="26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30.65cm" svg:y="26.2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custom-shape draw:style-name="gr71" draw:text-style-name="P28" draw:layer="layout" svg:width="1cm" svg:height="1cm" svg:x="31.5cm" svg:y="26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31.65cm" svg:y="26.22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custom-shape draw:style-name="gr75" draw:text-style-name="P31" draw:layer="layout" svg:width="1cm" svg:height="1cm" svg:x="28.5cm" svg:y="12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7cm" svg:height="0.53cm" svg:x="28.65cm" svg:y="12.22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custom-shape draw:style-name="gr75" draw:text-style-name="P31" draw:layer="layout" svg:width="1cm" svg:height="1cm" svg:x="28.5cm" svg:y="13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695cm" svg:height="0.53cm" svg:x="28.65cm" svg:y="13.22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custom-shape draw:style-name="gr75" draw:text-style-name="P31" draw:layer="layout" svg:width="1cm" svg:height="1cm" svg:x="28.5cm" svg:y="14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7cm" svg:height="0.53cm" svg:x="28.65cm" svg:y="14.22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custom-shape draw:style-name="gr75" draw:text-style-name="P31" draw:layer="layout" svg:width="1cm" svg:height="1cm" svg:x="29.5cm" svg:y="13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695cm" svg:height="0.53cm" svg:x="29.65cm" svg:y="13.22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custom-shape draw:style-name="gr75" draw:text-style-name="P31" draw:layer="layout" svg:width="1cm" svg:height="1cm" svg:x="29.5cm" svg:y="14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7cm" svg:height="0.53cm" svg:x="29.65cm" svg:y="14.22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custom-shape draw:style-name="gr75" draw:text-style-name="P31" draw:layer="layout" svg:width="1cm" svg:height="1cm" svg:x="30.5cm" svg:y="14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695cm" svg:height="0.53cm" svg:x="30.65cm" svg:y="14.22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custom-shape draw:style-name="gr75" draw:text-style-name="P31" draw:layer="layout" svg:width="1cm" svg:height="1cm" svg:x="32.5cm" svg:y="16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7cm" svg:height="0.53cm" svg:x="32.65cm" svg:y="16.22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custom-shape draw:style-name="gr75" draw:text-style-name="P31" draw:layer="layout" svg:width="1cm" svg:height="1cm" svg:x="32.5cm" svg:y="17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695cm" svg:height="0.53cm" svg:x="32.65cm" svg:y="17.22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custom-shape draw:style-name="gr75" draw:text-style-name="P31" draw:layer="layout" svg:width="1cm" svg:height="1cm" svg:x="32.5cm" svg:y="18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7cm" svg:height="0.53cm" svg:x="32.65cm" svg:y="18.22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custom-shape draw:style-name="gr75" draw:text-style-name="P31" draw:layer="layout" svg:width="1cm" svg:height="1cm" svg:x="33.5cm" svg:y="17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695cm" svg:height="0.53cm" svg:x="33.65cm" svg:y="17.22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custom-shape draw:style-name="gr75" draw:text-style-name="P31" draw:layer="layout" svg:width="1cm" svg:height="1cm" svg:x="33.5cm" svg:y="18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7cm" svg:height="0.53cm" svg:x="33.65cm" svg:y="18.22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custom-shape draw:style-name="gr75" draw:text-style-name="P31" draw:layer="layout" svg:width="1cm" svg:height="1cm" svg:x="34.5cm" svg:y="18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695cm" svg:height="0.53cm" svg:x="34.65cm" svg:y="18.22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custom-shape draw:style-name="gr77" draw:text-style-name="P33" draw:layer="layout" svg:width="1cm" svg:height="1cm" svg:x="32.5cm" svg:y="12cm">
          <text:p/>
          <draw:enhanced-geometry svg:viewBox="0 0 21600 21600" draw:type="rectangle" draw:enhanced-path="M 0 0 L 21600 0 21600 21600 0 21600 0 0 Z N"/>
        </draw:custom-shape>
        <draw:frame draw:style-name="gr78" draw:text-style-name="P33" draw:layer="layout" svg:width="0.7cm" svg:height="0.53cm" svg:x="32.65cm" svg:y="12.22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custom-shape draw:style-name="gr77" draw:text-style-name="P33" draw:layer="layout" svg:width="1cm" svg:height="1cm" svg:x="32.5cm" svg:y="13cm">
          <text:p/>
          <draw:enhanced-geometry svg:viewBox="0 0 21600 21600" draw:type="rectangle" draw:enhanced-path="M 0 0 L 21600 0 21600 21600 0 21600 0 0 Z N"/>
        </draw:custom-shape>
        <draw:frame draw:style-name="gr78" draw:text-style-name="P33" draw:layer="layout" svg:width="0.7cm" svg:height="0.53cm" svg:x="32.65cm" svg:y="13.22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77" draw:text-style-name="P33" draw:layer="layout" svg:width="1cm" svg:height="1cm" svg:x="32.5cm" svg:y="14cm">
          <text:p/>
          <draw:enhanced-geometry svg:viewBox="0 0 21600 21600" draw:type="rectangle" draw:enhanced-path="M 0 0 L 21600 0 21600 21600 0 21600 0 0 Z N"/>
        </draw:custom-shape>
        <draw:frame draw:style-name="gr78" draw:text-style-name="P33" draw:layer="layout" svg:width="0.695cm" svg:height="0.53cm" svg:x="32.65cm" svg:y="14.22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custom-shape draw:style-name="gr77" draw:text-style-name="P33" draw:layer="layout" svg:width="1cm" svg:height="1cm" svg:x="33.5cm" svg:y="13cm">
          <text:p/>
          <draw:enhanced-geometry svg:viewBox="0 0 21600 21600" draw:type="rectangle" draw:enhanced-path="M 0 0 L 21600 0 21600 21600 0 21600 0 0 Z N"/>
        </draw:custom-shape>
        <draw:frame draw:style-name="gr78" draw:text-style-name="P33" draw:layer="layout" svg:width="0.7cm" svg:height="0.53cm" svg:x="33.65cm" svg:y="13.22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custom-shape draw:style-name="gr77" draw:text-style-name="P33" draw:layer="layout" svg:width="1cm" svg:height="1cm" svg:x="33.5cm" svg:y="14cm">
          <text:p/>
          <draw:enhanced-geometry svg:viewBox="0 0 21600 21600" draw:type="rectangle" draw:enhanced-path="M 0 0 L 21600 0 21600 21600 0 21600 0 0 Z N"/>
        </draw:custom-shape>
        <draw:frame draw:style-name="gr78" draw:text-style-name="P33" draw:layer="layout" svg:width="0.7cm" svg:height="0.53cm" svg:x="33.65cm" svg:y="14.22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custom-shape draw:style-name="gr77" draw:text-style-name="P33" draw:layer="layout" svg:width="1cm" svg:height="1cm" svg:x="34.5cm" svg:y="14cm">
          <text:p/>
          <draw:enhanced-geometry svg:viewBox="0 0 21600 21600" draw:type="rectangle" draw:enhanced-path="M 0 0 L 21600 0 21600 21600 0 21600 0 0 Z N"/>
        </draw:custom-shape>
        <draw:frame draw:style-name="gr78" draw:text-style-name="P33" draw:layer="layout" svg:width="0.7cm" svg:height="0.53cm" svg:x="34.65cm" svg:y="14.22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custom-shape draw:style-name="gr41" draw:text-style-name="P16" draw:layer="layout" svg:width="1cm" svg:height="1cm" svg:x="10cm" svg:y="18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10.15cm" svg:y="18.22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custom-shape draw:style-name="gr41" draw:text-style-name="P16" draw:layer="layout" svg:width="1cm" svg:height="1cm" svg:x="11cm" svg:y="18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11.15cm" svg:y="18.22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custom-shape draw:style-name="gr41" draw:text-style-name="P16" draw:layer="layout" svg:width="1cm" svg:height="1cm" svg:x="12cm" svg:y="18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12.15cm" svg:y="18.22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custom-shape draw:style-name="gr41" draw:text-style-name="P16" draw:layer="layout" svg:width="1cm" svg:height="1cm" svg:x="13cm" svg:y="18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13.15cm" svg:y="18.22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custom-shape draw:style-name="gr42" draw:text-style-name="P17" draw:layer="layout" svg:width="1cm" svg:height="1cm" svg:x="10cm" svg:y="19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10.15cm" svg:y="19.22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custom-shape draw:style-name="gr42" draw:text-style-name="P17" draw:layer="layout" svg:width="1cm" svg:height="1cm" svg:x="11cm" svg:y="19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11.15cm" svg:y="19.22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custom-shape draw:style-name="gr42" draw:text-style-name="P17" draw:layer="layout" svg:width="1cm" svg:height="1cm" svg:x="12cm" svg:y="19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12.15cm" svg:y="19.22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custom-shape draw:style-name="gr42" draw:text-style-name="P17" draw:layer="layout" svg:width="1cm" svg:height="1cm" svg:x="13cm" svg:y="19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13.15cm" svg:y="19.22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custom-shape draw:style-name="gr43" draw:text-style-name="P18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10.15cm" svg:y="20.22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custom-shape draw:style-name="gr43" draw:text-style-name="P18" draw:layer="layout" svg:width="1cm" svg:height="1cm" svg:x="11cm" svg:y="20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695cm" svg:height="0.53cm" svg:x="11.15cm" svg:y="20.22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custom-shape draw:style-name="gr43" draw:text-style-name="P18" draw:layer="layout" svg:width="1cm" svg:height="1cm" svg:x="12cm" svg:y="20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12.15cm" svg:y="20.22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custom-shape draw:style-name="gr43" draw:text-style-name="P18" draw:layer="layout" svg:width="1cm" svg:height="1cm" svg:x="13cm" svg:y="20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13.15cm" svg:y="20.22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custom-shape draw:style-name="gr44" draw:text-style-name="P19" draw:layer="layout" svg:width="1cm" svg:height="1cm" svg:x="10cm" svg:y="21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10.15cm" svg:y="21.22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custom-shape draw:style-name="gr44" draw:text-style-name="P19" draw:layer="layout" svg:width="1cm" svg:height="1cm" svg:x="11cm" svg:y="21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695cm" svg:height="0.53cm" svg:x="11.15cm" svg:y="21.22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custom-shape draw:style-name="gr44" draw:text-style-name="P19" draw:layer="layout" svg:width="1cm" svg:height="1cm" svg:x="12cm" svg:y="21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12.15cm" svg:y="21.22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custom-shape draw:style-name="gr44" draw:text-style-name="P19" draw:layer="layout" svg:width="1cm" svg:height="1cm" svg:x="13cm" svg:y="21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13.15cm" svg:y="21.22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custom-shape draw:style-name="gr71" draw:text-style-name="P28" draw:layer="layout" svg:width="1cm" svg:height="1cm" svg:x="10cm" svg:y="17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10.15cm" svg:y="17.22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custom-shape draw:style-name="gr71" draw:text-style-name="P28" draw:layer="layout" svg:width="1cm" svg:height="1cm" svg:x="11cm" svg:y="17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11.15cm" svg:y="17.22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custom-shape draw:style-name="gr71" draw:text-style-name="P28" draw:layer="layout" svg:width="1cm" svg:height="1cm" svg:x="12cm" svg:y="17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12.15cm" svg:y="17.22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custom-shape draw:style-name="gr71" draw:text-style-name="P28" draw:layer="layout" svg:width="1cm" svg:height="1cm" svg:x="13cm" svg:y="17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13.15cm" svg:y="17.22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custom-shape draw:style-name="gr60" draw:text-style-name="P24" draw:layer="layout" svg:width="1cm" svg:height="1cm" svg:x="10cm" svg:y="16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10.15cm" svg:y="16.22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custom-shape draw:style-name="gr60" draw:text-style-name="P24" draw:layer="layout" svg:width="1cm" svg:height="1cm" svg:x="11cm" svg:y="16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11.15cm" svg:y="16.22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custom-shape draw:style-name="gr60" draw:text-style-name="P24" draw:layer="layout" svg:width="1cm" svg:height="1cm" svg:x="12cm" svg:y="16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12.15cm" svg:y="16.22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custom-shape draw:style-name="gr60" draw:text-style-name="P24" draw:layer="layout" svg:width="1cm" svg:height="1cm" svg:x="13cm" svg:y="16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13.15cm" svg:y="16.22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custom-shape draw:style-name="gr69" draw:text-style-name="P26" draw:layer="layout" svg:width="1cm" svg:height="1cm" svg:x="10cm" svg:y="15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7cm" svg:height="0.53cm" svg:x="10.15cm" svg:y="15.22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custom-shape draw:style-name="gr69" draw:text-style-name="P26" draw:layer="layout" svg:width="1cm" svg:height="1cm" svg:x="11cm" svg:y="15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695cm" svg:height="0.53cm" svg:x="11.15cm" svg:y="15.22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custom-shape draw:style-name="gr69" draw:text-style-name="P26" draw:layer="layout" svg:width="1cm" svg:height="1cm" svg:x="12cm" svg:y="15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7cm" svg:height="0.53cm" svg:x="12.15cm" svg:y="15.22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custom-shape draw:style-name="gr69" draw:text-style-name="P26" draw:layer="layout" svg:width="1cm" svg:height="1cm" svg:x="13cm" svg:y="15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7cm" svg:height="0.53cm" svg:x="13.15cm" svg:y="15.22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custom-shape draw:style-name="gr55" draw:text-style-name="P20" draw:layer="layout" svg:width="1cm" svg:height="1cm" svg:x="20.5cm" svg:y="12cm">
          <text:p/>
          <draw:enhanced-geometry svg:viewBox="0 0 21600 21600" draw:type="rectangle" draw:enhanced-path="M 0 0 L 21600 0 21600 21600 0 21600 0 0 Z N"/>
        </draw:custom-shape>
        <draw:frame draw:style-name="gr56" draw:text-style-name="P21" draw:layer="layout" svg:width="0.695cm" svg:height="0.53cm" svg:x="20.65cm" svg:y="12.2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custom-shape draw:style-name="gr55" draw:text-style-name="P20" draw:layer="layout" svg:width="1cm" svg:height="1cm" svg:x="20.5cm" svg:y="13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7cm" svg:height="0.53cm" svg:x="20.65cm" svg:y="13.22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custom-shape draw:style-name="gr55" draw:text-style-name="P20" draw:layer="layout" svg:width="1cm" svg:height="1cm" svg:x="20.5cm" svg:y="14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0.695cm" svg:height="0.53cm" svg:x="20.65cm" svg:y="14.22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custom-shape draw:style-name="gr73" draw:text-style-name="P29" draw:layer="layout" svg:width="1cm" svg:height="1cm" svg:x="20.5cm" svg:y="16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695cm" svg:height="0.53cm" svg:x="20.65cm" svg:y="16.2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custom-shape draw:style-name="gr73" draw:text-style-name="P29" draw:layer="layout" svg:width="1cm" svg:height="1cm" svg:x="20.5cm" svg:y="17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7cm" svg:height="0.53cm" svg:x="20.65cm" svg:y="17.22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custom-shape draw:style-name="gr73" draw:text-style-name="P29" draw:layer="layout" svg:width="1cm" svg:height="1cm" svg:x="20.5cm" svg:y="18cm">
          <text:p/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0.695cm" svg:height="0.53cm" svg:x="20.65cm" svg:y="18.22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custom-shape draw:style-name="gr60" draw:text-style-name="P24" draw:layer="layout" svg:width="1cm" svg:height="1cm" svg:x="20.5cm" svg:y="19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7cm" svg:height="0.53cm" svg:x="20.65cm" svg:y="19.22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custom-shape draw:style-name="gr62" draw:text-style-name="P25" draw:layer="layout" svg:width="1cm" svg:height="1cm" svg:x="20.5cm" svg:y="20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0.695cm" svg:height="0.53cm" svg:x="20.65cm" svg:y="20.2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custom-shape draw:style-name="gr62" draw:text-style-name="P25" draw:layer="layout" svg:width="1cm" svg:height="1cm" svg:x="20.5cm" svg:y="21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0.7cm" svg:height="0.53cm" svg:x="20.65cm" svg:y="21.22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custom-shape draw:style-name="gr62" draw:text-style-name="P25" draw:layer="layout" svg:width="1cm" svg:height="1cm" svg:x="20.5cm" svg:y="22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0.695cm" svg:height="0.53cm" svg:x="20.65cm" svg:y="22.22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custom-shape draw:style-name="gr70" draw:text-style-name="P27" draw:layer="layout" svg:width="1cm" svg:height="1cm" svg:x="20.5cm" svg:y="24cm">
          <text:p/>
          <draw:enhanced-geometry svg:viewBox="0 0 21600 21600" draw:type="rectangle" draw:enhanced-path="M 0 0 L 21600 0 21600 21600 0 21600 0 0 Z N"/>
        </draw:custom-shape>
        <draw:frame draw:style-name="gr67" draw:text-style-name="P27" draw:layer="layout" svg:width="0.695cm" svg:height="0.53cm" svg:x="20.65cm" svg:y="24.2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custom-shape draw:style-name="gr70" draw:text-style-name="P27" draw:layer="layout" svg:width="1cm" svg:height="1cm" svg:x="20.5cm" svg:y="25cm">
          <text:p/>
          <draw:enhanced-geometry svg:viewBox="0 0 21600 21600" draw:type="rectangle" draw:enhanced-path="M 0 0 L 21600 0 21600 21600 0 21600 0 0 Z N"/>
        </draw:custom-shape>
        <draw:frame draw:style-name="gr68" draw:text-style-name="P27" draw:layer="layout" svg:width="0.7cm" svg:height="0.53cm" svg:x="20.65cm" svg:y="25.22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custom-shape draw:style-name="gr69" draw:text-style-name="P26" draw:layer="layout" svg:width="1cm" svg:height="1cm" svg:x="20.5cm" svg:y="23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0.7cm" svg:height="0.53cm" svg:x="20.65cm" svg:y="23.22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custom-shape draw:style-name="gr71" draw:text-style-name="P28" draw:layer="layout" svg:width="1cm" svg:height="1cm" svg:x="20.5cm" svg:y="15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0.7cm" svg:height="0.53cm" svg:x="20.65cm" svg:y="15.22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custom-shape draw:style-name="gr70" draw:text-style-name="P27" draw:layer="layout" svg:width="1cm" svg:height="1cm" svg:x="20.5cm" svg:y="26cm">
          <text:p/>
          <draw:enhanced-geometry svg:viewBox="0 0 21600 21600" draw:type="rectangle" draw:enhanced-path="M 0 0 L 21600 0 21600 21600 0 21600 0 0 Z N"/>
        </draw:custom-shape>
        <draw:frame draw:style-name="gr68" draw:text-style-name="P27" draw:layer="layout" svg:width="0.686cm" svg:height="0.53cm" svg:x="20.65cm" svg:y="26.22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custom-shape draw:style-name="gr58" draw:text-style-name="P22" draw:layer="layout" svg:width="1cm" svg:height="1cm" svg:x="9cm" svg:y="19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9.15cm" svg:y="19.2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custom-shape draw:style-name="gr58" draw:text-style-name="P22" draw:layer="layout" svg:width="1cm" svg:height="1cm" svg:x="8cm" svg:y="19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7cm" svg:height="0.53cm" svg:x="8.15cm" svg:y="19.22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custom-shape draw:style-name="gr58" draw:text-style-name="P22" draw:layer="layout" svg:width="1cm" svg:height="1cm" svg:x="7cm" svg:y="19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0.695cm" svg:height="0.53cm" svg:x="7.15cm" svg:y="19.22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custom-shape draw:style-name="gr75" draw:text-style-name="P31" draw:layer="layout" svg:width="1cm" svg:height="1cm" svg:x="9cm" svg:y="20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7cm" svg:height="0.53cm" svg:x="9.15cm" svg:y="20.22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custom-shape draw:style-name="gr75" draw:text-style-name="P31" draw:layer="layout" svg:width="1cm" svg:height="1cm" svg:x="8cm" svg:y="20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695cm" svg:height="0.53cm" svg:x="8.15cm" svg:y="20.22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custom-shape draw:style-name="gr75" draw:text-style-name="P31" draw:layer="layout" svg:width="1cm" svg:height="1cm" svg:x="7cm" svg:y="20cm">
          <text:p/>
          <draw:enhanced-geometry svg:viewBox="0 0 21600 21600" draw:type="rectangle" draw:enhanced-path="M 0 0 L 21600 0 21600 21600 0 21600 0 0 Z N"/>
        </draw:custom-shape>
        <draw:frame draw:style-name="gr76" draw:text-style-name="P32" draw:layer="layout" svg:width="0.7cm" svg:height="0.53cm" svg:x="7.15cm" svg:y="20.22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custom-shape draw:style-name="gr77" draw:text-style-name="P33" draw:layer="layout" svg:width="1cm" svg:height="1cm" svg:x="9cm" svg:y="21cm">
          <text:p/>
          <draw:enhanced-geometry svg:viewBox="0 0 21600 21600" draw:type="rectangle" draw:enhanced-path="M 0 0 L 21600 0 21600 21600 0 21600 0 0 Z N"/>
        </draw:custom-shape>
        <draw:frame draw:style-name="gr78" draw:text-style-name="P33" draw:layer="layout" svg:width="0.7cm" svg:height="0.53cm" svg:x="9.15cm" svg:y="21.22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custom-shape draw:style-name="gr77" draw:text-style-name="P33" draw:layer="layout" svg:width="1cm" svg:height="1cm" svg:x="8cm" svg:y="21cm">
          <text:p/>
          <draw:enhanced-geometry svg:viewBox="0 0 21600 21600" draw:type="rectangle" draw:enhanced-path="M 0 0 L 21600 0 21600 21600 0 21600 0 0 Z N"/>
        </draw:custom-shape>
        <draw:frame draw:style-name="gr78" draw:text-style-name="P33" draw:layer="layout" svg:width="0.7cm" svg:height="0.53cm" svg:x="8.15cm" svg:y="21.22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custom-shape draw:style-name="gr77" draw:text-style-name="P33" draw:layer="layout" svg:width="1cm" svg:height="1cm" svg:x="7cm" svg:y="21cm">
          <text:p/>
          <draw:enhanced-geometry svg:viewBox="0 0 21600 21600" draw:type="rectangle" draw:enhanced-path="M 0 0 L 21600 0 21600 21600 0 21600 0 0 Z N"/>
        </draw:custom-shape>
        <draw:frame draw:style-name="gr78" draw:text-style-name="P33" draw:layer="layout" svg:width="0.695cm" svg:height="0.53cm" svg:x="7.15cm" svg:y="21.22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custom-shape draw:style-name="gr41" draw:text-style-name="P16" draw:layer="layout" svg:width="1cm" svg:height="1cm" svg:x="24cm" svg:y="5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4.15cm" svg:y="5.22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custom-shape draw:style-name="gr41" draw:text-style-name="P16" draw:layer="layout" svg:width="1cm" svg:height="1cm" svg:x="25cm" svg:y="5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695cm" svg:height="0.53cm" svg:x="25.15cm" svg:y="5.22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custom-shape draw:style-name="gr41" draw:text-style-name="P16" draw:layer="layout" svg:width="1cm" svg:height="1cm" svg:x="26cm" svg:y="5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6.15cm" svg:y="5.22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custom-shape draw:style-name="gr41" draw:text-style-name="P16" draw:layer="layout" svg:width="1cm" svg:height="1cm" svg:x="27cm" svg:y="5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cm" svg:height="0.53cm" svg:x="27.15cm" svg:y="5.22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custom-shape draw:style-name="gr42" draw:text-style-name="P17" draw:layer="layout" svg:width="1cm" svg:height="1cm" svg:x="28cm" svg:y="5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6cm" svg:height="0.53cm" svg:x="28.15cm" svg:y="5.22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custom-shape draw:style-name="gr42" draw:text-style-name="P17" draw:layer="layout" svg:width="1cm" svg:height="1cm" svg:x="29cm" svg:y="5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695cm" svg:height="0.53cm" svg:x="29.15cm" svg:y="5.22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custom-shape draw:style-name="gr42" draw:text-style-name="P17" draw:layer="layout" svg:width="1cm" svg:height="1cm" svg:x="30cm" svg:y="5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30.15cm" svg:y="5.22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custom-shape draw:style-name="gr42" draw:text-style-name="P17" draw:layer="layout" svg:width="1cm" svg:height="1cm" svg:x="31cm" svg:y="5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0.7cm" svg:height="0.53cm" svg:x="31.15cm" svg:y="5.22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custom-shape draw:style-name="gr43" draw:text-style-name="P18" draw:layer="layout" svg:width="1cm" svg:height="1cm" svg:x="32cm" svg:y="5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2.15cm" svg:y="5.22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custom-shape draw:style-name="gr43" draw:text-style-name="P18" draw:layer="layout" svg:width="1cm" svg:height="1cm" svg:x="33cm" svg:y="5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695cm" svg:height="0.53cm" svg:x="33.15cm" svg:y="5.22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custom-shape draw:style-name="gr43" draw:text-style-name="P18" draw:layer="layout" svg:width="1cm" svg:height="1cm" svg:x="34cm" svg:y="5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4.15cm" svg:y="5.22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custom-shape draw:style-name="gr43" draw:text-style-name="P18" draw:layer="layout" svg:width="1cm" svg:height="1cm" svg:x="35cm" svg:y="5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cm" svg:height="0.53cm" svg:x="35.15cm" svg:y="5.22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custom-shape draw:style-name="gr44" draw:text-style-name="P19" draw:layer="layout" svg:width="1cm" svg:height="1cm" svg:x="36cm" svg:y="5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36.15cm" svg:y="5.22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custom-shape draw:style-name="gr44" draw:text-style-name="P19" draw:layer="layout" svg:width="1cm" svg:height="1cm" svg:x="37cm" svg:y="5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695cm" svg:height="0.53cm" svg:x="37.15cm" svg:y="5.22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custom-shape draw:style-name="gr44" draw:text-style-name="P19" draw:layer="layout" svg:width="1cm" svg:height="1cm" svg:x="38cm" svg:y="5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38.15cm" svg:y="5.22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custom-shape draw:style-name="gr44" draw:text-style-name="P19" draw:layer="layout" svg:width="1cm" svg:height="1cm" svg:x="39cm" svg:y="5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cm" svg:height="0.53cm" svg:x="39.15cm" svg:y="5.22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custom-shape draw:style-name="gr24" draw:text-style-name="P2" draw:layer="layout" svg:width="1cm" svg:height="1cm" svg:x="24cm" svg:y="3.5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691cm" svg:height="0.53cm" svg:x="24.15cm" svg:y="3.72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custom-shape draw:style-name="gr24" draw:text-style-name="P2" draw:layer="layout" svg:width="1cm" svg:height="1cm" svg:x="25cm" svg:y="3.5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704cm" svg:height="0.53cm" svg:x="25.15cm" svg:y="3.72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custom-shape draw:style-name="gr24" draw:text-style-name="P2" draw:layer="layout" svg:width="1cm" svg:height="1cm" svg:x="26cm" svg:y="3.5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699cm" svg:height="0.53cm" svg:x="26.15cm" svg:y="3.72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custom-shape draw:style-name="gr24" draw:text-style-name="P2" draw:layer="layout" svg:width="1cm" svg:height="1cm" svg:x="27cm" svg:y="3.5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704cm" svg:height="0.53cm" svg:x="27.15cm" svg:y="3.72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custom-shape draw:style-name="gr37" draw:text-style-name="P2" draw:layer="layout" svg:width="1cm" svg:height="1cm" svg:x="28cm" svg:y="3.5cm">
          <text:p/>
          <draw:enhanced-geometry svg:viewBox="0 0 21600 21600" draw:type="rectangle" draw:enhanced-path="M 0 0 L 21600 0 21600 21600 0 21600 0 0 Z N"/>
        </draw:custom-shape>
        <draw:frame draw:style-name="gr52" draw:text-style-name="P9" draw:layer="layout" svg:width="0.707cm" svg:height="0.53cm" svg:x="28.15cm" svg:y="3.7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custom-shape draw:style-name="gr37" draw:text-style-name="P2" draw:layer="layout" svg:width="1cm" svg:height="1cm" svg:x="29cm" svg:y="3.5cm">
          <text:p/>
          <draw:enhanced-geometry svg:viewBox="0 0 21600 21600" draw:type="rectangle" draw:enhanced-path="M 0 0 L 21600 0 21600 21600 0 21600 0 0 Z N"/>
        </draw:custom-shape>
        <draw:frame draw:style-name="gr52" draw:text-style-name="P9" draw:layer="layout" svg:width="0.704cm" svg:height="0.53cm" svg:x="29.15cm" svg:y="3.72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custom-shape draw:style-name="gr37" draw:text-style-name="P2" draw:layer="layout" svg:width="1cm" svg:height="1cm" svg:x="30cm" svg:y="3.5cm">
          <text:p/>
          <draw:enhanced-geometry svg:viewBox="0 0 21600 21600" draw:type="rectangle" draw:enhanced-path="M 0 0 L 21600 0 21600 21600 0 21600 0 0 Z N"/>
        </draw:custom-shape>
        <draw:frame draw:style-name="gr52" draw:text-style-name="P9" draw:layer="layout" svg:width="0.699cm" svg:height="0.53cm" svg:x="30.15cm" svg:y="3.72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37" draw:text-style-name="P2" draw:layer="layout" svg:width="1cm" svg:height="1cm" svg:x="31cm" svg:y="3.5cm">
          <text:p/>
          <draw:enhanced-geometry svg:viewBox="0 0 21600 21600" draw:type="rectangle" draw:enhanced-path="M 0 0 L 21600 0 21600 21600 0 21600 0 0 Z N"/>
        </draw:custom-shape>
        <draw:frame draw:style-name="gr52" draw:text-style-name="P9" draw:layer="layout" svg:width="0.704cm" svg:height="0.53cm" svg:x="31.15cm" svg:y="3.72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custom-shape draw:style-name="gr38" draw:text-style-name="P2" draw:layer="layout" svg:width="1cm" svg:height="1cm" svg:x="32cm" svg:y="3.5cm">
          <text:p/>
          <draw:enhanced-geometry svg:viewBox="0 0 21600 21600" draw:type="rectangle" draw:enhanced-path="M 0 0 L 21600 0 21600 21600 0 21600 0 0 Z N"/>
        </draw:custom-shape>
        <draw:frame draw:style-name="gr53" draw:text-style-name="P9" draw:layer="layout" svg:width="0.707cm" svg:height="0.53cm" svg:x="32.15cm" svg:y="3.72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custom-shape draw:style-name="gr38" draw:text-style-name="P2" draw:layer="layout" svg:width="1cm" svg:height="1cm" svg:x="33cm" svg:y="3.5cm">
          <text:p/>
          <draw:enhanced-geometry svg:viewBox="0 0 21600 21600" draw:type="rectangle" draw:enhanced-path="M 0 0 L 21600 0 21600 21600 0 21600 0 0 Z N"/>
        </draw:custom-shape>
        <draw:frame draw:style-name="gr53" draw:text-style-name="P9" draw:layer="layout" svg:width="0.704cm" svg:height="0.53cm" svg:x="33.15cm" svg:y="3.72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38" draw:text-style-name="P2" draw:layer="layout" svg:width="1cm" svg:height="1cm" svg:x="34cm" svg:y="3.5cm">
          <text:p/>
          <draw:enhanced-geometry svg:viewBox="0 0 21600 21600" draw:type="rectangle" draw:enhanced-path="M 0 0 L 21600 0 21600 21600 0 21600 0 0 Z N"/>
        </draw:custom-shape>
        <draw:frame draw:style-name="gr53" draw:text-style-name="P9" draw:layer="layout" svg:width="0.699cm" svg:height="0.53cm" svg:x="34.15cm" svg:y="3.72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custom-shape draw:style-name="gr38" draw:text-style-name="P2" draw:layer="layout" svg:width="1cm" svg:height="1cm" svg:x="35cm" svg:y="3.5cm">
          <text:p/>
          <draw:enhanced-geometry svg:viewBox="0 0 21600 21600" draw:type="rectangle" draw:enhanced-path="M 0 0 L 21600 0 21600 21600 0 21600 0 0 Z N"/>
        </draw:custom-shape>
        <draw:frame draw:style-name="gr53" draw:text-style-name="P9" draw:layer="layout" svg:width="0.704cm" svg:height="0.53cm" svg:x="35.15cm" svg:y="3.72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custom-shape draw:style-name="gr39" draw:text-style-name="P2" draw:layer="layout" svg:width="1cm" svg:height="1cm" svg:x="36cm" svg:y="3.5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0.707cm" svg:height="0.53cm" svg:x="36.15cm" svg:y="3.72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custom-shape draw:style-name="gr39" draw:text-style-name="P2" draw:layer="layout" svg:width="1cm" svg:height="1cm" svg:x="37cm" svg:y="3.5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0.704cm" svg:height="0.53cm" svg:x="37.15cm" svg:y="3.7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custom-shape draw:style-name="gr39" draw:text-style-name="P2" draw:layer="layout" svg:width="1cm" svg:height="1cm" svg:x="38cm" svg:y="3.5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0.699cm" svg:height="0.53cm" svg:x="38.15cm" svg:y="3.72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custom-shape draw:style-name="gr39" draw:text-style-name="P2" draw:layer="layout" svg:width="1cm" svg:height="1cm" svg:x="39cm" svg:y="3.5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0.704cm" svg:height="0.53cm" svg:x="39.15cm" svg:y="3.72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46" draw:text-style-name="P2" draw:layer="layout" svg:x1="5cm" svg:y1="10cm" svg:x2="10cm" svg:y2="14.25cm">
          <text:p/>
        </draw:line>
        <draw:line draw:style-name="gr46" draw:text-style-name="P2" draw:layer="layout" svg:x1="15cm" svg:y1="19cm" svg:x2="19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ans KR2" svg:font-family="'Noto Sans KR'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Gradient_20_11" draw:display-name="Gradient 11" draw:style="radial" draw:cx="50%" draw:cy="50%" draw:start-color="#000000" draw:end-color="#fff8dc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draw:marker draw:name="화살촉_20_3" draw:display-name="화살촉 3" svg:viewBox="0 0 20 20" svg:d="M0 20l10-20 10 20z"/>
    <draw:marker draw:name="화살촉_20_4" draw:display-name="화살촉 4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7T15:26:12.941000000</meta:creation-date>
    <dc:date>2023-02-28T15:08:59.126000000</dc:date>
    <meta:editing-duration>PT6H41M46S</meta:editing-duration>
    <meta:editing-cycles>27</meta:editing-cycles>
    <meta:generator>LibreOffice/7.4.3.2$Windows_X86_64 LibreOffice_project/1048a8393ae2eeec98dff31b5c133c5f1d08b890</meta:generator>
    <meta:document-statistic meta:object-count="2733"/>
  </office:meta>
</office:document-meta>
</file>

<file path=Object 10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44} # h_{45} # h_{46} # h_{47} ##
h_{54} # h_{55} # h_{56} # h_{57} ##
h_{64} # h_{65} # h_{66} # h_{67} ##
h_{74} # h_{75} # h_{76} # h_{77} 
} </annotation>
  </semantics>
</math>
</file>

<file path=Object 100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101/content.xml><?xml version="1.0" encoding="utf-8"?>
<math xmlns="http://www.w3.org/1998/Math/MathML" display="block">
  <semantics>
    <msub>
      <mi>h</mi>
      <mn>46</mn>
    </msub>
    <annotation encoding="StarMath 5.0">h_{ 46}</annotation>
  </semantics>
</math>
</file>

<file path=Object 102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103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104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105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06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07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08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09/content.xml><?xml version="1.0" encoding="utf-8"?>
<math xmlns="http://www.w3.org/1998/Math/MathML" display="block">
  <semantics>
    <msub>
      <mi>h</mi>
      <mn>42</mn>
    </msub>
    <annotation encoding="StarMath 5.0">h_{ 42}</annotation>
  </semantics>
</math>
</file>

<file path=Object 110/content.xml><?xml version="1.0" encoding="utf-8"?>
<math xmlns="http://www.w3.org/1998/Math/MathML" display="block">
  <semantics>
    <msub>
      <mi>h</mi>
      <mn>42</mn>
    </msub>
    <annotation encoding="StarMath 5.0">h_{ 42}</annotation>
  </semantics>
</math>
</file>

<file path=Object 111/content.xml><?xml version="1.0" encoding="utf-8"?>
<math xmlns="http://www.w3.org/1998/Math/MathML" display="block">
  <semantics>
    <msub>
      <mi>h</mi>
      <mn>41</mn>
    </msub>
    <annotation encoding="StarMath 5.0">h_{ 41}</annotation>
  </semantics>
</math>
</file>

<file path=Object 112/content.xml><?xml version="1.0" encoding="utf-8"?>
<math xmlns="http://www.w3.org/1998/Math/MathML" display="block">
  <semantics>
    <msub>
      <mi>h</mi>
      <mn>14</mn>
    </msub>
    <annotation encoding="StarMath 5.0">h_{ 14 }</annotation>
  </semantics>
</math>
</file>

<file path=Object 113/content.xml><?xml version="1.0" encoding="utf-8"?>
<math xmlns="http://www.w3.org/1998/Math/MathML" display="block">
  <semantics>
    <msub>
      <mi>h</mi>
      <mn>15</mn>
    </msub>
    <annotation encoding="StarMath 5.0">h_{ 15}</annotation>
  </semantics>
</math>
</file>

<file path=Object 114/content.xml><?xml version="1.0" encoding="utf-8"?>
<math xmlns="http://www.w3.org/1998/Math/MathML" display="block">
  <semantics>
    <msub>
      <mi>h</mi>
      <mn>16</mn>
    </msub>
    <annotation encoding="StarMath 5.0">h_{ 16}</annotation>
  </semantics>
</math>
</file>

<file path=Object 115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16/content.xml><?xml version="1.0" encoding="utf-8"?>
<math xmlns="http://www.w3.org/1998/Math/MathML" display="block">
  <semantics>
    <msub>
      <mi>h</mi>
      <mn>14</mn>
    </msub>
    <annotation encoding="StarMath 5.0">h_{ 14 }</annotation>
  </semantics>
</math>
</file>

<file path=Object 117/content.xml><?xml version="1.0" encoding="utf-8"?>
<math xmlns="http://www.w3.org/1998/Math/MathML" display="block">
  <semantics>
    <msub>
      <mi>h</mi>
      <mn>15</mn>
    </msub>
    <annotation encoding="StarMath 5.0">h_{ 15}</annotation>
  </semantics>
</math>
</file>

<file path=Object 118/content.xml><?xml version="1.0" encoding="utf-8"?>
<math xmlns="http://www.w3.org/1998/Math/MathML" display="block">
  <semantics>
    <msub>
      <mi>h</mi>
      <mn>14</mn>
    </msub>
    <annotation encoding="StarMath 5.0">h_{ 14 }</annotation>
  </semantics>
</math>
</file>

<file path=Object 119/content.xml><?xml version="1.0" encoding="utf-8"?>
<math xmlns="http://www.w3.org/1998/Math/MathML" display="block">
  <semantics>
    <msub>
      <mi>h</mi>
      <mn>42</mn>
    </msub>
    <annotation encoding="StarMath 5.0">h_{ 42}</annotation>
  </semantics>
</math>
</file>

<file path=Object 120/content.xml><?xml version="1.0" encoding="utf-8"?>
<math xmlns="http://www.w3.org/1998/Math/MathML" display="block">
  <semantics>
    <msub>
      <mi>h</mi>
      <mn>41</mn>
    </msub>
    <annotation encoding="StarMath 5.0">h_{ 41}</annotation>
  </semantics>
</math>
</file>

<file path=Object 121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22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23/content.xml><?xml version="1.0" encoding="utf-8"?>
<math xmlns="http://www.w3.org/1998/Math/MathML" display="block">
  <semantics>
    <msub>
      <mi>h</mi>
      <mn>42</mn>
    </msub>
    <annotation encoding="StarMath 5.0">h_{ 42}</annotation>
  </semantics>
</math>
</file>

<file path=Object 124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25/content.xml><?xml version="1.0" encoding="utf-8"?>
<math xmlns="http://www.w3.org/1998/Math/MathML" display="block">
  <semantics>
    <msub>
      <mi>h</mi>
      <mn>42</mn>
    </msub>
    <annotation encoding="StarMath 5.0">h_{ 42}</annotation>
  </semantics>
</math>
</file>

<file path=Object 126/content.xml><?xml version="1.0" encoding="utf-8"?>
<math xmlns="http://www.w3.org/1998/Math/MathML" display="block">
  <semantics>
    <msub>
      <mi>h</mi>
      <mn>41</mn>
    </msub>
    <annotation encoding="StarMath 5.0">h_{ 41}</annotation>
  </semantics>
</math>
</file>

<file path=Object 127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28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29/content.xml><?xml version="1.0" encoding="utf-8"?>
<math xmlns="http://www.w3.org/1998/Math/MathML" display="block">
  <semantics>
    <msub>
      <mi>h</mi>
      <mn>42</mn>
    </msub>
    <annotation encoding="StarMath 5.0">h_{ 42}</annotation>
  </semantics>
</math>
</file>

<file path=Object 13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44} # h_{45} # h_{46} # h_{47} ##
h_{54} # h_{55} # h_{56} # h_{57} ##
h_{64} # h_{65} # h_{66} # h_{67} ##
h_{74} # h_{75} # h_{76} # h_{77} 
} </annotation>
  </semantics>
</math>
</file>

<file path=Object 130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31/content.xml><?xml version="1.0" encoding="utf-8"?>
<math xmlns="http://www.w3.org/1998/Math/MathML" display="block">
  <semantics>
    <msub>
      <mi>h</mi>
      <mn>42</mn>
    </msub>
    <annotation encoding="StarMath 5.0">h_{ 42}</annotation>
  </semantics>
</math>
</file>

<file path=Object 132/content.xml><?xml version="1.0" encoding="utf-8"?>
<math xmlns="http://www.w3.org/1998/Math/MathML" display="block">
  <semantics>
    <msub>
      <mi>h</mi>
      <mn>41</mn>
    </msub>
    <annotation encoding="StarMath 5.0">h_{ 41}</annotation>
  </semantics>
</math>
</file>

<file path=Object 133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34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35/content.xml><?xml version="1.0" encoding="utf-8"?>
<math xmlns="http://www.w3.org/1998/Math/MathML" display="block">
  <semantics>
    <msub>
      <mi>h</mi>
      <mn>42</mn>
    </msub>
    <annotation encoding="StarMath 5.0">h_{ 42}</annotation>
  </semantics>
</math>
</file>

<file path=Object 136/content.xml><?xml version="1.0" encoding="utf-8"?>
<math xmlns="http://www.w3.org/1998/Math/MathML" display="block">
  <semantics>
    <msub>
      <mi>h</mi>
      <mn>53</mn>
    </msub>
    <annotation encoding="StarMath 5.0">h_{ 53 }</annotation>
  </semantics>
</math>
</file>

<file path=Object 137/content.xml><?xml version="1.0" encoding="utf-8"?>
<math xmlns="http://www.w3.org/1998/Math/MathML" display="block">
  <semantics>
    <msub>
      <mi>h</mi>
      <mn>52</mn>
    </msub>
    <annotation encoding="StarMath 5.0">h_{ 52}</annotation>
  </semantics>
</math>
</file>

<file path=Object 138/content.xml><?xml version="1.0" encoding="utf-8"?>
<math xmlns="http://www.w3.org/1998/Math/MathML" display="block">
  <semantics>
    <msub>
      <mi>h</mi>
      <mn>51</mn>
    </msub>
    <annotation encoding="StarMath 5.0">h_{51}</annotation>
  </semantics>
</math>
</file>

<file path=Object 139/content.xml><?xml version="1.0" encoding="utf-8"?>
<math xmlns="http://www.w3.org/1998/Math/MathML" display="block">
  <semantics>
    <msub>
      <mi>h</mi>
      <mn>53</mn>
    </msub>
    <annotation encoding="StarMath 5.0">h_{ 53 }</annotation>
  </semantics>
</math>
</file>

<file path=Object 14/content.xml><?xml version="1.0" encoding="utf-8"?>
<math xmlns="http://www.w3.org/1998/Math/MathML" display="block">
  <semantics>
    <mtable>
      <mtr>
        <mtd>
          <msub>
            <mi>b</mi>
            <mn>11</mn>
          </msub>
        </mtd>
        <mtd>
          <msub>
            <mi>b</mi>
            <mn>12</mn>
          </msub>
        </mtd>
        <mtd>
          <msub>
            <mi>b</mi>
            <mn>13</mn>
          </msub>
        </mtd>
        <mtd>
          <msub>
            <mi>b</mi>
            <mn>14</mn>
          </msub>
        </mtd>
      </mtr>
      <mtr>
        <mtd>
          <msub>
            <mi>b</mi>
            <mn>21</mn>
          </msub>
        </mtd>
        <mtd>
          <msub>
            <mi>b</mi>
            <mn>22</mn>
          </msub>
        </mtd>
        <mtd>
          <msub>
            <mi>b</mi>
            <mn>23</mn>
          </msub>
        </mtd>
        <mtd>
          <msub>
            <mi>b</mi>
            <mn>24</mn>
          </msub>
        </mtd>
      </mtr>
      <mtr>
        <mtd>
          <msub>
            <mi>b</mi>
            <mn>31</mn>
          </msub>
        </mtd>
        <mtd>
          <msub>
            <mi>b</mi>
            <mn>32</mn>
          </msub>
        </mtd>
        <mtd>
          <msub>
            <mi>b</mi>
            <mn>33</mn>
          </msub>
        </mtd>
        <mtd>
          <msub>
            <mi>b</mi>
            <mn>34</mn>
          </msub>
        </mtd>
      </mtr>
      <mtr>
        <mtd>
          <msub>
            <mi>b</mi>
            <mn>41</mn>
          </msub>
        </mtd>
        <mtd>
          <msub>
            <mi>b</mi>
            <mn>42</mn>
          </msub>
        </mtd>
        <mtd>
          <msub>
            <mi>b</mi>
            <mn>43</mn>
          </msub>
        </mtd>
        <mtd>
          <msub>
            <mi>b</mi>
            <mn>44</mn>
          </msub>
        </mtd>
      </mtr>
    </mtable>
    <annotation encoding="StarMath 5.0"> matrix { 
b_{11} # b_{12} # b_{13} # b_{14} ## 
b_{21} # b_{22} # b_{23} # b_{24} ##  
b_{31} # b_{32} # b_{33} # b_{34} ##
b_{41} # b_{42} # b_{43}  #b_{ 44 } 
} </annotation>
  </semantics>
</math>
</file>

<file path=Object 140/content.xml><?xml version="1.0" encoding="utf-8"?>
<math xmlns="http://www.w3.org/1998/Math/MathML" display="block">
  <semantics>
    <msub>
      <mi>h</mi>
      <mn>53</mn>
    </msub>
    <annotation encoding="StarMath 5.0">h_{ 53 }</annotation>
  </semantics>
</math>
</file>

<file path=Object 141/content.xml><?xml version="1.0" encoding="utf-8"?>
<math xmlns="http://www.w3.org/1998/Math/MathML" display="block">
  <semantics>
    <msub>
      <mi>h</mi>
      <mn>52</mn>
    </msub>
    <annotation encoding="StarMath 5.0">h_{ 52}</annotation>
  </semantics>
</math>
</file>

<file path=Object 142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143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144/content.xml><?xml version="1.0" encoding="utf-8"?>
<math xmlns="http://www.w3.org/1998/Math/MathML" display="block">
  <semantics>
    <msub>
      <mi>h</mi>
      <mn>56</mn>
    </msub>
    <annotation encoding="StarMath 5.0">h_{ 56}</annotation>
  </semantics>
</math>
</file>

<file path=Object 145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146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147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148/content.xml><?xml version="1.0" encoding="utf-8"?>
<math xmlns="http://www.w3.org/1998/Math/MathML" display="block">
  <semantics>
    <msub>
      <mi>h</mi>
      <mn>53</mn>
    </msub>
    <annotation encoding="StarMath 5.0">h_{ 53 }</annotation>
  </semantics>
</math>
</file>

<file path=Object 149/content.xml><?xml version="1.0" encoding="utf-8"?>
<math xmlns="http://www.w3.org/1998/Math/MathML" display="block">
  <semantics>
    <msub>
      <mi>h</mi>
      <mn>52</mn>
    </msub>
    <annotation encoding="StarMath 5.0">h_{ 52}</annotation>
  </semantics>
</math>
</file>

<file path=Object 15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150/content.xml><?xml version="1.0" encoding="utf-8"?>
<math xmlns="http://www.w3.org/1998/Math/MathML" display="block">
  <semantics>
    <msub>
      <mi>h</mi>
      <mn>51</mn>
    </msub>
    <annotation encoding="StarMath 5.0">h_{51}</annotation>
  </semantics>
</math>
</file>

<file path=Object 151/content.xml><?xml version="1.0" encoding="utf-8"?>
<math xmlns="http://www.w3.org/1998/Math/MathML" display="block">
  <semantics>
    <msub>
      <mi>h</mi>
      <mn>53</mn>
    </msub>
    <annotation encoding="StarMath 5.0">h_{ 53 }</annotation>
  </semantics>
</math>
</file>

<file path=Object 152/content.xml><?xml version="1.0" encoding="utf-8"?>
<math xmlns="http://www.w3.org/1998/Math/MathML" display="block">
  <semantics>
    <msub>
      <mi>h</mi>
      <mn>53</mn>
    </msub>
    <annotation encoding="StarMath 5.0">h_{ 53 }</annotation>
  </semantics>
</math>
</file>

<file path=Object 153/content.xml><?xml version="1.0" encoding="utf-8"?>
<math xmlns="http://www.w3.org/1998/Math/MathML" display="block">
  <semantics>
    <msub>
      <mi>h</mi>
      <mn>52</mn>
    </msub>
    <annotation encoding="StarMath 5.0">h_{ 52}</annotation>
  </semantics>
</math>
</file>

<file path=Object 154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155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156/content.xml><?xml version="1.0" encoding="utf-8"?>
<math xmlns="http://www.w3.org/1998/Math/MathML" display="block">
  <semantics>
    <msub>
      <mi>h</mi>
      <mn>56</mn>
    </msub>
    <annotation encoding="StarMath 5.0">h_{ 56}</annotation>
  </semantics>
</math>
</file>

<file path=Object 157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158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159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16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160/content.xml><?xml version="1.0" encoding="utf-8"?>
<math xmlns="http://www.w3.org/1998/Math/MathML" display="block">
  <semantics>
    <msub>
      <mi>h</mi>
      <mn>64</mn>
    </msub>
    <annotation encoding="StarMath 5.0">h_{64 }</annotation>
  </semantics>
</math>
</file>

<file path=Object 161/content.xml><?xml version="1.0" encoding="utf-8"?>
<math xmlns="http://www.w3.org/1998/Math/MathML" display="block">
  <semantics>
    <msub>
      <mi>h</mi>
      <mn>65</mn>
    </msub>
    <annotation encoding="StarMath 5.0">h_{ 65}</annotation>
  </semantics>
</math>
</file>

<file path=Object 162/content.xml><?xml version="1.0" encoding="utf-8"?>
<math xmlns="http://www.w3.org/1998/Math/MathML" display="block">
  <semantics>
    <msub>
      <mi>h</mi>
      <mn>66</mn>
    </msub>
    <annotation encoding="StarMath 5.0">h_{ 66}</annotation>
  </semantics>
</math>
</file>

<file path=Object 163/content.xml><?xml version="1.0" encoding="utf-8"?>
<math xmlns="http://www.w3.org/1998/Math/MathML" display="block">
  <semantics>
    <msub>
      <mi>h</mi>
      <mn>64</mn>
    </msub>
    <annotation encoding="StarMath 5.0">h_{64 }</annotation>
  </semantics>
</math>
</file>

<file path=Object 164/content.xml><?xml version="1.0" encoding="utf-8"?>
<math xmlns="http://www.w3.org/1998/Math/MathML" display="block">
  <semantics>
    <msub>
      <mi>h</mi>
      <mn>65</mn>
    </msub>
    <annotation encoding="StarMath 5.0">h_{ 65}</annotation>
  </semantics>
</math>
</file>

<file path=Object 165/content.xml><?xml version="1.0" encoding="utf-8"?>
<math xmlns="http://www.w3.org/1998/Math/MathML" display="block">
  <semantics>
    <msub>
      <mi>h</mi>
      <mn>64</mn>
    </msub>
    <annotation encoding="StarMath 5.0">h_{64 }</annotation>
  </semantics>
</math>
</file>

<file path=Object 166/content.xml><?xml version="1.0" encoding="utf-8"?>
<math xmlns="http://www.w3.org/1998/Math/MathML" display="block">
  <semantics>
    <msub>
      <mi>h</mi>
      <mn>64</mn>
    </msub>
    <annotation encoding="StarMath 5.0">h_{64 }</annotation>
  </semantics>
</math>
</file>

<file path=Object 167/content.xml><?xml version="1.0" encoding="utf-8"?>
<math xmlns="http://www.w3.org/1998/Math/MathML" display="block">
  <semantics>
    <msub>
      <mi>h</mi>
      <mn>65</mn>
    </msub>
    <annotation encoding="StarMath 5.0">h_{ 65}</annotation>
  </semantics>
</math>
</file>

<file path=Object 168/content.xml><?xml version="1.0" encoding="utf-8"?>
<math xmlns="http://www.w3.org/1998/Math/MathML" display="block">
  <semantics>
    <msub>
      <mi>h</mi>
      <mn>66</mn>
    </msub>
    <annotation encoding="StarMath 5.0">h_{ 66}</annotation>
  </semantics>
</math>
</file>

<file path=Object 169/content.xml><?xml version="1.0" encoding="utf-8"?>
<math xmlns="http://www.w3.org/1998/Math/MathML" display="block">
  <semantics>
    <msub>
      <mi>h</mi>
      <mn>64</mn>
    </msub>
    <annotation encoding="StarMath 5.0">h_{64 }</annotation>
  </semantics>
</math>
</file>

<file path=Object 17/content.xml><?xml version="1.0" encoding="utf-8"?>
<math xmlns="http://www.w3.org/1998/Math/MathML" display="block">
  <semantics>
    <msub>
      <mi>h</mi>
      <mn>46</mn>
    </msub>
    <annotation encoding="StarMath 5.0">h_{ 46}</annotation>
  </semantics>
</math>
</file>

<file path=Object 170/content.xml><?xml version="1.0" encoding="utf-8"?>
<math xmlns="http://www.w3.org/1998/Math/MathML" display="block">
  <semantics>
    <msub>
      <mi>h</mi>
      <mn>65</mn>
    </msub>
    <annotation encoding="StarMath 5.0">h_{ 65}</annotation>
  </semantics>
</math>
</file>

<file path=Object 171/content.xml><?xml version="1.0" encoding="utf-8"?>
<math xmlns="http://www.w3.org/1998/Math/MathML" display="block">
  <semantics>
    <msub>
      <mi>h</mi>
      <mn>64</mn>
    </msub>
    <annotation encoding="StarMath 5.0">h_{64 }</annotation>
  </semantics>
</math>
</file>

<file path=Object 172/content.xml><?xml version="1.0" encoding="utf-8"?>
<math xmlns="http://www.w3.org/1998/Math/MathML" display="block">
  <semantics>
    <msub>
      <mi>h</mi>
      <mn>53</mn>
    </msub>
    <annotation encoding="StarMath 5.0">h_{ 53 }</annotation>
  </semantics>
</math>
</file>

<file path=Object 173/content.xml><?xml version="1.0" encoding="utf-8"?>
<math xmlns="http://www.w3.org/1998/Math/MathML" display="block">
  <semantics>
    <msub>
      <mi>h</mi>
      <mn>52</mn>
    </msub>
    <annotation encoding="StarMath 5.0">h_{ 52}</annotation>
  </semantics>
</math>
</file>

<file path=Object 174/content.xml><?xml version="1.0" encoding="utf-8"?>
<math xmlns="http://www.w3.org/1998/Math/MathML" display="block">
  <semantics>
    <msub>
      <mi>h</mi>
      <mn>51</mn>
    </msub>
    <annotation encoding="StarMath 5.0">h_{51}</annotation>
  </semantics>
</math>
</file>

<file path=Object 175/content.xml><?xml version="1.0" encoding="utf-8"?>
<math xmlns="http://www.w3.org/1998/Math/MathML" display="block">
  <semantics>
    <msub>
      <mi>h</mi>
      <mn>53</mn>
    </msub>
    <annotation encoding="StarMath 5.0">h_{ 53 }</annotation>
  </semantics>
</math>
</file>

<file path=Object 176/content.xml><?xml version="1.0" encoding="utf-8"?>
<math xmlns="http://www.w3.org/1998/Math/MathML" display="block">
  <semantics>
    <msub>
      <mi>h</mi>
      <mn>53</mn>
    </msub>
    <annotation encoding="StarMath 5.0">h_{ 53 }</annotation>
  </semantics>
</math>
</file>

<file path=Object 177/content.xml><?xml version="1.0" encoding="utf-8"?>
<math xmlns="http://www.w3.org/1998/Math/MathML" display="block">
  <semantics>
    <msub>
      <mi>h</mi>
      <mn>52</mn>
    </msub>
    <annotation encoding="StarMath 5.0">h_{ 52}</annotation>
  </semantics>
</math>
</file>

<file path=Object 178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179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18/content.xml><?xml version="1.0" encoding="utf-8"?>
<math xmlns="http://www.w3.org/1998/Math/MathML" display="block">
  <semantics>
    <msub>
      <mi>h</mi>
      <mn>47</mn>
    </msub>
    <annotation encoding="StarMath 5.0">h_{ 47}</annotation>
  </semantics>
</math>
</file>

<file path=Object 180/content.xml><?xml version="1.0" encoding="utf-8"?>
<math xmlns="http://www.w3.org/1998/Math/MathML" display="block">
  <semantics>
    <msub>
      <mi>h</mi>
      <mn>56</mn>
    </msub>
    <annotation encoding="StarMath 5.0">h_{ 56}</annotation>
  </semantics>
</math>
</file>

<file path=Object 181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182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183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184/content.xml><?xml version="1.0" encoding="utf-8"?>
<math xmlns="http://www.w3.org/1998/Math/MathML" display="block">
  <semantics>
    <msub>
      <mi>h</mi>
      <mn>74</mn>
    </msub>
    <annotation encoding="StarMath 5.0">h_{ 74 }</annotation>
  </semantics>
</math>
</file>

<file path=Object 185/content.xml><?xml version="1.0" encoding="utf-8"?>
<math xmlns="http://www.w3.org/1998/Math/MathML" display="block">
  <semantics>
    <msub>
      <mi>h</mi>
      <mn>75</mn>
    </msub>
    <annotation encoding="StarMath 5.0">h_{ 75}</annotation>
  </semantics>
</math>
</file>

<file path=Object 186/content.xml><?xml version="1.0" encoding="utf-8"?>
<math xmlns="http://www.w3.org/1998/Math/MathML" display="block">
  <semantics>
    <msub>
      <mi>h</mi>
      <mn>76</mn>
    </msub>
    <annotation encoding="StarMath 5.0">h_{ 76}</annotation>
  </semantics>
</math>
</file>

<file path=Object 187/content.xml><?xml version="1.0" encoding="utf-8"?>
<math xmlns="http://www.w3.org/1998/Math/MathML" display="block">
  <semantics>
    <msub>
      <mi>h</mi>
      <mn>74</mn>
    </msub>
    <annotation encoding="StarMath 5.0">h_{ 74 }</annotation>
  </semantics>
</math>
</file>

<file path=Object 188/content.xml><?xml version="1.0" encoding="utf-8"?>
<math xmlns="http://www.w3.org/1998/Math/MathML" display="block">
  <semantics>
    <msub>
      <mi>h</mi>
      <mn>75</mn>
    </msub>
    <annotation encoding="StarMath 5.0">h_{ 75}</annotation>
  </semantics>
</math>
</file>

<file path=Object 189/content.xml><?xml version="1.0" encoding="utf-8"?>
<math xmlns="http://www.w3.org/1998/Math/MathML" display="block">
  <semantics>
    <msub>
      <mi>h</mi>
      <mn>74</mn>
    </msub>
    <annotation encoding="StarMath 5.0">h_{ 74 }</annotation>
  </semantics>
</math>
</file>

<file path=Object 19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190/content.xml><?xml version="1.0" encoding="utf-8"?>
<math xmlns="http://www.w3.org/1998/Math/MathML" display="block">
  <semantics>
    <msub>
      <mi>h</mi>
      <mn>72</mn>
    </msub>
    <annotation encoding="StarMath 5.0">h_{ 72}</annotation>
  </semantics>
</math>
</file>

<file path=Object 191/content.xml><?xml version="1.0" encoding="utf-8"?>
<math xmlns="http://www.w3.org/1998/Math/MathML" display="block">
  <semantics>
    <msub>
      <mi>h</mi>
      <mn>71</mn>
    </msub>
    <annotation encoding="StarMath 5.0">h_{ 71}</annotation>
  </semantics>
</math>
</file>

<file path=Object 192/content.xml><?xml version="1.0" encoding="utf-8"?>
<math xmlns="http://www.w3.org/1998/Math/MathML" display="block">
  <semantics>
    <msub>
      <mi>h</mi>
      <mn>63</mn>
    </msub>
    <annotation encoding="StarMath 5.0">h_{ 63}</annotation>
  </semantics>
</math>
</file>

<file path=Object 193/content.xml><?xml version="1.0" encoding="utf-8"?>
<math xmlns="http://www.w3.org/1998/Math/MathML" display="block">
  <semantics>
    <msub>
      <mi>h</mi>
      <mn>62</mn>
    </msub>
    <annotation encoding="StarMath 5.0">h_{ 62}</annotation>
  </semantics>
</math>
</file>

<file path=Object 194/content.xml><?xml version="1.0" encoding="utf-8"?>
<math xmlns="http://www.w3.org/1998/Math/MathML" display="block">
  <semantics>
    <msub>
      <mi>h</mi>
      <mn>61</mn>
    </msub>
    <annotation encoding="StarMath 5.0">h_{61 }</annotation>
  </semantics>
</math>
</file>

<file path=Object 195/content.xml><?xml version="1.0" encoding="utf-8"?>
<math xmlns="http://www.w3.org/1998/Math/MathML" display="block">
  <semantics>
    <msub>
      <mi>h</mi>
      <mn>62</mn>
    </msub>
    <annotation encoding="StarMath 5.0">h_{ 62}</annotation>
  </semantics>
</math>
</file>

<file path=Object 196/content.xml><?xml version="1.0" encoding="utf-8"?>
<math xmlns="http://www.w3.org/1998/Math/MathML" display="block">
  <semantics>
    <msub>
      <mi>h</mi>
      <mn>61</mn>
    </msub>
    <annotation encoding="StarMath 5.0">h_{61 }</annotation>
  </semantics>
</math>
</file>

<file path=Object 197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98/content.xml><?xml version="1.0" encoding="utf-8"?>
<math xmlns="http://www.w3.org/1998/Math/MathML" display="block">
  <semantics>
    <msub>
      <mi>h</mi>
      <mn>25</mn>
    </msub>
    <annotation encoding="StarMath 5.0">h_{ 25}</annotation>
  </semantics>
</math>
</file>

<file path=Object 199/content.xml><?xml version="1.0" encoding="utf-8"?>
<math xmlns="http://www.w3.org/1998/Math/MathML" display="block">
  <semantics>
    <msub>
      <mi>h</mi>
      <mn>26</mn>
    </msub>
    <annotation encoding="StarMath 5.0">h_{ 26}</annotation>
  </semantics>
</math>
</file>

<file path=Object 2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20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200/content.xml><?xml version="1.0" encoding="utf-8"?>
<math xmlns="http://www.w3.org/1998/Math/MathML" display="block">
  <semantics>
    <msub>
      <mi>h</mi>
      <mn>27</mn>
    </msub>
    <annotation encoding="StarMath 5.0">h_{ 27}</annotation>
  </semantics>
</math>
</file>

<file path=Object 201/content.xml><?xml version="1.0" encoding="utf-8"?>
<math xmlns="http://www.w3.org/1998/Math/MathML" display="block">
  <semantics>
    <msub>
      <mi>h</mi>
      <mn>23</mn>
    </msub>
    <annotation encoding="StarMath 5.0">h_{ 23 }</annotation>
  </semantics>
</math>
</file>

<file path=Object 202/content.xml><?xml version="1.0" encoding="utf-8"?>
<math xmlns="http://www.w3.org/1998/Math/MathML" display="block">
  <semantics>
    <msub>
      <mi>h</mi>
      <mn>22</mn>
    </msub>
    <annotation encoding="StarMath 5.0">h_{ 22}</annotation>
  </semantics>
</math>
</file>

<file path=Object 203/content.xml><?xml version="1.0" encoding="utf-8"?>
<math xmlns="http://www.w3.org/1998/Math/MathML" display="block">
  <semantics>
    <msub>
      <mi>h</mi>
      <mn>21</mn>
    </msub>
    <annotation encoding="StarMath 5.0">h_{21}</annotation>
  </semantics>
</math>
</file>

<file path=Object 204/content.xml><?xml version="1.0" encoding="utf-8"?>
<math xmlns="http://www.w3.org/1998/Math/MathML" display="block">
  <semantics>
    <msub>
      <mi>h</mi>
      <mn>42</mn>
    </msub>
    <annotation encoding="StarMath 5.0">h_{ 42}</annotation>
  </semantics>
</math>
</file>

<file path=Object 205/content.xml><?xml version="1.0" encoding="utf-8"?>
<math xmlns="http://www.w3.org/1998/Math/MathML" display="block">
  <semantics>
    <msub>
      <mi>h</mi>
      <mn>15</mn>
    </msub>
    <annotation encoding="StarMath 5.0">h_{ 15}</annotation>
  </semantics>
</math>
</file>

<file path=Object 206/content.xml><?xml version="1.0" encoding="utf-8"?>
<math xmlns="http://www.w3.org/1998/Math/MathML" display="block">
  <semantics>
    <msub>
      <mi>h</mi>
      <mn>16</mn>
    </msub>
    <annotation encoding="StarMath 5.0">h_{ 16}</annotation>
  </semantics>
</math>
</file>

<file path=Object 207/content.xml><?xml version="1.0" encoding="utf-8"?>
<math xmlns="http://www.w3.org/1998/Math/MathML" display="block">
  <semantics>
    <msub>
      <mi>h</mi>
      <mn>17</mn>
    </msub>
    <annotation encoding="StarMath 5.0">h_{ 17}</annotation>
  </semantics>
</math>
</file>

<file path=Object 208/content.xml><?xml version="1.0" encoding="utf-8"?>
<math xmlns="http://www.w3.org/1998/Math/MathML" display="block">
  <semantics>
    <msub>
      <mi>h</mi>
      <mn>13</mn>
    </msub>
    <annotation encoding="StarMath 5.0">h_{ 13 }</annotation>
  </semantics>
</math>
</file>

<file path=Object 209/content.xml><?xml version="1.0" encoding="utf-8"?>
<math xmlns="http://www.w3.org/1998/Math/MathML" display="block">
  <semantics>
    <msub>
      <mi>h</mi>
      <mn>12</mn>
    </msub>
    <annotation encoding="StarMath 5.0">h_{ 12}</annotation>
  </semantics>
</math>
</file>

<file path=Object 21/content.xml><?xml version="1.0" encoding="utf-8"?>
<math xmlns="http://www.w3.org/1998/Math/MathML" display="block">
  <semantics>
    <msub>
      <mi>h</mi>
      <mn>56</mn>
    </msub>
    <annotation encoding="StarMath 5.0">h_{ 56}</annotation>
  </semantics>
</math>
</file>

<file path=Object 210/content.xml><?xml version="1.0" encoding="utf-8"?>
<math xmlns="http://www.w3.org/1998/Math/MathML" display="block">
  <semantics>
    <msub>
      <mi>h</mi>
      <mn>11</mn>
    </msub>
    <annotation encoding="StarMath 5.0">h_{11}</annotation>
  </semantics>
</math>
</file>

<file path=Object 211/content.xml><?xml version="1.0" encoding="utf-8"?>
<math xmlns="http://www.w3.org/1998/Math/MathML" display="block">
  <semantics>
    <msub>
      <mi>h</mi>
      <mn>13</mn>
    </msub>
    <annotation encoding="StarMath 5.0">h_{ 13 }</annotation>
  </semantics>
</math>
</file>

<file path=Object 212/content.xml><?xml version="1.0" encoding="utf-8"?>
<math xmlns="http://www.w3.org/1998/Math/MathML" display="block">
  <semantics>
    <msub>
      <mi>h</mi>
      <mn>12</mn>
    </msub>
    <annotation encoding="StarMath 5.0">h_{ 12}</annotation>
  </semantics>
</math>
</file>

<file path=Object 213/content.xml><?xml version="1.0" encoding="utf-8"?>
<math xmlns="http://www.w3.org/1998/Math/MathML" display="block">
  <semantics>
    <msub>
      <mi>h</mi>
      <mn>13</mn>
    </msub>
    <annotation encoding="StarMath 5.0">h_{ 13 }</annotation>
  </semantics>
</math>
</file>

<file path=Object 214/content.xml><?xml version="1.0" encoding="utf-8"?>
<math xmlns="http://www.w3.org/1998/Math/MathML" display="block">
  <semantics>
    <msub>
      <mi>h</mi>
      <mn>24</mn>
    </msub>
    <annotation encoding="StarMath 5.0">h_{ 24 }</annotation>
  </semantics>
</math>
</file>

<file path=Object 215/content.xml><?xml version="1.0" encoding="utf-8"?>
<math xmlns="http://www.w3.org/1998/Math/MathML" display="block">
  <semantics>
    <msub>
      <mi>h</mi>
      <mn>25</mn>
    </msub>
    <annotation encoding="StarMath 5.0">h_{ 25}</annotation>
  </semantics>
</math>
</file>

<file path=Object 216/content.xml><?xml version="1.0" encoding="utf-8"?>
<math xmlns="http://www.w3.org/1998/Math/MathML" display="block">
  <semantics>
    <msub>
      <mi>h</mi>
      <mn>26</mn>
    </msub>
    <annotation encoding="StarMath 5.0">h_{ 26}</annotation>
  </semantics>
</math>
</file>

<file path=Object 217/content.xml><?xml version="1.0" encoding="utf-8"?>
<math xmlns="http://www.w3.org/1998/Math/MathML" display="block">
  <semantics>
    <msub>
      <mi>h</mi>
      <mn>23</mn>
    </msub>
    <annotation encoding="StarMath 5.0">h_{ 23 }</annotation>
  </semantics>
</math>
</file>

<file path=Object 218/content.xml><?xml version="1.0" encoding="utf-8"?>
<math xmlns="http://www.w3.org/1998/Math/MathML" display="block">
  <semantics>
    <msub>
      <mi>h</mi>
      <mn>24</mn>
    </msub>
    <annotation encoding="StarMath 5.0">h_{ 24 }</annotation>
  </semantics>
</math>
</file>

<file path=Object 219/content.xml><?xml version="1.0" encoding="utf-8"?>
<math xmlns="http://www.w3.org/1998/Math/MathML" display="block">
  <semantics>
    <msub>
      <mi>h</mi>
      <mn>25</mn>
    </msub>
    <annotation encoding="StarMath 5.0">h_{ 25}</annotation>
  </semantics>
</math>
</file>

<file path=Object 22/content.xml><?xml version="1.0" encoding="utf-8"?>
<math xmlns="http://www.w3.org/1998/Math/MathML" display="block">
  <semantics>
    <msub>
      <mi>h</mi>
      <mn>57</mn>
    </msub>
    <annotation encoding="StarMath 5.0">h_{ 57}</annotation>
  </semantics>
</math>
</file>

<file path=Object 220/content.xml><?xml version="1.0" encoding="utf-8"?>
<math xmlns="http://www.w3.org/1998/Math/MathML" display="block">
  <semantics>
    <msub>
      <mi>h</mi>
      <mn>22</mn>
    </msub>
    <annotation encoding="StarMath 5.0">h_{ 22}</annotation>
  </semantics>
</math>
</file>

<file path=Object 221/content.xml><?xml version="1.0" encoding="utf-8"?>
<math xmlns="http://www.w3.org/1998/Math/MathML" display="block">
  <semantics>
    <msub>
      <mi>h</mi>
      <mn>23</mn>
    </msub>
    <annotation encoding="StarMath 5.0">h_{ 23 }</annotation>
  </semantics>
</math>
</file>

<file path=Object 222/content.xml><?xml version="1.0" encoding="utf-8"?>
<math xmlns="http://www.w3.org/1998/Math/MathML" display="block">
  <semantics>
    <msub>
      <mi>h</mi>
      <mn>24</mn>
    </msub>
    <annotation encoding="StarMath 5.0">h_{ 24 }</annotation>
  </semantics>
</math>
</file>

<file path=Object 223/content.xml><?xml version="1.0" encoding="utf-8"?>
<math xmlns="http://www.w3.org/1998/Math/MathML" display="block">
  <semantics>
    <msub>
      <mi>h</mi>
      <mn>24</mn>
    </msub>
    <annotation encoding="StarMath 5.0">h_{ 24 }</annotation>
  </semantics>
</math>
</file>

<file path=Object 224/content.xml><?xml version="1.0" encoding="utf-8"?>
<math xmlns="http://www.w3.org/1998/Math/MathML" display="block">
  <semantics>
    <msub>
      <mi>h</mi>
      <mn>25</mn>
    </msub>
    <annotation encoding="StarMath 5.0">h_{ 25}</annotation>
  </semantics>
</math>
</file>

<file path=Object 225/content.xml><?xml version="1.0" encoding="utf-8"?>
<math xmlns="http://www.w3.org/1998/Math/MathML" display="block">
  <semantics>
    <msub>
      <mi>h</mi>
      <mn>26</mn>
    </msub>
    <annotation encoding="StarMath 5.0">h_{ 26}</annotation>
  </semantics>
</math>
</file>

<file path=Object 226/content.xml><?xml version="1.0" encoding="utf-8"?>
<math xmlns="http://www.w3.org/1998/Math/MathML" display="block">
  <semantics>
    <msub>
      <mi>h</mi>
      <mn>27</mn>
    </msub>
    <annotation encoding="StarMath 5.0">h_{ 27}</annotation>
  </semantics>
</math>
</file>

<file path=Object 227/content.xml><?xml version="1.0" encoding="utf-8"?>
<math xmlns="http://www.w3.org/1998/Math/MathML" display="block">
  <semantics>
    <msub>
      <mi>h</mi>
      <mn>23</mn>
    </msub>
    <annotation encoding="StarMath 5.0">h_{ 23 }</annotation>
  </semantics>
</math>
</file>

<file path=Object 228/content.xml><?xml version="1.0" encoding="utf-8"?>
<math xmlns="http://www.w3.org/1998/Math/MathML" display="block">
  <semantics>
    <msub>
      <mi>h</mi>
      <mn>22</mn>
    </msub>
    <annotation encoding="StarMath 5.0">h_{ 22}</annotation>
  </semantics>
</math>
</file>

<file path=Object 229/content.xml><?xml version="1.0" encoding="utf-8"?>
<math xmlns="http://www.w3.org/1998/Math/MathML" display="block">
  <semantics>
    <msub>
      <mi>h</mi>
      <mn>21</mn>
    </msub>
    <annotation encoding="StarMath 5.0">h_{21}</annotation>
  </semantics>
</math>
</file>

<file path=Object 23/content.xml><?xml version="1.0" encoding="utf-8"?>
<math xmlns="http://www.w3.org/1998/Math/MathML" display="block">
  <semantics>
    <msub>
      <mi>h</mi>
      <mn>64</mn>
    </msub>
    <annotation encoding="StarMath 5.0">h_{64 }</annotation>
  </semantics>
</math>
</file>

<file path=Object 230/content.xml><?xml version="1.0" encoding="utf-8"?>
<math xmlns="http://www.w3.org/1998/Math/MathML" display="block">
  <semantics>
    <msub>
      <mi>h</mi>
      <mn>24</mn>
    </msub>
    <annotation encoding="StarMath 5.0">h_{ 24 }</annotation>
  </semantics>
</math>
</file>

<file path=Object 231/content.xml><?xml version="1.0" encoding="utf-8"?>
<math xmlns="http://www.w3.org/1998/Math/MathML" display="block">
  <semantics>
    <msub>
      <mi>h</mi>
      <mn>25</mn>
    </msub>
    <annotation encoding="StarMath 5.0">h_{ 25}</annotation>
  </semantics>
</math>
</file>

<file path=Object 232/content.xml><?xml version="1.0" encoding="utf-8"?>
<math xmlns="http://www.w3.org/1998/Math/MathML" display="block">
  <semantics>
    <msub>
      <mi>h</mi>
      <mn>26</mn>
    </msub>
    <annotation encoding="StarMath 5.0">h_{ 26}</annotation>
  </semantics>
</math>
</file>

<file path=Object 233/content.xml><?xml version="1.0" encoding="utf-8"?>
<math xmlns="http://www.w3.org/1998/Math/MathML" display="block">
  <semantics>
    <msub>
      <mi>h</mi>
      <mn>23</mn>
    </msub>
    <annotation encoding="StarMath 5.0">h_{ 23 }</annotation>
  </semantics>
</math>
</file>

<file path=Object 234/content.xml><?xml version="1.0" encoding="utf-8"?>
<math xmlns="http://www.w3.org/1998/Math/MathML" display="block">
  <semantics>
    <msub>
      <mi>h</mi>
      <mn>24</mn>
    </msub>
    <annotation encoding="StarMath 5.0">h_{ 24 }</annotation>
  </semantics>
</math>
</file>

<file path=Object 235/content.xml><?xml version="1.0" encoding="utf-8"?>
<math xmlns="http://www.w3.org/1998/Math/MathML" display="block">
  <semantics>
    <msub>
      <mi>h</mi>
      <mn>25</mn>
    </msub>
    <annotation encoding="StarMath 5.0">h_{ 25}</annotation>
  </semantics>
</math>
</file>

<file path=Object 236/content.xml><?xml version="1.0" encoding="utf-8"?>
<math xmlns="http://www.w3.org/1998/Math/MathML" display="block">
  <semantics>
    <msub>
      <mi>h</mi>
      <mn>22</mn>
    </msub>
    <annotation encoding="StarMath 5.0">h_{ 22}</annotation>
  </semantics>
</math>
</file>

<file path=Object 237/content.xml><?xml version="1.0" encoding="utf-8"?>
<math xmlns="http://www.w3.org/1998/Math/MathML" display="block">
  <semantics>
    <msub>
      <mi>h</mi>
      <mn>23</mn>
    </msub>
    <annotation encoding="StarMath 5.0">h_{ 23 }</annotation>
  </semantics>
</math>
</file>

<file path=Object 238/content.xml><?xml version="1.0" encoding="utf-8"?>
<math xmlns="http://www.w3.org/1998/Math/MathML" display="block">
  <semantics>
    <msub>
      <mi>h</mi>
      <mn>24</mn>
    </msub>
    <annotation encoding="StarMath 5.0">h_{ 24 }</annotation>
  </semantics>
</math>
</file>

<file path=Object 239/content.xml><?xml version="1.0" encoding="utf-8"?>
<math xmlns="http://www.w3.org/1998/Math/MathML" display="block">
  <semantics>
    <msub>
      <mi>h</mi>
      <mn>62</mn>
    </msub>
    <annotation encoding="StarMath 5.0">h_{ 62}</annotation>
  </semantics>
</math>
</file>

<file path=Object 24/content.xml><?xml version="1.0" encoding="utf-8"?>
<math xmlns="http://www.w3.org/1998/Math/MathML" display="block">
  <semantics>
    <msub>
      <mi>h</mi>
      <mn>65</mn>
    </msub>
    <annotation encoding="StarMath 5.0">h_{ 65}</annotation>
  </semantics>
</math>
</file>

<file path=Object 240/content.xml><?xml version="1.0" encoding="utf-8"?>
<math xmlns="http://www.w3.org/1998/Math/MathML" display="block">
  <semantics>
    <msub>
      <mi>h</mi>
      <mn>73</mn>
    </msub>
    <annotation encoding="StarMath 5.0">h_{ 73}</annotation>
  </semantics>
</math>
</file>

<file path=Object 241/content.xml><?xml version="1.0" encoding="utf-8"?>
<math xmlns="http://www.w3.org/1998/Math/MathML" display="block">
  <semantics>
    <msub>
      <mi>h</mi>
      <mn>72</mn>
    </msub>
    <annotation encoding="StarMath 5.0">h_{ 72}</annotation>
  </semantics>
</math>
</file>

<file path=Object 242/content.xml><?xml version="1.0" encoding="utf-8"?>
<math xmlns="http://www.w3.org/1998/Math/MathML" display="block">
  <semantics>
    <msub>
      <mi>h</mi>
      <mn>73</mn>
    </msub>
    <annotation encoding="StarMath 5.0">h_{ 73}</annotation>
  </semantics>
</math>
</file>

<file path=Object 243/content.xml><?xml version="1.0" encoding="utf-8"?>
<math xmlns="http://www.w3.org/1998/Math/MathML" display="block">
  <semantics>
    <msub>
      <mi>h</mi>
      <mn>63</mn>
    </msub>
    <annotation encoding="StarMath 5.0">h_{ 63}</annotation>
  </semantics>
</math>
</file>

<file path=Object 244/content.xml><?xml version="1.0" encoding="utf-8"?>
<math xmlns="http://www.w3.org/1998/Math/MathML" display="block">
  <semantics>
    <msub>
      <mi>h</mi>
      <mn>62</mn>
    </msub>
    <annotation encoding="StarMath 5.0">h_{ 62}</annotation>
  </semantics>
</math>
</file>

<file path=Object 245/content.xml><?xml version="1.0" encoding="utf-8"?>
<math xmlns="http://www.w3.org/1998/Math/MathML" display="block">
  <semantics>
    <msub>
      <mi>h</mi>
      <mn>61</mn>
    </msub>
    <annotation encoding="StarMath 5.0">h_{61 }</annotation>
  </semantics>
</math>
</file>

<file path=Object 246/content.xml><?xml version="1.0" encoding="utf-8"?>
<math xmlns="http://www.w3.org/1998/Math/MathML" display="block">
  <semantics>
    <msub>
      <mi>h</mi>
      <mn>62</mn>
    </msub>
    <annotation encoding="StarMath 5.0">h_{ 62}</annotation>
  </semantics>
</math>
</file>

<file path=Object 247/content.xml><?xml version="1.0" encoding="utf-8"?>
<math xmlns="http://www.w3.org/1998/Math/MathML" display="block">
  <semantics>
    <msub>
      <mi>h</mi>
      <mn>41</mn>
    </msub>
    <annotation encoding="StarMath 5.0">h_{ 41}</annotation>
  </semantics>
</math>
</file>

<file path=Object 248/content.xml><?xml version="1.0" encoding="utf-8"?>
<math xmlns="http://www.w3.org/1998/Math/MathML" display="block">
  <semantics>
    <msub>
      <mi>h</mi>
      <mn>35</mn>
    </msub>
    <annotation encoding="StarMath 5.0">h_{ 35}</annotation>
  </semantics>
</math>
</file>

<file path=Object 249/content.xml><?xml version="1.0" encoding="utf-8"?>
<math xmlns="http://www.w3.org/1998/Math/MathML" display="block">
  <semantics>
    <msub>
      <mi>h</mi>
      <mn>36</mn>
    </msub>
    <annotation encoding="StarMath 5.0">h_{ 36}</annotation>
  </semantics>
</math>
</file>

<file path=Object 25/content.xml><?xml version="1.0" encoding="utf-8"?>
<math xmlns="http://www.w3.org/1998/Math/MathML" display="block">
  <semantics>
    <msub>
      <mi>h</mi>
      <mn>66</mn>
    </msub>
    <annotation encoding="StarMath 5.0">h_{ 66}</annotation>
  </semantics>
</math>
</file>

<file path=Object 250/content.xml><?xml version="1.0" encoding="utf-8"?>
<math xmlns="http://www.w3.org/1998/Math/MathML" display="block">
  <semantics>
    <msub>
      <mi>h</mi>
      <mn>37</mn>
    </msub>
    <annotation encoding="StarMath 5.0">h_{ 37}</annotation>
  </semantics>
</math>
</file>

<file path=Object 251/content.xml><?xml version="1.0" encoding="utf-8"?>
<math xmlns="http://www.w3.org/1998/Math/MathML" display="block">
  <semantics>
    <msub>
      <mi>h</mi>
      <mn>33</mn>
    </msub>
    <annotation encoding="StarMath 5.0">h_{33 }</annotation>
  </semantics>
</math>
</file>

<file path=Object 252/content.xml><?xml version="1.0" encoding="utf-8"?>
<math xmlns="http://www.w3.org/1998/Math/MathML" display="block">
  <semantics>
    <msub>
      <mi>h</mi>
      <mn>32</mn>
    </msub>
    <annotation encoding="StarMath 5.0">h_{ 32}</annotation>
  </semantics>
</math>
</file>

<file path=Object 253/content.xml><?xml version="1.0" encoding="utf-8"?>
<math xmlns="http://www.w3.org/1998/Math/MathML" display="block">
  <semantics>
    <msub>
      <mi>h</mi>
      <mn>31</mn>
    </msub>
    <annotation encoding="StarMath 5.0">h_{31}</annotation>
  </semantics>
</math>
</file>

<file path=Object 254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55/content.xml><?xml version="1.0" encoding="utf-8"?>
<math xmlns="http://www.w3.org/1998/Math/MathML" display="block">
  <semantics>
    <msub>
      <mi>h</mi>
      <mn>35</mn>
    </msub>
    <annotation encoding="StarMath 5.0">h_{ 35}</annotation>
  </semantics>
</math>
</file>

<file path=Object 256/content.xml><?xml version="1.0" encoding="utf-8"?>
<math xmlns="http://www.w3.org/1998/Math/MathML" display="block">
  <semantics>
    <msub>
      <mi>h</mi>
      <mn>36</mn>
    </msub>
    <annotation encoding="StarMath 5.0">h_{ 36}</annotation>
  </semantics>
</math>
</file>

<file path=Object 257/content.xml><?xml version="1.0" encoding="utf-8"?>
<math xmlns="http://www.w3.org/1998/Math/MathML" display="block">
  <semantics>
    <msub>
      <mi>h</mi>
      <mn>33</mn>
    </msub>
    <annotation encoding="StarMath 5.0">h_{33 }</annotation>
  </semantics>
</math>
</file>

<file path=Object 258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59/content.xml><?xml version="1.0" encoding="utf-8"?>
<math xmlns="http://www.w3.org/1998/Math/MathML" display="block">
  <semantics>
    <msub>
      <mi>h</mi>
      <mn>35</mn>
    </msub>
    <annotation encoding="StarMath 5.0">h_{ 35}</annotation>
  </semantics>
</math>
</file>

<file path=Object 26/content.xml><?xml version="1.0" encoding="utf-8"?>
<math xmlns="http://www.w3.org/1998/Math/MathML" display="block">
  <semantics>
    <msub>
      <mi>h</mi>
      <mn>67</mn>
    </msub>
    <annotation encoding="StarMath 5.0">h_{ 67}</annotation>
  </semantics>
</math>
</file>

<file path=Object 260/content.xml><?xml version="1.0" encoding="utf-8"?>
<math xmlns="http://www.w3.org/1998/Math/MathML" display="block">
  <semantics>
    <msub>
      <mi>h</mi>
      <mn>32</mn>
    </msub>
    <annotation encoding="StarMath 5.0">h_{ 32}</annotation>
  </semantics>
</math>
</file>

<file path=Object 261/content.xml><?xml version="1.0" encoding="utf-8"?>
<math xmlns="http://www.w3.org/1998/Math/MathML" display="block">
  <semantics>
    <msub>
      <mi>h</mi>
      <mn>33</mn>
    </msub>
    <annotation encoding="StarMath 5.0">h_{33 }</annotation>
  </semantics>
</math>
</file>

<file path=Object 262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63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64/content.xml><?xml version="1.0" encoding="utf-8"?>
<math xmlns="http://www.w3.org/1998/Math/MathML" display="block">
  <semantics>
    <msub>
      <mi>h</mi>
      <mn>35</mn>
    </msub>
    <annotation encoding="StarMath 5.0">h_{ 35}</annotation>
  </semantics>
</math>
</file>

<file path=Object 265/content.xml><?xml version="1.0" encoding="utf-8"?>
<math xmlns="http://www.w3.org/1998/Math/MathML" display="block">
  <semantics>
    <msub>
      <mi>h</mi>
      <mn>36</mn>
    </msub>
    <annotation encoding="StarMath 5.0">h_{ 36}</annotation>
  </semantics>
</math>
</file>

<file path=Object 266/content.xml><?xml version="1.0" encoding="utf-8"?>
<math xmlns="http://www.w3.org/1998/Math/MathML" display="block">
  <semantics>
    <msub>
      <mi>h</mi>
      <mn>37</mn>
    </msub>
    <annotation encoding="StarMath 5.0">h_{ 37}</annotation>
  </semantics>
</math>
</file>

<file path=Object 267/content.xml><?xml version="1.0" encoding="utf-8"?>
<math xmlns="http://www.w3.org/1998/Math/MathML" display="block">
  <semantics>
    <msub>
      <mi>h</mi>
      <mn>33</mn>
    </msub>
    <annotation encoding="StarMath 5.0">h_{33 }</annotation>
  </semantics>
</math>
</file>

<file path=Object 268/content.xml><?xml version="1.0" encoding="utf-8"?>
<math xmlns="http://www.w3.org/1998/Math/MathML" display="block">
  <semantics>
    <msub>
      <mi>h</mi>
      <mn>32</mn>
    </msub>
    <annotation encoding="StarMath 5.0">h_{ 32}</annotation>
  </semantics>
</math>
</file>

<file path=Object 269/content.xml><?xml version="1.0" encoding="utf-8"?>
<math xmlns="http://www.w3.org/1998/Math/MathML" display="block">
  <semantics>
    <msub>
      <mi>h</mi>
      <mn>31</mn>
    </msub>
    <annotation encoding="StarMath 5.0">h_{31}</annotation>
  </semantics>
</math>
</file>

<file path=Object 27/content.xml><?xml version="1.0" encoding="utf-8"?>
<math xmlns="http://www.w3.org/1998/Math/MathML" display="block">
  <semantics>
    <msub>
      <mi>h</mi>
      <mn>74</mn>
    </msub>
    <annotation encoding="StarMath 5.0">h_{ 74 }</annotation>
  </semantics>
</math>
</file>

<file path=Object 270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71/content.xml><?xml version="1.0" encoding="utf-8"?>
<math xmlns="http://www.w3.org/1998/Math/MathML" display="block">
  <semantics>
    <msub>
      <mi>h</mi>
      <mn>35</mn>
    </msub>
    <annotation encoding="StarMath 5.0">h_{ 35}</annotation>
  </semantics>
</math>
</file>

<file path=Object 272/content.xml><?xml version="1.0" encoding="utf-8"?>
<math xmlns="http://www.w3.org/1998/Math/MathML" display="block">
  <semantics>
    <msub>
      <mi>h</mi>
      <mn>36</mn>
    </msub>
    <annotation encoding="StarMath 5.0">h_{ 36}</annotation>
  </semantics>
</math>
</file>

<file path=Object 273/content.xml><?xml version="1.0" encoding="utf-8"?>
<math xmlns="http://www.w3.org/1998/Math/MathML" display="block">
  <semantics>
    <msub>
      <mi>h</mi>
      <mn>33</mn>
    </msub>
    <annotation encoding="StarMath 5.0">h_{33 }</annotation>
  </semantics>
</math>
</file>

<file path=Object 274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75/content.xml><?xml version="1.0" encoding="utf-8"?>
<math xmlns="http://www.w3.org/1998/Math/MathML" display="block">
  <semantics>
    <msub>
      <mi>h</mi>
      <mn>35</mn>
    </msub>
    <annotation encoding="StarMath 5.0">h_{ 35}</annotation>
  </semantics>
</math>
</file>

<file path=Object 276/content.xml><?xml version="1.0" encoding="utf-8"?>
<math xmlns="http://www.w3.org/1998/Math/MathML" display="block">
  <semantics>
    <msub>
      <mi>h</mi>
      <mn>32</mn>
    </msub>
    <annotation encoding="StarMath 5.0">h_{ 32}</annotation>
  </semantics>
</math>
</file>

<file path=Object 277/content.xml><?xml version="1.0" encoding="utf-8"?>
<math xmlns="http://www.w3.org/1998/Math/MathML" display="block">
  <semantics>
    <msub>
      <mi>h</mi>
      <mn>33</mn>
    </msub>
    <annotation encoding="StarMath 5.0">h_{33 }</annotation>
  </semantics>
</math>
</file>

<file path=Object 278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79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8/content.xml><?xml version="1.0" encoding="utf-8"?>
<math xmlns="http://www.w3.org/1998/Math/MathML" display="block">
  <semantics>
    <msub>
      <mi>h</mi>
      <mn>75</mn>
    </msub>
    <annotation encoding="StarMath 5.0">h_{ 75}</annotation>
  </semantics>
</math>
</file>

<file path=Object 280/content.xml><?xml version="1.0" encoding="utf-8"?>
<math xmlns="http://www.w3.org/1998/Math/MathML" display="block">
  <semantics>
    <msub>
      <mi>h</mi>
      <mn>35</mn>
    </msub>
    <annotation encoding="StarMath 5.0">h_{ 35}</annotation>
  </semantics>
</math>
</file>

<file path=Object 281/content.xml><?xml version="1.0" encoding="utf-8"?>
<math xmlns="http://www.w3.org/1998/Math/MathML" display="block">
  <semantics>
    <msub>
      <mi>h</mi>
      <mn>36</mn>
    </msub>
    <annotation encoding="StarMath 5.0">h_{ 36}</annotation>
  </semantics>
</math>
</file>

<file path=Object 282/content.xml><?xml version="1.0" encoding="utf-8"?>
<math xmlns="http://www.w3.org/1998/Math/MathML" display="block">
  <semantics>
    <msub>
      <mi>h</mi>
      <mn>37</mn>
    </msub>
    <annotation encoding="StarMath 5.0">h_{ 37}</annotation>
  </semantics>
</math>
</file>

<file path=Object 283/content.xml><?xml version="1.0" encoding="utf-8"?>
<math xmlns="http://www.w3.org/1998/Math/MathML" display="block">
  <semantics>
    <msub>
      <mi>h</mi>
      <mn>33</mn>
    </msub>
    <annotation encoding="StarMath 5.0">h_{33 }</annotation>
  </semantics>
</math>
</file>

<file path=Object 284/content.xml><?xml version="1.0" encoding="utf-8"?>
<math xmlns="http://www.w3.org/1998/Math/MathML" display="block">
  <semantics>
    <msub>
      <mi>h</mi>
      <mn>32</mn>
    </msub>
    <annotation encoding="StarMath 5.0">h_{ 32}</annotation>
  </semantics>
</math>
</file>

<file path=Object 285/content.xml><?xml version="1.0" encoding="utf-8"?>
<math xmlns="http://www.w3.org/1998/Math/MathML" display="block">
  <semantics>
    <msub>
      <mi>h</mi>
      <mn>31</mn>
    </msub>
    <annotation encoding="StarMath 5.0">h_{31}</annotation>
  </semantics>
</math>
</file>

<file path=Object 286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87/content.xml><?xml version="1.0" encoding="utf-8"?>
<math xmlns="http://www.w3.org/1998/Math/MathML" display="block">
  <semantics>
    <msub>
      <mi>h</mi>
      <mn>35</mn>
    </msub>
    <annotation encoding="StarMath 5.0">h_{ 35}</annotation>
  </semantics>
</math>
</file>

<file path=Object 288/content.xml><?xml version="1.0" encoding="utf-8"?>
<math xmlns="http://www.w3.org/1998/Math/MathML" display="block">
  <semantics>
    <msub>
      <mi>h</mi>
      <mn>36</mn>
    </msub>
    <annotation encoding="StarMath 5.0">h_{ 36}</annotation>
  </semantics>
</math>
</file>

<file path=Object 289/content.xml><?xml version="1.0" encoding="utf-8"?>
<math xmlns="http://www.w3.org/1998/Math/MathML" display="block">
  <semantics>
    <msub>
      <mi>h</mi>
      <mn>33</mn>
    </msub>
    <annotation encoding="StarMath 5.0">h_{33 }</annotation>
  </semantics>
</math>
</file>

<file path=Object 29/content.xml><?xml version="1.0" encoding="utf-8"?>
<math xmlns="http://www.w3.org/1998/Math/MathML" display="block">
  <semantics>
    <msub>
      <mi>h</mi>
      <mn>76</mn>
    </msub>
    <annotation encoding="StarMath 5.0">h_{ 76}</annotation>
  </semantics>
</math>
</file>

<file path=Object 290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91/content.xml><?xml version="1.0" encoding="utf-8"?>
<math xmlns="http://www.w3.org/1998/Math/MathML" display="block">
  <semantics>
    <msub>
      <mi>h</mi>
      <mn>35</mn>
    </msub>
    <annotation encoding="StarMath 5.0">h_{ 35}</annotation>
  </semantics>
</math>
</file>

<file path=Object 292/content.xml><?xml version="1.0" encoding="utf-8"?>
<math xmlns="http://www.w3.org/1998/Math/MathML" display="block">
  <semantics>
    <msub>
      <mi>h</mi>
      <mn>32</mn>
    </msub>
    <annotation encoding="StarMath 5.0">h_{ 32}</annotation>
  </semantics>
</math>
</file>

<file path=Object 293/content.xml><?xml version="1.0" encoding="utf-8"?>
<math xmlns="http://www.w3.org/1998/Math/MathML" display="block">
  <semantics>
    <msub>
      <mi>h</mi>
      <mn>33</mn>
    </msub>
    <annotation encoding="StarMath 5.0">h_{33 }</annotation>
  </semantics>
</math>
</file>

<file path=Object 294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295/content.xml><?xml version="1.0" encoding="utf-8"?>
<math xmlns="http://www.w3.org/1998/Math/MathML" display="block">
  <semantics>
    <msub>
      <mi>h</mi>
      <mn>61</mn>
    </msub>
    <annotation encoding="StarMath 5.0">h_{61 }</annotation>
  </semantics>
</math>
</file>

<file path=Object 296/content.xml><?xml version="1.0" encoding="utf-8"?>
<math xmlns="http://www.w3.org/1998/Math/MathML" display="block">
  <semantics>
    <msub>
      <mi>h</mi>
      <mn>62</mn>
    </msub>
    <annotation encoding="StarMath 5.0">h_{ 62}</annotation>
  </semantics>
</math>
</file>

<file path=Object 297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298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299/content.xml><?xml version="1.0" encoding="utf-8"?>
<math xmlns="http://www.w3.org/1998/Math/MathML" display="block">
  <semantics>
    <msub>
      <mi>h</mi>
      <mn>46</mn>
    </msub>
    <annotation encoding="StarMath 5.0">h_{ 46}</annotation>
  </semantics>
</math>
</file>

<file path=Object 30/content.xml><?xml version="1.0" encoding="utf-8"?>
<math xmlns="http://www.w3.org/1998/Math/MathML" display="block">
  <semantics>
    <msub>
      <mi>h</mi>
      <mn>77</mn>
    </msub>
    <annotation encoding="StarMath 5.0">h_{ 77}</annotation>
  </semantics>
</math>
</file>

<file path=Object 300/content.xml><?xml version="1.0" encoding="utf-8"?>
<math xmlns="http://www.w3.org/1998/Math/MathML" display="block">
  <semantics>
    <msub>
      <mi>h</mi>
      <mn>47</mn>
    </msub>
    <annotation encoding="StarMath 5.0">h_{ 47}</annotation>
  </semantics>
</math>
</file>

<file path=Object 301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302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303/content.xml><?xml version="1.0" encoding="utf-8"?>
<math xmlns="http://www.w3.org/1998/Math/MathML" display="block">
  <semantics>
    <msub>
      <mi>h</mi>
      <mn>56</mn>
    </msub>
    <annotation encoding="StarMath 5.0">h_{ 56}</annotation>
  </semantics>
</math>
</file>

<file path=Object 304/content.xml><?xml version="1.0" encoding="utf-8"?>
<math xmlns="http://www.w3.org/1998/Math/MathML" display="block">
  <semantics>
    <msub>
      <mi>h</mi>
      <mn>57</mn>
    </msub>
    <annotation encoding="StarMath 5.0">h_{ 57}</annotation>
  </semantics>
</math>
</file>

<file path=Object 305/content.xml><?xml version="1.0" encoding="utf-8"?>
<math xmlns="http://www.w3.org/1998/Math/MathML" display="block">
  <semantics>
    <msub>
      <mi>h</mi>
      <mn>64</mn>
    </msub>
    <annotation encoding="StarMath 5.0">h_{64 }</annotation>
  </semantics>
</math>
</file>

<file path=Object 306/content.xml><?xml version="1.0" encoding="utf-8"?>
<math xmlns="http://www.w3.org/1998/Math/MathML" display="block">
  <semantics>
    <msub>
      <mi>h</mi>
      <mn>65</mn>
    </msub>
    <annotation encoding="StarMath 5.0">h_{ 65}</annotation>
  </semantics>
</math>
</file>

<file path=Object 307/content.xml><?xml version="1.0" encoding="utf-8"?>
<math xmlns="http://www.w3.org/1998/Math/MathML" display="block">
  <semantics>
    <msub>
      <mi>h</mi>
      <mn>66</mn>
    </msub>
    <annotation encoding="StarMath 5.0">h_{ 66}</annotation>
  </semantics>
</math>
</file>

<file path=Object 308/content.xml><?xml version="1.0" encoding="utf-8"?>
<math xmlns="http://www.w3.org/1998/Math/MathML" display="block">
  <semantics>
    <msub>
      <mi>h</mi>
      <mn>67</mn>
    </msub>
    <annotation encoding="StarMath 5.0">h_{ 67}</annotation>
  </semantics>
</math>
</file>

<file path=Object 309/content.xml><?xml version="1.0" encoding="utf-8"?>
<math xmlns="http://www.w3.org/1998/Math/MathML" display="block">
  <semantics>
    <msub>
      <mi>h</mi>
      <mn>74</mn>
    </msub>
    <annotation encoding="StarMath 5.0">h_{ 74 }</annotation>
  </semantics>
</math>
</file>

<file path=Object 31/content.xml><?xml version="1.0" encoding="utf-8"?>
<math xmlns="http://www.w3.org/1998/Math/MathML" display="block">
  <semantics>
    <msub>
      <mi>x</mi>
      <mn>11</mn>
    </msub>
    <annotation encoding="StarMath 5.0">x_{ 11 }</annotation>
  </semantics>
</math>
</file>

<file path=Object 310/content.xml><?xml version="1.0" encoding="utf-8"?>
<math xmlns="http://www.w3.org/1998/Math/MathML" display="block">
  <semantics>
    <msub>
      <mi>h</mi>
      <mn>75</mn>
    </msub>
    <annotation encoding="StarMath 5.0">h_{ 75}</annotation>
  </semantics>
</math>
</file>

<file path=Object 311/content.xml><?xml version="1.0" encoding="utf-8"?>
<math xmlns="http://www.w3.org/1998/Math/MathML" display="block">
  <semantics>
    <msub>
      <mi>h</mi>
      <mn>76</mn>
    </msub>
    <annotation encoding="StarMath 5.0">h_{ 76}</annotation>
  </semantics>
</math>
</file>

<file path=Object 312/content.xml><?xml version="1.0" encoding="utf-8"?>
<math xmlns="http://www.w3.org/1998/Math/MathML" display="block">
  <semantics>
    <msub>
      <mi>h</mi>
      <mn>77</mn>
    </msub>
    <annotation encoding="StarMath 5.0">h_{ 77}</annotation>
  </semantics>
</math>
</file>

<file path=Object 313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314/content.xml><?xml version="1.0" encoding="utf-8"?>
<math xmlns="http://www.w3.org/1998/Math/MathML" display="block">
  <semantics>
    <msub>
      <mi>h</mi>
      <mn>35</mn>
    </msub>
    <annotation encoding="StarMath 5.0">h_{ 35}</annotation>
  </semantics>
</math>
</file>

<file path=Object 315/content.xml><?xml version="1.0" encoding="utf-8"?>
<math xmlns="http://www.w3.org/1998/Math/MathML" display="block">
  <semantics>
    <msub>
      <mi>h</mi>
      <mn>36</mn>
    </msub>
    <annotation encoding="StarMath 5.0">h_{ 36}</annotation>
  </semantics>
</math>
</file>

<file path=Object 316/content.xml><?xml version="1.0" encoding="utf-8"?>
<math xmlns="http://www.w3.org/1998/Math/MathML" display="block">
  <semantics>
    <msub>
      <mi>h</mi>
      <mn>37</mn>
    </msub>
    <annotation encoding="StarMath 5.0">h_{ 37}</annotation>
  </semantics>
</math>
</file>

<file path=Object 317/content.xml><?xml version="1.0" encoding="utf-8"?>
<math xmlns="http://www.w3.org/1998/Math/MathML" display="block">
  <semantics>
    <msub>
      <mi>h</mi>
      <mn>24</mn>
    </msub>
    <annotation encoding="StarMath 5.0">h_{ 24 }</annotation>
  </semantics>
</math>
</file>

<file path=Object 318/content.xml><?xml version="1.0" encoding="utf-8"?>
<math xmlns="http://www.w3.org/1998/Math/MathML" display="block">
  <semantics>
    <msub>
      <mi>h</mi>
      <mn>25</mn>
    </msub>
    <annotation encoding="StarMath 5.0">h_{ 25}</annotation>
  </semantics>
</math>
</file>

<file path=Object 319/content.xml><?xml version="1.0" encoding="utf-8"?>
<math xmlns="http://www.w3.org/1998/Math/MathML" display="block">
  <semantics>
    <msub>
      <mi>h</mi>
      <mn>26</mn>
    </msub>
    <annotation encoding="StarMath 5.0">h_{ 26}</annotation>
  </semantics>
</math>
</file>

<file path=Object 32/content.xml><?xml version="1.0" encoding="utf-8"?>
<math xmlns="http://www.w3.org/1998/Math/MathML" display="block">
  <semantics>
    <msub>
      <mi>x</mi>
      <mn>12</mn>
    </msub>
    <annotation encoding="StarMath 5.0">x_{ 12 }</annotation>
  </semantics>
</math>
</file>

<file path=Object 320/content.xml><?xml version="1.0" encoding="utf-8"?>
<math xmlns="http://www.w3.org/1998/Math/MathML" display="block">
  <semantics>
    <msub>
      <mi>h</mi>
      <mn>27</mn>
    </msub>
    <annotation encoding="StarMath 5.0">h_{ 27}</annotation>
  </semantics>
</math>
</file>

<file path=Object 321/content.xml><?xml version="1.0" encoding="utf-8"?>
<math xmlns="http://www.w3.org/1998/Math/MathML" display="block">
  <semantics>
    <msub>
      <mi>h</mi>
      <mn>14</mn>
    </msub>
    <annotation encoding="StarMath 5.0">h_{ 14 }</annotation>
  </semantics>
</math>
</file>

<file path=Object 322/content.xml><?xml version="1.0" encoding="utf-8"?>
<math xmlns="http://www.w3.org/1998/Math/MathML" display="block">
  <semantics>
    <msub>
      <mi>h</mi>
      <mn>15</mn>
    </msub>
    <annotation encoding="StarMath 5.0">h_{ 15}</annotation>
  </semantics>
</math>
</file>

<file path=Object 323/content.xml><?xml version="1.0" encoding="utf-8"?>
<math xmlns="http://www.w3.org/1998/Math/MathML" display="block">
  <semantics>
    <msub>
      <mi>h</mi>
      <mn>16</mn>
    </msub>
    <annotation encoding="StarMath 5.0">h_{ 16}</annotation>
  </semantics>
</math>
</file>

<file path=Object 324/content.xml><?xml version="1.0" encoding="utf-8"?>
<math xmlns="http://www.w3.org/1998/Math/MathML" display="block">
  <semantics>
    <msub>
      <mi>h</mi>
      <mn>17</mn>
    </msub>
    <annotation encoding="StarMath 5.0">h_{ 17}</annotation>
  </semantics>
</math>
</file>

<file path=Object 325/content.xml><?xml version="1.0" encoding="utf-8"?>
<math xmlns="http://www.w3.org/1998/Math/MathML" display="block">
  <semantics>
    <msub>
      <mi>h</mi>
      <mn>33</mn>
    </msub>
    <annotation encoding="StarMath 5.0">h_{33 }</annotation>
  </semantics>
</math>
</file>

<file path=Object 326/content.xml><?xml version="1.0" encoding="utf-8"?>
<math xmlns="http://www.w3.org/1998/Math/MathML" display="block">
  <semantics>
    <msub>
      <mi>h</mi>
      <mn>32</mn>
    </msub>
    <annotation encoding="StarMath 5.0">h_{ 32}</annotation>
  </semantics>
</math>
</file>

<file path=Object 327/content.xml><?xml version="1.0" encoding="utf-8"?>
<math xmlns="http://www.w3.org/1998/Math/MathML" display="block">
  <semantics>
    <msub>
      <mi>h</mi>
      <mn>31</mn>
    </msub>
    <annotation encoding="StarMath 5.0">h_{31}</annotation>
  </semantics>
</math>
</file>

<file path=Object 328/content.xml><?xml version="1.0" encoding="utf-8"?>
<math xmlns="http://www.w3.org/1998/Math/MathML" display="block">
  <semantics>
    <msub>
      <mi>h</mi>
      <mn>24</mn>
    </msub>
    <annotation encoding="StarMath 5.0">h_{ 24 }</annotation>
  </semantics>
</math>
</file>

<file path=Object 329/content.xml><?xml version="1.0" encoding="utf-8"?>
<math xmlns="http://www.w3.org/1998/Math/MathML" display="block">
  <semantics>
    <msub>
      <mi>h</mi>
      <mn>23</mn>
    </msub>
    <annotation encoding="StarMath 5.0">h_{ 23 }</annotation>
  </semantics>
</math>
</file>

<file path=Object 33/content.xml><?xml version="1.0" encoding="utf-8"?>
<math xmlns="http://www.w3.org/1998/Math/MathML" display="block">
  <semantics>
    <msub>
      <mi>x</mi>
      <mn>13</mn>
    </msub>
    <annotation encoding="StarMath 5.0">x_{ 13 }</annotation>
  </semantics>
</math>
</file>

<file path=Object 330/content.xml><?xml version="1.0" encoding="utf-8"?>
<math xmlns="http://www.w3.org/1998/Math/MathML" display="block">
  <semantics>
    <msub>
      <mi>h</mi>
      <mn>22</mn>
    </msub>
    <annotation encoding="StarMath 5.0">h_{ 22}</annotation>
  </semantics>
</math>
</file>

<file path=Object 331/content.xml><?xml version="1.0" encoding="utf-8"?>
<math xmlns="http://www.w3.org/1998/Math/MathML" display="block">
  <semantics>
    <msub>
      <mi>h</mi>
      <mn>21</mn>
    </msub>
    <annotation encoding="StarMath 5.0">h_{21}</annotation>
  </semantics>
</math>
</file>

<file path=Object 332/content.xml><?xml version="1.0" encoding="utf-8"?>
<math xmlns="http://www.w3.org/1998/Math/MathML" display="block">
  <semantics>
    <msub>
      <mi>h</mi>
      <mn>13</mn>
    </msub>
    <annotation encoding="StarMath 5.0">h_{ 13 }</annotation>
  </semantics>
</math>
</file>

<file path=Object 333/content.xml><?xml version="1.0" encoding="utf-8"?>
<math xmlns="http://www.w3.org/1998/Math/MathML" display="block">
  <semantics>
    <msub>
      <mi>h</mi>
      <mn>12</mn>
    </msub>
    <annotation encoding="StarMath 5.0">h_{ 12}</annotation>
  </semantics>
</math>
</file>

<file path=Object 334/content.xml><?xml version="1.0" encoding="utf-8"?>
<math xmlns="http://www.w3.org/1998/Math/MathML" display="block">
  <semantics>
    <msub>
      <mi>h</mi>
      <mn>14</mn>
    </msub>
    <annotation encoding="StarMath 5.0">h_{ 14 }</annotation>
  </semantics>
</math>
</file>

<file path=Object 335/content.xml><?xml version="1.0" encoding="utf-8"?>
<math xmlns="http://www.w3.org/1998/Math/MathML" display="block">
  <semantics>
    <msub>
      <mi>h</mi>
      <mn>34</mn>
    </msub>
    <annotation encoding="StarMath 5.0">h_{ 34 }</annotation>
  </semantics>
</math>
</file>

<file path=Object 336/content.xml><?xml version="1.0" encoding="utf-8"?>
<math xmlns="http://www.w3.org/1998/Math/MathML" display="block">
  <semantics>
    <msub>
      <mi>h</mi>
      <mn>11</mn>
    </msub>
    <annotation encoding="StarMath 5.0">h_{ 11}</annotation>
  </semantics>
</math>
</file>

<file path=Object 337/content.xml><?xml version="1.0" encoding="utf-8"?>
<math xmlns="http://www.w3.org/1998/Math/MathML" display="block">
  <semantics>
    <msub>
      <mi>h</mi>
      <mn>53</mn>
    </msub>
    <annotation encoding="StarMath 5.0">h_{ 53 }</annotation>
  </semantics>
</math>
</file>

<file path=Object 338/content.xml><?xml version="1.0" encoding="utf-8"?>
<math xmlns="http://www.w3.org/1998/Math/MathML" display="block">
  <semantics>
    <msub>
      <mi>h</mi>
      <mn>52</mn>
    </msub>
    <annotation encoding="StarMath 5.0">h_{ 52}</annotation>
  </semantics>
</math>
</file>

<file path=Object 339/content.xml><?xml version="1.0" encoding="utf-8"?>
<math xmlns="http://www.w3.org/1998/Math/MathML" display="block">
  <semantics>
    <msub>
      <mi>h</mi>
      <mn>51</mn>
    </msub>
    <annotation encoding="StarMath 5.0">h_{51}</annotation>
  </semantics>
</math>
</file>

<file path=Object 34/content.xml><?xml version="1.0" encoding="utf-8"?>
<math xmlns="http://www.w3.org/1998/Math/MathML" display="block">
  <semantics>
    <msub>
      <mi>x</mi>
      <mn>14</mn>
    </msub>
    <annotation encoding="StarMath 5.0">x_{ 14 }</annotation>
  </semantics>
</math>
</file>

<file path=Object 340/content.xml><?xml version="1.0" encoding="utf-8"?>
<math xmlns="http://www.w3.org/1998/Math/MathML" display="block">
  <semantics>
    <msub>
      <mi>h</mi>
      <mn>63</mn>
    </msub>
    <annotation encoding="StarMath 5.0">h_{ 63}</annotation>
  </semantics>
</math>
</file>

<file path=Object 341/content.xml><?xml version="1.0" encoding="utf-8"?>
<math xmlns="http://www.w3.org/1998/Math/MathML" display="block">
  <semantics>
    <msub>
      <mi>h</mi>
      <mn>62</mn>
    </msub>
    <annotation encoding="StarMath 5.0">h_{ 62}</annotation>
  </semantics>
</math>
</file>

<file path=Object 342/content.xml><?xml version="1.0" encoding="utf-8"?>
<math xmlns="http://www.w3.org/1998/Math/MathML" display="block">
  <semantics>
    <msub>
      <mi>h</mi>
      <mn>61</mn>
    </msub>
    <annotation encoding="StarMath 5.0">h_{61 }</annotation>
  </semantics>
</math>
</file>

<file path=Object 343/content.xml><?xml version="1.0" encoding="utf-8"?>
<math xmlns="http://www.w3.org/1998/Math/MathML" display="block">
  <semantics>
    <msub>
      <mi>h</mi>
      <mn>73</mn>
    </msub>
    <annotation encoding="StarMath 5.0">h_{ 73}</annotation>
  </semantics>
</math>
</file>

<file path=Object 344/content.xml><?xml version="1.0" encoding="utf-8"?>
<math xmlns="http://www.w3.org/1998/Math/MathML" display="block">
  <semantics>
    <msub>
      <mi>h</mi>
      <mn>72</mn>
    </msub>
    <annotation encoding="StarMath 5.0">h_{ 72}</annotation>
  </semantics>
</math>
</file>

<file path=Object 345/content.xml><?xml version="1.0" encoding="utf-8"?>
<math xmlns="http://www.w3.org/1998/Math/MathML" display="block">
  <semantics>
    <msub>
      <mi>h</mi>
      <mn>71</mn>
    </msub>
    <annotation encoding="StarMath 5.0">h_{ 71}</annotation>
  </semantics>
</math>
</file>

<file path=Object 346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347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348/content.xml><?xml version="1.0" encoding="utf-8"?>
<math xmlns="http://www.w3.org/1998/Math/MathML" display="block">
  <semantics>
    <msub>
      <mi>h</mi>
      <mn>46</mn>
    </msub>
    <annotation encoding="StarMath 5.0">h_{ 46}</annotation>
  </semantics>
</math>
</file>

<file path=Object 349/content.xml><?xml version="1.0" encoding="utf-8"?>
<math xmlns="http://www.w3.org/1998/Math/MathML" display="block">
  <semantics>
    <msub>
      <mi>h</mi>
      <mn>47</mn>
    </msub>
    <annotation encoding="StarMath 5.0">h_{ 47}</annotation>
  </semantics>
</math>
</file>

<file path=Object 35/content.xml><?xml version="1.0" encoding="utf-8"?>
<math xmlns="http://www.w3.org/1998/Math/MathML" display="block">
  <semantics>
    <msub>
      <mi>x</mi>
      <mn>21</mn>
    </msub>
    <annotation encoding="StarMath 5.0">x_{ 21 }</annotation>
  </semantics>
</math>
</file>

<file path=Object 350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351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352/content.xml><?xml version="1.0" encoding="utf-8"?>
<math xmlns="http://www.w3.org/1998/Math/MathML" display="block">
  <semantics>
    <msub>
      <mi>h</mi>
      <mn>56</mn>
    </msub>
    <annotation encoding="StarMath 5.0">h_{ 56}</annotation>
  </semantics>
</math>
</file>

<file path=Object 353/content.xml><?xml version="1.0" encoding="utf-8"?>
<math xmlns="http://www.w3.org/1998/Math/MathML" display="block">
  <semantics>
    <msub>
      <mi>h</mi>
      <mn>57</mn>
    </msub>
    <annotation encoding="StarMath 5.0">h_{ 57}</annotation>
  </semantics>
</math>
</file>

<file path=Object 354/content.xml><?xml version="1.0" encoding="utf-8"?>
<math xmlns="http://www.w3.org/1998/Math/MathML" display="block">
  <semantics>
    <msub>
      <mi>h</mi>
      <mn>64</mn>
    </msub>
    <annotation encoding="StarMath 5.0">h_{64 }</annotation>
  </semantics>
</math>
</file>

<file path=Object 355/content.xml><?xml version="1.0" encoding="utf-8"?>
<math xmlns="http://www.w3.org/1998/Math/MathML" display="block">
  <semantics>
    <msub>
      <mi>h</mi>
      <mn>65</mn>
    </msub>
    <annotation encoding="StarMath 5.0">h_{ 65}</annotation>
  </semantics>
</math>
</file>

<file path=Object 356/content.xml><?xml version="1.0" encoding="utf-8"?>
<math xmlns="http://www.w3.org/1998/Math/MathML" display="block">
  <semantics>
    <msub>
      <mi>h</mi>
      <mn>66</mn>
    </msub>
    <annotation encoding="StarMath 5.0">h_{ 66}</annotation>
  </semantics>
</math>
</file>

<file path=Object 357/content.xml><?xml version="1.0" encoding="utf-8"?>
<math xmlns="http://www.w3.org/1998/Math/MathML" display="block">
  <semantics>
    <msub>
      <mi>h</mi>
      <mn>67</mn>
    </msub>
    <annotation encoding="StarMath 5.0">h_{ 67}</annotation>
  </semantics>
</math>
</file>

<file path=Object 358/content.xml><?xml version="1.0" encoding="utf-8"?>
<math xmlns="http://www.w3.org/1998/Math/MathML" display="block">
  <semantics>
    <msub>
      <mi>h</mi>
      <mn>74</mn>
    </msub>
    <annotation encoding="StarMath 5.0">h_{ 74 }</annotation>
  </semantics>
</math>
</file>

<file path=Object 359/content.xml><?xml version="1.0" encoding="utf-8"?>
<math xmlns="http://www.w3.org/1998/Math/MathML" display="block">
  <semantics>
    <msub>
      <mi>h</mi>
      <mn>75</mn>
    </msub>
    <annotation encoding="StarMath 5.0">h_{ 75}</annotation>
  </semantics>
</math>
</file>

<file path=Object 36/content.xml><?xml version="1.0" encoding="utf-8"?>
<math xmlns="http://www.w3.org/1998/Math/MathML" display="block">
  <semantics>
    <msub>
      <mi>x</mi>
      <mn>22</mn>
    </msub>
    <annotation encoding="StarMath 5.0">x_{ 22 }</annotation>
  </semantics>
</math>
</file>

<file path=Object 360/content.xml><?xml version="1.0" encoding="utf-8"?>
<math xmlns="http://www.w3.org/1998/Math/MathML" display="block">
  <semantics>
    <msub>
      <mi>h</mi>
      <mn>76</mn>
    </msub>
    <annotation encoding="StarMath 5.0">h_{ 76}</annotation>
  </semantics>
</math>
</file>

<file path=Object 361/content.xml><?xml version="1.0" encoding="utf-8"?>
<math xmlns="http://www.w3.org/1998/Math/MathML" display="block">
  <semantics>
    <msub>
      <mi>h</mi>
      <mn>77</mn>
    </msub>
    <annotation encoding="StarMath 5.0">h_{ 77}</annotation>
  </semantics>
</math>
</file>

<file path=Object 362/content.xml><?xml version="1.0" encoding="utf-8"?>
<math xmlns="http://www.w3.org/1998/Math/MathML" display="block">
  <semantics>
    <msub>
      <mi>x</mi>
      <mn>11</mn>
    </msub>
    <annotation encoding="StarMath 5.0">x_{ 11 }</annotation>
  </semantics>
</math>
</file>

<file path=Object 363/content.xml><?xml version="1.0" encoding="utf-8"?>
<math xmlns="http://www.w3.org/1998/Math/MathML" display="block">
  <semantics>
    <msub>
      <mi>x</mi>
      <mn>12</mn>
    </msub>
    <annotation encoding="StarMath 5.0">x_{ 12 }</annotation>
  </semantics>
</math>
</file>

<file path=Object 364/content.xml><?xml version="1.0" encoding="utf-8"?>
<math xmlns="http://www.w3.org/1998/Math/MathML" display="block">
  <semantics>
    <msub>
      <mi>x</mi>
      <mn>13</mn>
    </msub>
    <annotation encoding="StarMath 5.0">x_{ 13 }</annotation>
  </semantics>
</math>
</file>

<file path=Object 365/content.xml><?xml version="1.0" encoding="utf-8"?>
<math xmlns="http://www.w3.org/1998/Math/MathML" display="block">
  <semantics>
    <msub>
      <mi>x</mi>
      <mn>14</mn>
    </msub>
    <annotation encoding="StarMath 5.0">x_{ 14 }</annotation>
  </semantics>
</math>
</file>

<file path=Object 366/content.xml><?xml version="1.0" encoding="utf-8"?>
<math xmlns="http://www.w3.org/1998/Math/MathML" display="block">
  <semantics>
    <msub>
      <mi>x</mi>
      <mn>21</mn>
    </msub>
    <annotation encoding="StarMath 5.0">x_{ 21 }</annotation>
  </semantics>
</math>
</file>

<file path=Object 367/content.xml><?xml version="1.0" encoding="utf-8"?>
<math xmlns="http://www.w3.org/1998/Math/MathML" display="block">
  <semantics>
    <msub>
      <mi>x</mi>
      <mn>22</mn>
    </msub>
    <annotation encoding="StarMath 5.0">x_{ 22 }</annotation>
  </semantics>
</math>
</file>

<file path=Object 368/content.xml><?xml version="1.0" encoding="utf-8"?>
<math xmlns="http://www.w3.org/1998/Math/MathML" display="block">
  <semantics>
    <msub>
      <mi>x</mi>
      <mn>23</mn>
    </msub>
    <annotation encoding="StarMath 5.0">x_{ 23 }</annotation>
  </semantics>
</math>
</file>

<file path=Object 369/content.xml><?xml version="1.0" encoding="utf-8"?>
<math xmlns="http://www.w3.org/1998/Math/MathML" display="block">
  <semantics>
    <msub>
      <mi>x</mi>
      <mn>24</mn>
    </msub>
    <annotation encoding="StarMath 5.0">x_{ 24 }</annotation>
  </semantics>
</math>
</file>

<file path=Object 37/content.xml><?xml version="1.0" encoding="utf-8"?>
<math xmlns="http://www.w3.org/1998/Math/MathML" display="block">
  <semantics>
    <msub>
      <mi>x</mi>
      <mn>23</mn>
    </msub>
    <annotation encoding="StarMath 5.0">x_{ 23 }</annotation>
  </semantics>
</math>
</file>

<file path=Object 370/content.xml><?xml version="1.0" encoding="utf-8"?>
<math xmlns="http://www.w3.org/1998/Math/MathML" display="block">
  <semantics>
    <msub>
      <mi>x</mi>
      <mn>31</mn>
    </msub>
    <annotation encoding="StarMath 5.0">x_{ 31 }</annotation>
  </semantics>
</math>
</file>

<file path=Object 371/content.xml><?xml version="1.0" encoding="utf-8"?>
<math xmlns="http://www.w3.org/1998/Math/MathML" display="block">
  <semantics>
    <msub>
      <mi>x</mi>
      <mn>32</mn>
    </msub>
    <annotation encoding="StarMath 5.0">x_{ 32 }</annotation>
  </semantics>
</math>
</file>

<file path=Object 372/content.xml><?xml version="1.0" encoding="utf-8"?>
<math xmlns="http://www.w3.org/1998/Math/MathML" display="block">
  <semantics>
    <msub>
      <mi>x</mi>
      <mn>33</mn>
    </msub>
    <annotation encoding="StarMath 5.0">x_{ 33 }</annotation>
  </semantics>
</math>
</file>

<file path=Object 373/content.xml><?xml version="1.0" encoding="utf-8"?>
<math xmlns="http://www.w3.org/1998/Math/MathML" display="block">
  <semantics>
    <msub>
      <mi>x</mi>
      <mn>34</mn>
    </msub>
    <annotation encoding="StarMath 5.0">x_{ 34 }</annotation>
  </semantics>
</math>
</file>

<file path=Object 374/content.xml><?xml version="1.0" encoding="utf-8"?>
<math xmlns="http://www.w3.org/1998/Math/MathML" display="block">
  <semantics>
    <msub>
      <mi>x</mi>
      <mn>41</mn>
    </msub>
    <annotation encoding="StarMath 5.0">x_{ 41 }</annotation>
  </semantics>
</math>
</file>

<file path=Object 375/content.xml><?xml version="1.0" encoding="utf-8"?>
<math xmlns="http://www.w3.org/1998/Math/MathML" display="block">
  <semantics>
    <msub>
      <mi>x</mi>
      <mn>42</mn>
    </msub>
    <annotation encoding="StarMath 5.0">x_{ 42 }</annotation>
  </semantics>
</math>
</file>

<file path=Object 376/content.xml><?xml version="1.0" encoding="utf-8"?>
<math xmlns="http://www.w3.org/1998/Math/MathML" display="block">
  <semantics>
    <msub>
      <mi>x</mi>
      <mn>43</mn>
    </msub>
    <annotation encoding="StarMath 5.0">x_{ 43 }</annotation>
  </semantics>
</math>
</file>

<file path=Object 377/content.xml><?xml version="1.0" encoding="utf-8"?>
<math xmlns="http://www.w3.org/1998/Math/MathML" display="block">
  <semantics>
    <msub>
      <mi>x</mi>
      <mn>44</mn>
    </msub>
    <annotation encoding="StarMath 5.0">x_{ 44 }</annotation>
  </semantics>
</math>
</file>

<file path=Object 38/content.xml><?xml version="1.0" encoding="utf-8"?>
<math xmlns="http://www.w3.org/1998/Math/MathML" display="block">
  <semantics>
    <msub>
      <mi>x</mi>
      <mn>24</mn>
    </msub>
    <annotation encoding="StarMath 5.0">x_{ 24 }</annotation>
  </semantics>
</math>
</file>

<file path=Object 39/content.xml><?xml version="1.0" encoding="utf-8"?>
<math xmlns="http://www.w3.org/1998/Math/MathML" display="block">
  <semantics>
    <msub>
      <mi>x</mi>
      <mn>31</mn>
    </msub>
    <annotation encoding="StarMath 5.0">x_{ 31 }</annotation>
  </semantics>
</math>
</file>

<file path=Object 40/content.xml><?xml version="1.0" encoding="utf-8"?>
<math xmlns="http://www.w3.org/1998/Math/MathML" display="block">
  <semantics>
    <msub>
      <mi>x</mi>
      <mn>32</mn>
    </msub>
    <annotation encoding="StarMath 5.0">x_{ 32 }</annotation>
  </semantics>
</math>
</file>

<file path=Object 41/content.xml><?xml version="1.0" encoding="utf-8"?>
<math xmlns="http://www.w3.org/1998/Math/MathML" display="block">
  <semantics>
    <msub>
      <mi>x</mi>
      <mn>33</mn>
    </msub>
    <annotation encoding="StarMath 5.0">x_{ 33 }</annotation>
  </semantics>
</math>
</file>

<file path=Object 42/content.xml><?xml version="1.0" encoding="utf-8"?>
<math xmlns="http://www.w3.org/1998/Math/MathML" display="block">
  <semantics>
    <msub>
      <mi>x</mi>
      <mn>34</mn>
    </msub>
    <annotation encoding="StarMath 5.0">x_{ 34 }</annotation>
  </semantics>
</math>
</file>

<file path=Object 43/content.xml><?xml version="1.0" encoding="utf-8"?>
<math xmlns="http://www.w3.org/1998/Math/MathML" display="block">
  <semantics>
    <msub>
      <mi>x</mi>
      <mn>41</mn>
    </msub>
    <annotation encoding="StarMath 5.0">x_{ 41 }</annotation>
  </semantics>
</math>
</file>

<file path=Object 44/content.xml><?xml version="1.0" encoding="utf-8"?>
<math xmlns="http://www.w3.org/1998/Math/MathML" display="block">
  <semantics>
    <msub>
      <mi>x</mi>
      <mn>42</mn>
    </msub>
    <annotation encoding="StarMath 5.0">x_{ 42 }</annotation>
  </semantics>
</math>
</file>

<file path=Object 45/content.xml><?xml version="1.0" encoding="utf-8"?>
<math xmlns="http://www.w3.org/1998/Math/MathML" display="block">
  <semantics>
    <msub>
      <mi>x</mi>
      <mn>43</mn>
    </msub>
    <annotation encoding="StarMath 5.0">x_{ 43 }</annotation>
  </semantics>
</math>
</file>

<file path=Object 46/content.xml><?xml version="1.0" encoding="utf-8"?>
<math xmlns="http://www.w3.org/1998/Math/MathML" display="block">
  <semantics>
    <msub>
      <mi>x</mi>
      <mn>44</mn>
    </msub>
    <annotation encoding="StarMath 5.0">x_{ 44 }</annotation>
  </semantics>
</math>
</file>

<file path=Object 47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48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49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50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51/content.xml><?xml version="1.0" encoding="utf-8"?>
<math xmlns="http://www.w3.org/1998/Math/MathML" display="block">
  <semantics>
    <mtable>
      <mtr>
        <mtd>
          <msub>
            <mi>b</mi>
            <mn>11</mn>
          </msub>
        </mtd>
        <mtd>
          <msub>
            <mi>b</mi>
            <mn>12</mn>
          </msub>
        </mtd>
        <mtd>
          <msub>
            <mi>b</mi>
            <mn>13</mn>
          </msub>
        </mtd>
        <mtd>
          <msub>
            <mi>b</mi>
            <mn>14</mn>
          </msub>
        </mtd>
      </mtr>
      <mtr>
        <mtd>
          <msub>
            <mi>b</mi>
            <mn>21</mn>
          </msub>
        </mtd>
        <mtd>
          <msub>
            <mi>b</mi>
            <mn>22</mn>
          </msub>
        </mtd>
        <mtd>
          <msub>
            <mi>b</mi>
            <mn>23</mn>
          </msub>
        </mtd>
        <mtd>
          <msub>
            <mi>b</mi>
            <mn>24</mn>
          </msub>
        </mtd>
      </mtr>
      <mtr>
        <mtd>
          <msub>
            <mi>b</mi>
            <mn>31</mn>
          </msub>
        </mtd>
        <mtd>
          <msub>
            <mi>b</mi>
            <mn>32</mn>
          </msub>
        </mtd>
        <mtd>
          <msub>
            <mi>b</mi>
            <mn>33</mn>
          </msub>
        </mtd>
        <mtd>
          <msub>
            <mi>b</mi>
            <mn>34</mn>
          </msub>
        </mtd>
      </mtr>
      <mtr>
        <mtd>
          <msub>
            <mi>b</mi>
            <mn>41</mn>
          </msub>
        </mtd>
        <mtd>
          <msub>
            <mi>b</mi>
            <mn>42</mn>
          </msub>
        </mtd>
        <mtd>
          <msub>
            <mi>b</mi>
            <mn>43</mn>
          </msub>
        </mtd>
        <mtd>
          <msub>
            <mi>b</mi>
            <mn>44</mn>
          </msub>
        </mtd>
      </mtr>
    </mtable>
    <annotation encoding="StarMath 5.0"> matrix { 
b_{11} # b_{12} # b_{13} # b_{14} ## 
b_{21} # b_{22} # b_{23} # b_{24} ##  
b_{31} # b_{32} # b_{33} # b_{34} ##
b_{41} # b_{42} # b_{43}  #b_{ 44 } 
} </annotation>
  </semantics>
</math>
</file>

<file path=Object 52/content.xml><?xml version="1.0" encoding="utf-8"?>
<math xmlns="http://www.w3.org/1998/Math/MathML" display="block">
  <semantics>
    <mtable>
      <mtr>
        <mtd>
          <msub>
            <mi>h</mi>
            <mn>11</mn>
          </msub>
        </mtd>
        <mtd>
          <msub>
            <mi>h</mi>
            <mn>12</mn>
          </msub>
        </mtd>
        <mtd>
          <msub>
            <mi>h</mi>
            <mn>13</mn>
          </msub>
        </mtd>
        <mtd>
          <msub>
            <mi>h</mi>
            <mn>14</mn>
          </msub>
        </mtd>
        <mtd>
          <msub>
            <mi>h</mi>
            <mn>15</mn>
          </msub>
        </mtd>
        <mtd>
          <msub>
            <mi>h</mi>
            <mn>16</mn>
          </msub>
        </mtd>
        <mtd>
          <msub>
            <mi>h</mi>
            <mn>17</mn>
          </msub>
        </mtd>
      </mtr>
      <mtr>
        <mtd>
          <msub>
            <mi>h</mi>
            <mn>21</mn>
          </msub>
        </mtd>
        <mtd>
          <msub>
            <mi>h</mi>
            <mn>22</mn>
          </msub>
        </mtd>
        <mtd>
          <msub>
            <mi>h</mi>
            <mn>23</mn>
          </msub>
        </mtd>
        <mtd>
          <msub>
            <mi>h</mi>
            <mn>24</mn>
          </msub>
        </mtd>
        <mtd>
          <msub>
            <mi>h</mi>
            <mn>25</mn>
          </msub>
        </mtd>
        <mtd>
          <msub>
            <mi>h</mi>
            <mn>26</mn>
          </msub>
        </mtd>
        <mtd>
          <msub>
            <mi>h</mi>
            <mn>27</mn>
          </msub>
        </mtd>
      </mtr>
      <mtr>
        <mtd>
          <msub>
            <mi>h</mi>
            <mn>31</mn>
          </msub>
        </mtd>
        <mtd>
          <msub>
            <mi>h</mi>
            <mn>32</mn>
          </msub>
        </mtd>
        <mtd>
          <msub>
            <mi>h</mi>
            <mn>33</mn>
          </msub>
        </mtd>
        <mtd>
          <msub>
            <mi>h</mi>
            <mn>34</mn>
          </msub>
        </mtd>
        <mtd>
          <msub>
            <mi>h</mi>
            <mn>35</mn>
          </msub>
        </mtd>
        <mtd>
          <msub>
            <mi>h</mi>
            <mn>36</mn>
          </msub>
        </mtd>
        <mtd>
          <msub>
            <mi>h</mi>
            <mn>37</mn>
          </msub>
        </mtd>
      </mtr>
      <mtr>
        <mtd>
          <msub>
            <mi>h</mi>
            <mn>41</mn>
          </msub>
        </mtd>
        <mtd>
          <msub>
            <mi>h</mi>
            <mn>42</mn>
          </msub>
        </mtd>
        <mtd>
          <msub>
            <mi>h</mi>
            <mn>43</mn>
          </msub>
        </mtd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1</mn>
          </msub>
        </mtd>
        <mtd>
          <msub>
            <mi>h</mi>
            <mn>52</mn>
          </msub>
        </mtd>
        <mtd>
          <msub>
            <mi>h</mi>
            <mn>53</mn>
          </msub>
        </mtd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1</mn>
          </msub>
        </mtd>
        <mtd>
          <msub>
            <mi>h</mi>
            <mn>62</mn>
          </msub>
        </mtd>
        <mtd>
          <msub>
            <mi>h</mi>
            <mn>63</mn>
          </msub>
        </mtd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1</mn>
          </msub>
        </mtd>
        <mtd>
          <msub>
            <mi>h</mi>
            <mn>72</mn>
          </msub>
        </mtd>
        <mtd>
          <msub>
            <mi>h</mi>
            <mn>73</mn>
          </msub>
        </mtd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11} # h_{12} # h_{13} # h_{14} # h_{15} # h_{16} # h_{17} ## 
h_{21} # h_{22} # h_{23} # h_{24} # h_{25} # h_{26} # h_{27} ##  
h_{31} # h_{32} # h_{33} # h_{34} # h_{35} # h_{36} # h_{37} ##
h_{41} # h_{42} # h_{43} # h_{44} # h_{45} # h_{46} # h_{47} ##
h_{51} # h_{52} # h_{53} # h_{54} # h_{55} # h_{56} # h_{57} ##
h_{61} # h_{62} # h_{63} # h_{64} # h_{65} # h_{66} # h_{67} ##
h_{71} # h_{72} # h_{73} # h_{74} # h_{75} # h_{76} # h_{77} 
} </annotation>
  </semantics>
</math>
</file>

<file path=Object 53/content.xml><?xml version="1.0" encoding="utf-8"?>
<math xmlns="http://www.w3.org/1998/Math/MathML" display="block">
  <semantics>
    <mtable>
      <mtr>
        <mtd>
          <msub>
            <mi>h</mi>
            <mn>11</mn>
          </msub>
        </mtd>
        <mtd>
          <msub>
            <mi>h</mi>
            <mn>12</mn>
          </msub>
        </mtd>
        <mtd>
          <msub>
            <mi>h</mi>
            <mn>13</mn>
          </msub>
        </mtd>
        <mtd>
          <msub>
            <mi>h</mi>
            <mn>14</mn>
          </msub>
        </mtd>
        <mtd>
          <msub>
            <mi>h</mi>
            <mn>15</mn>
          </msub>
        </mtd>
        <mtd>
          <msub>
            <mi>h</mi>
            <mn>16</mn>
          </msub>
        </mtd>
        <mtd>
          <msub>
            <mi>h</mi>
            <mn>17</mn>
          </msub>
        </mtd>
      </mtr>
      <mtr>
        <mtd>
          <msub>
            <mi>h</mi>
            <mn>21</mn>
          </msub>
        </mtd>
        <mtd>
          <msub>
            <mi>h</mi>
            <mn>22</mn>
          </msub>
        </mtd>
        <mtd>
          <msub>
            <mi>h</mi>
            <mn>23</mn>
          </msub>
        </mtd>
        <mtd>
          <msub>
            <mi>h</mi>
            <mn>24</mn>
          </msub>
        </mtd>
        <mtd>
          <msub>
            <mi>h</mi>
            <mn>25</mn>
          </msub>
        </mtd>
        <mtd>
          <msub>
            <mi>h</mi>
            <mn>26</mn>
          </msub>
        </mtd>
        <mtd>
          <msub>
            <mi>h</mi>
            <mn>27</mn>
          </msub>
        </mtd>
      </mtr>
      <mtr>
        <mtd>
          <msub>
            <mi>h</mi>
            <mn>31</mn>
          </msub>
        </mtd>
        <mtd>
          <msub>
            <mi>h</mi>
            <mn>32</mn>
          </msub>
        </mtd>
        <mtd>
          <msub>
            <mi>h</mi>
            <mn>33</mn>
          </msub>
        </mtd>
        <mtd>
          <msub>
            <mi>h</mi>
            <mn>34</mn>
          </msub>
        </mtd>
        <mtd>
          <msub>
            <mi>h</mi>
            <mn>35</mn>
          </msub>
        </mtd>
        <mtd>
          <msub>
            <mi>h</mi>
            <mn>36</mn>
          </msub>
        </mtd>
        <mtd>
          <msub>
            <mi>h</mi>
            <mn>37</mn>
          </msub>
        </mtd>
      </mtr>
      <mtr>
        <mtd>
          <msub>
            <mi>h</mi>
            <mn>41</mn>
          </msub>
        </mtd>
        <mtd>
          <msub>
            <mi>h</mi>
            <mn>42</mn>
          </msub>
        </mtd>
        <mtd>
          <msub>
            <mi>h</mi>
            <mn>43</mn>
          </msub>
        </mtd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1</mn>
          </msub>
        </mtd>
        <mtd>
          <msub>
            <mi>h</mi>
            <mn>52</mn>
          </msub>
        </mtd>
        <mtd>
          <msub>
            <mi>h</mi>
            <mn>53</mn>
          </msub>
        </mtd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1</mn>
          </msub>
        </mtd>
        <mtd>
          <msub>
            <mi>h</mi>
            <mn>62</mn>
          </msub>
        </mtd>
        <mtd>
          <msub>
            <mi>h</mi>
            <mn>63</mn>
          </msub>
        </mtd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1</mn>
          </msub>
        </mtd>
        <mtd>
          <msub>
            <mi>h</mi>
            <mn>72</mn>
          </msub>
        </mtd>
        <mtd>
          <msub>
            <mi>h</mi>
            <mn>73</mn>
          </msub>
        </mtd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11} # h_{12} # h_{13} # h_{14} # h_{15} # h_{16} # h_{17} ## 
h_{21} # h_{22} # h_{23} # h_{24} # h_{25} # h_{26} # h_{27} ##  
h_{31} # h_{32} # h_{33} # h_{34} # h_{35} # h_{36} # h_{37} ##
h_{41} # h_{42} # h_{43} # h_{44} # h_{45} # h_{46} # h_{47} ##
h_{51} # h_{52} # h_{53} # h_{54} # h_{55} # h_{56} # h_{57} ##
h_{61} # h_{62} # h_{63} # h_{64} # h_{65} # h_{66} # h_{67} ##
h_{71} # h_{72} # h_{73} # h_{74} # h_{75} # h_{76} # h_{77} 
} </annotation>
  </semantics>
</math>
</file>

<file path=Object 54/content.xml><?xml version="1.0" encoding="utf-8"?>
<math xmlns="http://www.w3.org/1998/Math/MathML" display="block">
  <semantics>
    <mtable>
      <mtr>
        <mtd>
          <msub>
            <mi>h</mi>
            <mn>11</mn>
          </msub>
        </mtd>
        <mtd>
          <msub>
            <mi>h</mi>
            <mn>12</mn>
          </msub>
        </mtd>
        <mtd>
          <msub>
            <mi>h</mi>
            <mn>13</mn>
          </msub>
        </mtd>
        <mtd>
          <msub>
            <mi>h</mi>
            <mn>14</mn>
          </msub>
        </mtd>
        <mtd>
          <msub>
            <mi>h</mi>
            <mn>15</mn>
          </msub>
        </mtd>
        <mtd>
          <msub>
            <mi>h</mi>
            <mn>16</mn>
          </msub>
        </mtd>
        <mtd>
          <msub>
            <mi>h</mi>
            <mn>17</mn>
          </msub>
        </mtd>
      </mtr>
      <mtr>
        <mtd>
          <msub>
            <mi>h</mi>
            <mn>21</mn>
          </msub>
        </mtd>
        <mtd>
          <msub>
            <mi>h</mi>
            <mn>22</mn>
          </msub>
        </mtd>
        <mtd>
          <msub>
            <mi>h</mi>
            <mn>23</mn>
          </msub>
        </mtd>
        <mtd>
          <msub>
            <mi>h</mi>
            <mn>24</mn>
          </msub>
        </mtd>
        <mtd>
          <msub>
            <mi>h</mi>
            <mn>25</mn>
          </msub>
        </mtd>
        <mtd>
          <msub>
            <mi>h</mi>
            <mn>26</mn>
          </msub>
        </mtd>
        <mtd>
          <msub>
            <mi>h</mi>
            <mn>27</mn>
          </msub>
        </mtd>
      </mtr>
      <mtr>
        <mtd>
          <msub>
            <mi>h</mi>
            <mn>31</mn>
          </msub>
        </mtd>
        <mtd>
          <msub>
            <mi>h</mi>
            <mn>32</mn>
          </msub>
        </mtd>
        <mtd>
          <msub>
            <mi>h</mi>
            <mn>33</mn>
          </msub>
        </mtd>
        <mtd>
          <msub>
            <mi>h</mi>
            <mn>34</mn>
          </msub>
        </mtd>
        <mtd>
          <msub>
            <mi>h</mi>
            <mn>35</mn>
          </msub>
        </mtd>
        <mtd>
          <msub>
            <mi>h</mi>
            <mn>36</mn>
          </msub>
        </mtd>
        <mtd>
          <msub>
            <mi>h</mi>
            <mn>37</mn>
          </msub>
        </mtd>
      </mtr>
      <mtr>
        <mtd>
          <msub>
            <mi>h</mi>
            <mn>41</mn>
          </msub>
        </mtd>
        <mtd>
          <msub>
            <mi>h</mi>
            <mn>42</mn>
          </msub>
        </mtd>
        <mtd>
          <msub>
            <mi>h</mi>
            <mn>43</mn>
          </msub>
        </mtd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1</mn>
          </msub>
        </mtd>
        <mtd>
          <msub>
            <mi>h</mi>
            <mn>52</mn>
          </msub>
        </mtd>
        <mtd>
          <msub>
            <mi>h</mi>
            <mn>53</mn>
          </msub>
        </mtd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1</mn>
          </msub>
        </mtd>
        <mtd>
          <msub>
            <mi>h</mi>
            <mn>62</mn>
          </msub>
        </mtd>
        <mtd>
          <msub>
            <mi>h</mi>
            <mn>63</mn>
          </msub>
        </mtd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1</mn>
          </msub>
        </mtd>
        <mtd>
          <msub>
            <mi>h</mi>
            <mn>72</mn>
          </msub>
        </mtd>
        <mtd>
          <msub>
            <mi>h</mi>
            <mn>73</mn>
          </msub>
        </mtd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11} # h_{12} # h_{13} # h_{14} # h_{15} # h_{16} # h_{17} ## 
h_{21} # h_{22} # h_{23} # h_{24} # h_{25} # h_{26} # h_{27} ##  
h_{31} # h_{32} # h_{33} # h_{34} # h_{35} # h_{36} # h_{37} ##
h_{41} # h_{42} # h_{43} # h_{44} # h_{45} # h_{46} # h_{47} ##
h_{51} # h_{52} # h_{53} # h_{54} # h_{55} # h_{56} # h_{57} ##
h_{61} # h_{62} # h_{63} # h_{64} # h_{65} # h_{66} # h_{67} ##
h_{71} # h_{72} # h_{73} # h_{74} # h_{75} # h_{76} # h_{77} 
} </annotation>
  </semantics>
</math>
</file>

<file path=Object 55/content.xml><?xml version="1.0" encoding="utf-8"?>
<math xmlns="http://www.w3.org/1998/Math/MathML" display="block">
  <semantics>
    <mtable>
      <mtr>
        <mtd>
          <msub>
            <mi>h</mi>
            <mn>11</mn>
          </msub>
        </mtd>
        <mtd>
          <msub>
            <mi>h</mi>
            <mn>12</mn>
          </msub>
        </mtd>
        <mtd>
          <msub>
            <mi>h</mi>
            <mn>13</mn>
          </msub>
        </mtd>
        <mtd>
          <msub>
            <mi>h</mi>
            <mn>14</mn>
          </msub>
        </mtd>
        <mtd>
          <msub>
            <mi>h</mi>
            <mn>15</mn>
          </msub>
        </mtd>
        <mtd>
          <msub>
            <mi>h</mi>
            <mn>16</mn>
          </msub>
        </mtd>
        <mtd>
          <msub>
            <mi>h</mi>
            <mn>17</mn>
          </msub>
        </mtd>
      </mtr>
      <mtr>
        <mtd>
          <msub>
            <mi>h</mi>
            <mn>21</mn>
          </msub>
        </mtd>
        <mtd>
          <msub>
            <mi>h</mi>
            <mn>22</mn>
          </msub>
        </mtd>
        <mtd>
          <msub>
            <mi>h</mi>
            <mn>23</mn>
          </msub>
        </mtd>
        <mtd>
          <msub>
            <mi>h</mi>
            <mn>24</mn>
          </msub>
        </mtd>
        <mtd>
          <msub>
            <mi>h</mi>
            <mn>25</mn>
          </msub>
        </mtd>
        <mtd>
          <msub>
            <mi>h</mi>
            <mn>26</mn>
          </msub>
        </mtd>
        <mtd>
          <msub>
            <mi>h</mi>
            <mn>27</mn>
          </msub>
        </mtd>
      </mtr>
      <mtr>
        <mtd>
          <msub>
            <mi>h</mi>
            <mn>31</mn>
          </msub>
        </mtd>
        <mtd>
          <msub>
            <mi>h</mi>
            <mn>32</mn>
          </msub>
        </mtd>
        <mtd>
          <msub>
            <mi>h</mi>
            <mn>33</mn>
          </msub>
        </mtd>
        <mtd>
          <msub>
            <mi>h</mi>
            <mn>34</mn>
          </msub>
        </mtd>
        <mtd>
          <msub>
            <mi>h</mi>
            <mn>35</mn>
          </msub>
        </mtd>
        <mtd>
          <msub>
            <mi>h</mi>
            <mn>36</mn>
          </msub>
        </mtd>
        <mtd>
          <msub>
            <mi>h</mi>
            <mn>37</mn>
          </msub>
        </mtd>
      </mtr>
      <mtr>
        <mtd>
          <msub>
            <mi>h</mi>
            <mn>41</mn>
          </msub>
        </mtd>
        <mtd>
          <msub>
            <mi>h</mi>
            <mn>42</mn>
          </msub>
        </mtd>
        <mtd>
          <msub>
            <mi>h</mi>
            <mn>43</mn>
          </msub>
        </mtd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1</mn>
          </msub>
        </mtd>
        <mtd>
          <msub>
            <mi>h</mi>
            <mn>52</mn>
          </msub>
        </mtd>
        <mtd>
          <msub>
            <mi>h</mi>
            <mn>53</mn>
          </msub>
        </mtd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1</mn>
          </msub>
        </mtd>
        <mtd>
          <msub>
            <mi>h</mi>
            <mn>62</mn>
          </msub>
        </mtd>
        <mtd>
          <msub>
            <mi>h</mi>
            <mn>63</mn>
          </msub>
        </mtd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1</mn>
          </msub>
        </mtd>
        <mtd>
          <msub>
            <mi>h</mi>
            <mn>72</mn>
          </msub>
        </mtd>
        <mtd>
          <msub>
            <mi>h</mi>
            <mn>73</mn>
          </msub>
        </mtd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11} # h_{12} # h_{13} # h_{14} # h_{15} # h_{16} # h_{17} ## 
h_{21} # h_{22} # h_{23} # h_{24} # h_{25} # h_{26} # h_{27} ##  
h_{31} # h_{32} # h_{33} # h_{34} # h_{35} # h_{36} # h_{37} ##
h_{41} # h_{42} # h_{43} # h_{44} # h_{45} # h_{46} # h_{47} ##
h_{51} # h_{52} # h_{53} # h_{54} # h_{55} # h_{56} # h_{57} ##
h_{61} # h_{62} # h_{63} # h_{64} # h_{65} # h_{66} # h_{67} ##
h_{71} # h_{72} # h_{73} # h_{74} # h_{75} # h_{76} # h_{77} 
} </annotation>
  </semantics>
</math>
</file>

<file path=Object 56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57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58/content.xml><?xml version="1.0" encoding="utf-8"?>
<math xmlns="http://www.w3.org/1998/Math/MathML" display="block">
  <semantics>
    <msub>
      <mi>h</mi>
      <mn>46</mn>
    </msub>
    <annotation encoding="StarMath 5.0">h_{ 46}</annotation>
  </semantics>
</math>
</file>

<file path=Object 59/content.xml><?xml version="1.0" encoding="utf-8"?>
<math xmlns="http://www.w3.org/1998/Math/MathML" display="block">
  <semantics>
    <msub>
      <mi>h</mi>
      <mn>47</mn>
    </msub>
    <annotation encoding="StarMath 5.0">h_{ 47}</annotation>
  </semantics>
</math>
</file>

<file path=Object 60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61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62/content.xml><?xml version="1.0" encoding="utf-8"?>
<math xmlns="http://www.w3.org/1998/Math/MathML" display="block">
  <semantics>
    <msub>
      <mi>h</mi>
      <mn>56</mn>
    </msub>
    <annotation encoding="StarMath 5.0">h_{ 56}</annotation>
  </semantics>
</math>
</file>

<file path=Object 63/content.xml><?xml version="1.0" encoding="utf-8"?>
<math xmlns="http://www.w3.org/1998/Math/MathML" display="block">
  <semantics>
    <msub>
      <mi>h</mi>
      <mn>57</mn>
    </msub>
    <annotation encoding="StarMath 5.0">h_{ 57}</annotation>
  </semantics>
</math>
</file>

<file path=Object 64/content.xml><?xml version="1.0" encoding="utf-8"?>
<math xmlns="http://www.w3.org/1998/Math/MathML" display="block">
  <semantics>
    <msub>
      <mi>h</mi>
      <mn>64</mn>
    </msub>
    <annotation encoding="StarMath 5.0">h_{64 }</annotation>
  </semantics>
</math>
</file>

<file path=Object 65/content.xml><?xml version="1.0" encoding="utf-8"?>
<math xmlns="http://www.w3.org/1998/Math/MathML" display="block">
  <semantics>
    <msub>
      <mi>h</mi>
      <mn>65</mn>
    </msub>
    <annotation encoding="StarMath 5.0">h_{ 65}</annotation>
  </semantics>
</math>
</file>

<file path=Object 66/content.xml><?xml version="1.0" encoding="utf-8"?>
<math xmlns="http://www.w3.org/1998/Math/MathML" display="block">
  <semantics>
    <msub>
      <mi>h</mi>
      <mn>66</mn>
    </msub>
    <annotation encoding="StarMath 5.0">h_{ 66}</annotation>
  </semantics>
</math>
</file>

<file path=Object 67/content.xml><?xml version="1.0" encoding="utf-8"?>
<math xmlns="http://www.w3.org/1998/Math/MathML" display="block">
  <semantics>
    <msub>
      <mi>h</mi>
      <mn>67</mn>
    </msub>
    <annotation encoding="StarMath 5.0">h_{ 67}</annotation>
  </semantics>
</math>
</file>

<file path=Object 68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69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70/content.xml><?xml version="1.0" encoding="utf-8"?>
<math xmlns="http://www.w3.org/1998/Math/MathML" display="block">
  <semantics>
    <msub>
      <mi>h</mi>
      <mn>46</mn>
    </msub>
    <annotation encoding="StarMath 5.0">h_{ 46}</annotation>
  </semantics>
</math>
</file>

<file path=Object 71/content.xml><?xml version="1.0" encoding="utf-8"?>
<math xmlns="http://www.w3.org/1998/Math/MathML" display="block">
  <semantics>
    <msub>
      <mi>h</mi>
      <mn>47</mn>
    </msub>
    <annotation encoding="StarMath 5.0">h_{ 47}</annotation>
  </semantics>
</math>
</file>

<file path=Object 72/content.xml><?xml version="1.0" encoding="utf-8"?>
<math xmlns="http://www.w3.org/1998/Math/MathML" display="block">
  <semantics>
    <msub>
      <mi>h</mi>
      <mn>54</mn>
    </msub>
    <annotation encoding="StarMath 5.0">h_{ 54 }</annotation>
  </semantics>
</math>
</file>

<file path=Object 73/content.xml><?xml version="1.0" encoding="utf-8"?>
<math xmlns="http://www.w3.org/1998/Math/MathML" display="block">
  <semantics>
    <msub>
      <mi>h</mi>
      <mn>55</mn>
    </msub>
    <annotation encoding="StarMath 5.0">h_{ 55}</annotation>
  </semantics>
</math>
</file>

<file path=Object 74/content.xml><?xml version="1.0" encoding="utf-8"?>
<math xmlns="http://www.w3.org/1998/Math/MathML" display="block">
  <semantics>
    <msub>
      <mi>h</mi>
      <mn>56</mn>
    </msub>
    <annotation encoding="StarMath 5.0">h_{ 56}</annotation>
  </semantics>
</math>
</file>

<file path=Object 75/content.xml><?xml version="1.0" encoding="utf-8"?>
<math xmlns="http://www.w3.org/1998/Math/MathML" display="block">
  <semantics>
    <msub>
      <mi>h</mi>
      <mn>57</mn>
    </msub>
    <annotation encoding="StarMath 5.0">h_{ 57}</annotation>
  </semantics>
</math>
</file>

<file path=Object 76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77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78/content.xml><?xml version="1.0" encoding="utf-8"?>
<math xmlns="http://www.w3.org/1998/Math/MathML" display="block">
  <semantics>
    <msub>
      <mi>h</mi>
      <mn>46</mn>
    </msub>
    <annotation encoding="StarMath 5.0">h_{ 46}</annotation>
  </semantics>
</math>
</file>

<file path=Object 79/content.xml><?xml version="1.0" encoding="utf-8"?>
<math xmlns="http://www.w3.org/1998/Math/MathML" display="block">
  <semantics>
    <msub>
      <mi>h</mi>
      <mn>47</mn>
    </msub>
    <annotation encoding="StarMath 5.0">h_{ 47}</annotation>
  </semantics>
</math>
</file>

<file path=Object 80/content.xml><?xml version="1.0" encoding="utf-8"?>
<math xmlns="http://www.w3.org/1998/Math/MathML" display="block">
  <semantics>
    <msub>
      <mi>h</mi>
      <mn>73</mn>
    </msub>
    <annotation encoding="StarMath 5.0">h_{ 73}</annotation>
  </semantics>
</math>
</file>

<file path=Object 81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82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83/content.xml><?xml version="1.0" encoding="utf-8"?>
<math xmlns="http://www.w3.org/1998/Math/MathML" display="block">
  <semantics>
    <msub>
      <mi>h</mi>
      <mn>46</mn>
    </msub>
    <annotation encoding="StarMath 5.0">h_{ 46}</annotation>
  </semantics>
</math>
</file>

<file path=Object 84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85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86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87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88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89/content.xml><?xml version="1.0" encoding="utf-8"?>
<math xmlns="http://www.w3.org/1998/Math/MathML" display="block">
  <semantics>
    <msub>
      <mi>h</mi>
      <mn>46</mn>
    </msub>
    <annotation encoding="StarMath 5.0">h_{ 46}</annotation>
  </semantics>
</math>
</file>

<file path=Object 9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90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91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92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93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94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95/content.xml><?xml version="1.0" encoding="utf-8"?>
<math xmlns="http://www.w3.org/1998/Math/MathML" display="block">
  <semantics>
    <msub>
      <mi>h</mi>
      <mn>46</mn>
    </msub>
    <annotation encoding="StarMath 5.0">h_{ 46}</annotation>
  </semantics>
</math>
</file>

<file path=Object 96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97/content.xml><?xml version="1.0" encoding="utf-8"?>
<math xmlns="http://www.w3.org/1998/Math/MathML" display="block">
  <semantics>
    <msub>
      <mi>h</mi>
      <mn>45</mn>
    </msub>
    <annotation encoding="StarMath 5.0">h_{ 45}</annotation>
  </semantics>
</math>
</file>

<file path=Object 98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

<file path=Object 99/content.xml><?xml version="1.0" encoding="utf-8"?>
<math xmlns="http://www.w3.org/1998/Math/MathML" display="block">
  <semantics>
    <msub>
      <mi>h</mi>
      <mn>44</mn>
    </msub>
    <annotation encoding="StarMath 5.0">h_{ 44 }</annotation>
  </semantics>
</math>
</file>